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P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P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P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4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4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5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5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6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6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6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7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7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7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8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8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8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8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9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0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0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0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P1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4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4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4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5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5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6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6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6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7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7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8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8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8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9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19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19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0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4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4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5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5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6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P2668" style:parent-style-name="Normal" style:family="paragraph">
      <style:paragraph-properties fo:margin-bottom="0in" fo:line-height="100%"/>
    </style:style>
    <style:style style:name="T2669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pt" style:country-asian="PT"/>
    </style:style>
    <style:style style:name="T2670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6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7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7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7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8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8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8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9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29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29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0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0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1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1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3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pt" style:country-asian="PT"/>
    </style:style>
    <style:style style:name="P34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4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P35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P35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</office:automatic-styles>
  <office:body>
    <office:text text:use-soft-page-breaks="true">
      <text:h text:style-name="P1" text:outline-level="3">Introdução ao Pandas<text:s/></text:h>
      <text:p text:style-name="P2">Quando você selecionar uma linha na transcrição, será direcionado à seção equivalente no vídeo<text:s/></text:p>
      <text:p text:style-name="P3">A primeira biblioteca que vamos ver é o Pandas.<text:s/></text:p>
      <text:p text:style-name="P4">O Pandas é uma biblioteca que permite fazer limpeza,<text:s/></text:p>
      <text:p text:style-name="P5">preparação e análise de dados rapidamente;<text:s/></text:p>
      <text:p text:style-name="P6">também é fácil de utilizar para fazer visualização de dados<text:s/></text:p>
      <text:p text:style-name="P7">e aplicar machine learning.<text:s/></text:p>
      <text:p text:style-name="P8">O Pandas foi construído em cima do NumPy,<text:s/></text:p>
      <text:p text:style-name="P9">o que, por sua vez, facilita o trabalho<text:s/></text:p>
      <text:p text:style-name="P10">com arrays e matrizes.<text:s/></text:p>
      <text:p text:style-name="P11">Arrays e matrizes são chamados de Series e DataFrames no Pandas.<text:s/></text:p>
      <text:p text:style-name="P12">Uma das principais características do Pandas é a indexação de dados.<text:s/></text:p>
      <text:p text:style-name="P13">Um índice é uma lista de inteiros ou nomes que você pode utilizar<text:s/></text:p>
      <text:p text:style-name="P14">para identificar linhas e colunas.<text:s/></text:p>
      <text:p text:style-name="P15">Durante este curso, nós vamos utilizar duas<text:s/></text:p>
      <text:p text:style-name="P16">formas de nexar nossos dados, um par de colchetes<text:s/></text:p>
      <text:p text:style-name="P17">ou os indexadores especiais "loc" e "iloc".<text:s/></text:p>
      <text:p text:style-name="P18">Além disso, eu quero que você se familiarize<text:s/></text:p>
      <text:p text:style-name="P19">com os objetos do Pandas.<text:s/></text:p>
      <text:p text:style-name="P20">O primeiro objeto é um DataFrame.<text:s/></text:p>
      <text:p text:style-name="P21">DataFrames funcionam como planilhas de Excel<text:s/></text:p>
      <text:p text:style-name="P22">e possuem linhas e colunas.<text:s/></text:p>
      <text:p text:style-name="P23">As linhas e colunas são, na verdade, Series do Pandas e o<text:s/></text:p>
      <text:p text:style-name="P24">DataFrame pode ser indexado.<text:s/></text:p>
      <text:p text:style-name="P25">As Series, por sua vez, são uma linha ou uma coluna<text:s/></text:p>
      <text:p text:style-name="P26">e sempre são indexadas.<text:s/></text:p>
      <text:p text:style-name="P27">Durante esse curso, nós vamos fazer<text:s/></text:p>
      <text:p text:style-name="P28">muitas comparações, então vou deixar aqui uma lista<text:s/></text:p>
      <text:p text:style-name="P29">de operadores de comparação no Python para que você possa<text:s/></text:p>
      <text:p text:style-name="P30">usar como referência.<text:s/></text:p>
      <text:p text:style-name="P31">Na demonstração de código a seguir,<text:s/></text:p>
      <text:p text:style-name="P32">nós vamos ver como lidar com indexação simples,<text:s/></text:p>
      <text:p text:style-name="P33">como fazer fatiamento de dados e também<text:s/></text:p>
      <text:p text:style-name="P34">como executar comparações.<text:s/></text:p>
      <text:p text:style-name="Normal"/>
      <text:h text:style-name="P35" text:outline-level="3">Selecionando dados<text:s/></text:h>
      <text:p text:style-name="P36">Quando você selecionar uma linha na transcrição, será direcionado à seção equivalente no vídeo<text:s/></text:p>
      <text:p text:style-name="P37">Bom, vamos começar importando as nossas bibliotecas de trabalho.<text:s/></text:p>
      <text:p text:style-name="P38">"Import NumPy s np" e "import pandas s pd".<text:s/></text:p>
      <text:p text:style-name="P39">Observe que eu estou usando a notação "s" para indicar<text:s/></text:p>
      <text:p text:style-name="P40">a abreviação do nome das bibliotecas Pandas e NumPy.<text:s/></text:p>
      <text:p text:style-name="P41">Isso vai facilitar a escrita de código<text:s/></text:p>
      <text:p text:style-name="P42">durante todo o nosso notebook.<text:s/></text:p>
      <text:p text:style-name="P43">Eu vou importar também os objetos do Pandas<text:s/></text:p>
      <text:p text:style-name="P44">de que nós vamos utilizar: "from pandas import Series"<text:s/></text:p>
      <text:soft-page-break/>
      <text:p text:style-name="P45">e "DataFrame".<text:s/></text:p>
      <text:p text:style-name="P46">Note que o DataFrame tem um "F" maiúsculo.<text:s/></text:p>
      <text:p text:style-name="P47">Para começar a selecionar os nossos dados,<text:s/></text:p>
      <text:p text:style-name="P48">primeiro nós precisamos de dados.<text:s/></text:p>
      <text:p text:style-name="P49">Neste caso, eu vou usar um método NumPy para criar<text:s/></text:p>
      <text:p text:style-name="P50">um conjunto de dados.<text:s/></text:p>
      <text:p text:style-name="P51">Esse método se chama NP Arange, ele retorna um array<text:s/></text:p>
      <text:p text:style-name="P52">unidimensional com um conjunto de informações,<text:s/></text:p>
      <text:p text:style-name="P53">dependendo do valor que eu passo para ele.<text:s/></text:p>
      <text:p text:style-name="P54">Então, vamos criar um objeto chamado "dados",<text:s/></text:p>
      <text:p text:style-name="P55">que vai ser o resultado da função NP Arange;<text:s/></text:p>
      <text:p text:style-name="P56">e eu quero que esse conjunto de dados seja de oito itens,<text:s/></text:p>
      <text:p text:style-name="P57">e se eu passar o oito aqui para minha função,<text:s/></text:p>
      <text:p text:style-name="P58">ele vai me retornar esse array unidimensional.<text:s/></text:p>
      <text:p text:style-name="P59">Para ver o conteúdo do objeto "dados",<text:s/></text:p>
      <text:p text:style-name="P60">eu posso simplesmente colocar o nome dele na<text:s/></text:p>
      <text:p text:style-name="P61">célula e rodar essa célula.<text:s/></text:p>
      <text:p text:style-name="P62">Pode ser que você precise reorganizar os seus dados.<text:s/></text:p>
      <text:p text:style-name="P63">Você pode fazer isso usando o método reshape,<text:s/></text:p>
      <text:p text:style-name="P64">também do NumPy.<text:s/></text:p>
      <text:p text:style-name="P65">O reshape também é um método embutido,<text:s/></text:p>
      <text:p text:style-name="P66">então os objetos NumPy todos contêm o reshape.<text:s/></text:p>
      <text:p text:style-name="P67">Eu posso fazer simplesmente "dados.reshape"<text:s/></text:p>
      <text:p text:style-name="P68">e passar para ele em quantas linhas e colunas eu quero que<text:s/></text:p>
      <text:p text:style-name="P69">o meu array reorganizado.<text:s/></text:p>
      <text:p text:style-name="P70">Neste caso, eu vou querer quatro linhas e duas colunas.<text:s/></text:p>
      <text:p text:style-name="P71">Agora, vamos ver como selecionar nossos dados.<text:s/></text:p>
      <text:p text:style-name="P72">Primeiro, eu vou criar um índice composto de nomes<text:s/></text:p>
      <text:p text:style-name="P73">para as minhas linhas.<text:s/></text:p>
      <text:p text:style-name="P74">Então, linha um.<text:s/></text:p>
      <text:p text:style-name="P75">E aqui eu vou colar o resto dos nomes que eu já copiei<text:s/></text:p>
      <text:p text:style-name="P76">das minhas anotações.<text:s/></text:p>
      <text:p text:style-name="P77">E eu vou criar uma série com o objeto Series do Pandas.<text:s/></text:p>
      <text:p text:style-name="P78">"Series".<text:s/></text:p>
      <text:p text:style-name="P79">Passando para esse objeto os dados que eu criei na célula<text:s/></text:p>
      <text:p text:style-name="P80">anterior e usando o parâmetro index para passar o índice.<text:s/></text:p>
      <text:p text:style-name="P81">E para ver como a minha Serie ficou,<text:s/></text:p>
      <text:p text:style-name="P82">eu coloco o nome da Serie e rodo a célula.<text:s/></text:p>
      <text:p text:style-name="P83">Uma Serie é sempre indexada, então, quando você<text:s/></text:p>
      <text:p text:style-name="P84">olhar para uma Serie, você consegue ver à esquerda<text:s/></text:p>
      <text:p text:style-name="P85">o índice e à direita os valores.<text:s/></text:p>
      <text:p text:style-name="P86">Agora, vamos usar o índice para recuperar<text:s/></text:p>
      <text:p text:style-name="P87">um valor da minha Serie.<text:s/></text:p>
      <text:p text:style-name="P88">Então basta digitar o nome do objeto,<text:s/></text:p>
      <text:p text:style-name="P89">"Serie" e usar os colchetes com o nome do índice,<text:s/></text:p>
      <text:p text:style-name="P90">"linha sete", por exemplo.<text:s/></text:p>
      <text:p text:style-name="P91">Agora, vamos ver como selecionar dados de um DataFrame.<text:s/></text:p>
      <text:p text:style-name="P92">Pra isso, vamos criar nosso DataFrame.<text:s/></text:p>
      <text:p text:style-name="P93">Vamos começar usando o método "np.random.seed"<text:s/></text:p>
      <text:p text:style-name="P94">e passar o valor 25.<text:s/></text:p>
      <text:soft-page-break/>
      <text:p text:style-name="P95">Isso acontece porque nós vamos usar um gerador<text:s/></text:p>
      <text:p text:style-name="P96">de números aleatórios, então, para você ter<text:s/></text:p>
      <text:p text:style-name="P97">os mesmos resultados que eu, é importante usar<text:s/></text:p>
      <text:p text:style-name="P98">o seed igual a 25.<text:s/></text:p>
      <text:p text:style-name="P99">Eu vou copiar aqui os índices e os nomes das<text:s/></text:p>
      <text:p text:style-name="P100">colunas que eu quero usar.<text:s/></text:p>
      <text:p text:style-name="P101">Eu vou criar o meu DataFrame, "df", que eu vou chamar de "df",<text:s/></text:p>
      <text:p text:style-name="P102">e usar o objeto DataFrame do Pandas.<text:s/></text:p>
      <text:p text:style-name="P103">Eu vou passar para ele o gerador de números aleatórios do NumPy,<text:s/></text:p>
      <text:p text:style-name="P104">"np.random .rend36", porque eu quero que ele gere 36 números aleatórios,<text:s/></text:p>
      <text:p text:style-name="P105">e vou usar o nosso velho amigo reshape para informar que eu<text:s/></text:p>
      <text:p text:style-name="P106">quero seis linhas e seis colunas.<text:s/></text:p>
      <text:p text:style-name="P107">Tudo isso dentro de uma tupla.<text:s/></text:p>
      <text:p text:style-name="P108">Além disso, eu vou usar o parâmetro "index" para indicar<text:s/></text:p>
      <text:p text:style-name="P109">o meu índice e usar o parâmetro "columns" e passar o nome das<text:s/></text:p>
      <text:p text:style-name="P110">colunas que eu quero, "colunas".<text:s/></text:p>
      <text:p text:style-name="P111">E já vou colocar aqui o nome do objeto,<text:s/></text:p>
      <text:p text:style-name="P112">"df", para ele me mostrar o resultado disso.<text:s/></text:p>
      <text:p text:style-name="P113">Observe que nós temos um DataFrame com linhas<text:s/></text:p>
      <text:p text:style-name="P114">e colunas com valores aleatórios.<text:s/></text:p>
      <text:p text:style-name="P115">Para selecionar dados do DataFrame,<text:s/></text:p>
      <text:p text:style-name="P116">nós vamos usar o indexador especial lock.<text:s/></text:p>
      <text:p text:style-name="P117">Esse indexador recebe uma lista de linhas e uma lista de colunas,<text:s/></text:p>
      <text:p text:style-name="P118">para escolher dentre as colunas disponíveis<text:s/></text:p>
      <text:p text:style-name="P119">Então eu posso usar "df.loc",<text:s/></text:p>
      <text:p text:style-name="P120">abre colchetes, lista de linhas, então "linha 2 e linha 4"<text:s/></text:p>
      <text:p text:style-name="P121">e depois uma lista de colunas, separando as duas por vírgula.<text:s/></text:p>
      <text:p text:style-name="P122">Então, "coluna 3 e coluna 5".<text:s/></text:p>
      <text:p text:style-name="P123">E o resultado disso é um novo DataFrame apenas com as<text:s/></text:p>
      <text:p text:style-name="P124">linhas e colunas que eu indiquei para o método loc.<text:s/></text:p>
      <text:p text:style-name="P125">Além disso, nós podemos também<text:s/></text:p>
      <text:p text:style-name="P126">fatiar os nossos dados usando<text:s/></text:p>
      <text:p text:style-name="P127">os índices deles, por exemplo, usando<text:s/></text:p>
      <text:p text:style-name="P128">nosso objeto "Serie", os colchetes e dizendo<text:s/></text:p>
      <text:p text:style-name="P129">de qual índice inicial, "linha 3", até qual esse final<text:s/></text:p>
      <text:p text:style-name="P130">eu quero escolher os dados, "inha 7".<text:s/></text:p>
      <text:p text:style-name="P131">Existem outras formas de fatiar e selecionar<text:s/></text:p>
      <text:p text:style-name="P132">seus dados dentro do Pandas.<text:s/></text:p>
      <text:p text:style-name="P133">Eu encorajo você a procurar esses novos métodos e notar diferenças,<text:s/></text:p>
      <text:p text:style-name="P134">pode ser que um método seja mais interessante do que<text:s/></text:p>
      <text:p text:style-name="P135">outro no momento que você estiver fazendo sua análise.<text:s/></text:p>
      <text:p text:style-name="Normal"/>
      <text:h text:style-name="P136" text:outline-level="3">Filtrando dados<text:s/></text:h>
      <text:p text:style-name="P137">Quando você selecionar uma linha na transcrição, será direcionado à seção equivalente no vídeo<text:s/></text:p>
      <text:p text:style-name="P138">Além de selecionar valores, é importante também<text:s/></text:p>
      <text:p text:style-name="P139">aprender a filtrá-los.<text:s/></text:p>
      <text:p text:style-name="P140">Então, para começar, vamos importar<text:s/></text:p>
      <text:soft-page-break/>
      <text:p text:style-name="P141">as nossas bibliotecas.<text:s/></text:p>
      <text:p text:style-name="P142">"Pandas" como "pd" e "import numpy" como "np".<text:s/></text:p>
      <text:p text:style-name="P143">E vamos importar também os nossos objetos Series e DataFrame.<text:s/></text:p>
      <text:p text:style-name="P144">"Import Series, DataFrame".<text:s/></text:p>
      <text:p text:style-name="P145">Além disso, vamos criar um DataFrame como na aula passada.<text:s/></text:p>
      <text:p text:style-name="P146">"Np.<text:s/></text:p>
      <text:p text:style-name="P147">random.<text:s/></text:p>
      <text:p text:style-name="P148">seed".<text:s/></text:p>
      <text:p text:style-name="P149">Para termos os mesmos valores, índices e colunas nomeados<text:s/></text:p>
      <text:p text:style-name="P150">e um DataFrame com 36 valores, sendo esses valores distribuídos<text:s/></text:p>
      <text:p text:style-name="P151">entre 6 linhas e 6 colunas.<text:s/></text:p>
      <text:p text:style-name="P152">Camos também pedir para o Jupyter nos mostrar esse DataFrame,<text:s/></text:p>
      <text:p text:style-name="P153">chamando o objeto "df".<text:s/></text:p>
      <text:p text:style-name="P154">Agora, nós podemos executar comparações entre o nosso<text:s/></text:p>
      <text:p text:style-name="P155">DataFrame e um valor qualquer.<text:s/></text:p>
      <text:p text:style-name="P156">Por exemplo, eu quero que o Python me diga quais valores nesse<text:s/></text:p>
      <text:p text:style-name="P157">DataFrame são menores do que ".2",<text:s/></text:p>
      <text:p text:style-name="P158">eu posso simplesmente fazer "df" e usar o operador<text:s/></text:p>
      <text:p text:style-name="P159">de comparação Python "menor que" e passar o valor que eu quero<text:s/></text:p>
      <text:p text:style-name="P160">executar comparação: ".2".<text:s/></text:p>
      <text:p text:style-name="P161">Isso me retorna um novo DataFrame com valores true e false,<text:s/></text:p>
      <text:p text:style-name="P162">porque o Python executou, para cada um dos valores<text:s/></text:p>
      <text:p text:style-name="P163">no meu DataFrame, a comparação entre<text:s/></text:p>
      <text:p text:style-name="P164">aquele valor e o ".2".<text:s/></text:p>
      <text:p text:style-name="P165">Agora que você já sabe fazer comparações,<text:s/></text:p>
      <text:p text:style-name="P166">nós podemos usar esse tipo de comparação para criar filtros.<text:s/></text:p>
      <text:p text:style-name="P167">Vamos praticar esse exemplo criando um objeto do tipo Serie.<text:s/></text:p>
      <text:p text:style-name="P168">Eu apenas copiei e colei da aula passada o índice e a<text:s/></text:p>
      <text:p text:style-name="P169">declaração do objeto "serie".<text:s/></text:p>
      <text:p text:style-name="P170">Agora, eu vou criar o filtro, chamar esse filtro de "filtro"<text:s/></text:p>
      <text:p text:style-name="P171">e falar que eu quero todos os valores do meu objeto "serie"<text:s/></text:p>
      <text:p text:style-name="P172">que sejam maior do que 6.<text:s/></text:p>
      <text:p text:style-name="P173">E eu vou aplicar esse filtro ao meu objeto "series"<text:s/></text:p>
      <text:p text:style-name="P174">usando os colchetes, que nós já conhecemos.<text:s/></text:p>
      <text:p text:style-name="P175">Legal, não é?<text:s/></text:p>
      <text:p text:style-name="P176">Outra coisa que nós podemos fazer é atualizar valores.<text:s/></text:p>
      <text:p text:style-name="P177">Para isto, basta indicar quais são os índices que<text:s/></text:p>
      <text:p text:style-name="P178">eu quero atualizar.<text:s/></text:p>
      <text:p text:style-name="P179">Por exemplo, se eu utilizar o meu objeto "series"<text:s/></text:p>
      <text:p text:style-name="P180">e informar as linhas, por exemplo, linha um,<text:s/></text:p>
      <text:p text:style-name="P181">linha cinco e linha oito, e atribuir a esses<text:s/></text:p>
      <text:p text:style-name="P182">valores um novo valor, como, por exemplo,<text:s/></text:p>
      <text:p text:style-name="P183">oito, nós teremos o seguinte: "series".<text:s/></text:p>
      <text:p text:style-name="P184">O objeto do tipo Serie à esquerda mostrando nossos índices,<text:s/></text:p>
      <text:p text:style-name="P185">e à direita, mostrando os valores atualizados.<text:s/></text:p>
      <text:p text:style-name="Normal"/>
      <text:p text:style-name="Normal"/>
      <text:h text:style-name="P186" text:outline-level="3">Valores em branco com Python<text:s/></text:h>
      <text:soft-page-break/>
      <text:p text:style-name="P187">Quando você selecionar uma linha na transcrição, será direcionado à seção equivalente no vídeo<text:s/></text:p>
      <text:p text:style-name="P188">Tratar valores em branco é um passo fundamental<text:s/></text:p>
      <text:p text:style-name="P189">na análise de dados.<text:s/></text:p>
      <text:p text:style-name="P190">Antes de tratarmos, você precisa ser capaz<text:s/></text:p>
      <text:p text:style-name="P191">de identificar e entender destes valores por padrão.<text:s/></text:p>
      <text:p text:style-name="P192">O Python representa valores em branco com a sigla NAN,<text:s/></text:p>
      <text:p text:style-name="P193">que significa que aquele valor não é um número.<text:s/></text:p>
      <text:p text:style-name="P194">Ao identificar valores em branco e conhecer<text:s/></text:p>
      <text:p text:style-name="P195">o seu conjunto de dados, você será capaz de escrever<text:s/></text:p>
      <text:p text:style-name="P196">scripts para ou preencher ou excluir automaticamente<text:s/></text:p>
      <text:p text:style-name="P197">esses valores.<text:s/></text:p>
      <text:p text:style-name="P198">Vamos ver um exemplo: imagine que você trabalha numa<text:s/></text:p>
      <text:p text:style-name="P199">empresa que realiza pesquisas de satisfação do consumidor,<text:s/></text:p>
      <text:p text:style-name="P200">e que seu trabalho é descrever como clientes se sentem em relação<text:s/></text:p>
      <text:p text:style-name="P201">a um determinado serviço.<text:s/></text:p>
      <text:p text:style-name="P202">Para isso, você recebeu o conjunto de dados de respostas<text:s/></text:p>
      <text:p text:style-name="P203">de uma dessas pesquisas.<text:s/></text:p>
      <text:p text:style-name="P204">A observar os dados, você pode notar<text:s/></text:p>
      <text:p text:style-name="P205">que Bruno e João não responderam à<text:s/></text:p>
      <text:p text:style-name="P206">pergunta em relação à qualidade<text:s/></text:p>
      <text:p text:style-name="P207">do trabalho feito.<text:s/></text:p>
      <text:p text:style-name="P208">Como tanto Bruno quanto João responderam a 75%<text:s/></text:p>
      <text:p text:style-name="P209">das demais perguntas.<text:s/></text:p>
      <text:p text:style-name="P210">Você não vai querer simplesmente ignorar as respostas deles?<text:s/></text:p>
      <text:p text:style-name="P211">Além disso, Pedro e Mariana opinaram sobre a qualidade<text:s/></text:p>
      <text:p text:style-name="P212">do trabalho feito, então jogar fora essa variável<text:s/></text:p>
      <text:p text:style-name="P213">também não é uma opção.<text:s/></text:p>
      <text:p text:style-name="P214">Sabendo disso podemos calcular a média aritmética das respostas<text:s/></text:p>
      <text:p text:style-name="P215">para essa pergunta que seria 8 média entre 98 e 10,<text:s/></text:p>
      <text:p text:style-name="P216">e preencher os espaços em branco com esse novo valor.<text:s/></text:p>
      <text:p text:style-name="P217">Dessa forma seria possível ter uma boa idéia da opinião<text:s/></text:p>
      <text:p text:style-name="P218">dos clientes em relação à qualidade do trabalho executado.<text:s/></text:p>
      <text:p text:style-name="P219">Durante a demonstração de código, mais tarde você vai aprender<text:s/></text:p>
      <text:p text:style-name="P220">porque gerar aproximações é uma estratégia melhor do que<text:s/></text:p>
      <text:p text:style-name="P221">ignorar valores em branco.<text:s/></text:p>
      <text:p text:style-name="P222">Você vai aprender também como descobrir<text:s/></text:p>
      <text:p text:style-name="P223">o que está faltando?<text:s/></text:p>
      <text:p text:style-name="P224">Como preencher os valores em branco?<text:s/></text:p>
      <text:p text:style-name="P225">Como contar esses valores?<text:s/></text:p>
      <text:p text:style-name="P226">E como filtrar os valores em branco?<text:s/></text:p>
      <text:p text:style-name="Normal"/>
      <text:h text:style-name="P227" text:outline-level="3">Encontrando e preechendo valores em branco<text:s/></text:h>
      <text:p text:style-name="P228">Quando você selecionar uma linha na transcrição, será direcionado à seção equivalente no vídeo<text:s/></text:p>
      <text:p text:style-name="P229">Vamos importar as nossas bibliotecas de trabalho.<text:s/></text:p>
      <text:p text:style-name="P230">"Import Numpy rp" e os nossos objetos de Pandas.<text:s/></text:p>
      <text:p text:style-name="P231">O Numpy tem um objeto que define os nossos valores em branco ou,<text:s/></text:p>
      <text:soft-page-break/>
      <text:p text:style-name="P232">o Num.<text:s/></text:p>
      <text:p text:style-name="P233">Então, vamos criar um objeto, chamar ele de "em branco"<text:s/></text:p>
      <text:p text:style-name="P234">e defini-lo como "np .num".<text:s/></text:p>
      <text:p text:style-name="P235">Note que, como eu estou usando o nome de objeto composto,<text:s/></text:p>
      <text:p text:style-name="P236">eu separo as palavras por underline.<text:s/></text:p>
      <text:p text:style-name="P237">Isso é uma boa prática da escrita do código Python.<text:s/></text:p>
      <text:p text:style-name="P238">E agora, para nós começarmos a fazer os nossos testes,<text:s/></text:p>
      <text:p text:style-name="P239">eu vou criar um objeto do tipo Series e chamar ele de "Serie"<text:s/></text:p>
      <text:p text:style-name="P240">e vou passar para ele uma lista contendo os valores a seguir,<text:s/></text:p>
      <text:p text:style-name="P241">que eu vou copiar aqui da minhas anotações.<text:s/></text:p>
      <text:p text:style-name="P242">E agora colando.<text:s/></text:p>
      <text:p text:style-name="P243">E para terminar, mais dois itens,<text:s/></text:p>
      <text:p text:style-name="P244">"em branco" e "linha 8".<text:s/></text:p>
      <text:p text:style-name="P245">E, finalmente, chamar o meu objeto Serie para ver como ficou.<text:s/></text:p>
      <text:p text:style-name="P246">Então, perceba, nos índices onde eu<text:s/></text:p>
      <text:p text:style-name="P247">coloquei "em branco", à nossa direita,<text:s/></text:p>
      <text:p text:style-name="P248">nós temos o valor Num conforme o Python está acostumado<text:s/></text:p>
      <text:p text:style-name="P249">a representar valores em branco.<text:s/></text:p>
      <text:p text:style-name="P250">Então, o primeiro passo para conseguirmos identificar<text:s/></text:p>
      <text:p text:style-name="P251">valores em branco é usar o método Isnoll,<text:s/></text:p>
      <text:p text:style-name="P252">que é um método embutido dos objetos Pandas.<text:s/></text:p>
      <text:p text:style-name="P253">Esse método, ele retorna valores booleanos,<text:s/></text:p>
      <text:p text:style-name="P254">ou seja, true ou false, ao comparar os itens dentro<text:s/></text:p>
      <text:p text:style-name="P255">do objeto com o Num do NumPy.<text:s/></text:p>
      <text:p text:style-name="P256">Então, vamos ver como isso funciona na prática.<text:s/></text:p>
      <text:p text:style-name="P257">"Serie .isnoll"<text:s/></text:p>
      <text:p text:style-name="P258">e nós temos false, false, true, que bate<text:s/></text:p>
      <text:p text:style-name="P259">exatamente com o valor que nós fizemos da nossa Serie.<text:s/></text:p>
      <text:p text:style-name="P260">Além de identificar valores em branco,<text:s/></text:p>
      <text:p text:style-name="P261">nós também queremos preenchê-los.<text:s/></text:p>
      <text:p text:style-name="P262">Para aprender a fazer isso, vamos criar um DataFrame.<text:s/></text:p>
      <text:p text:style-name="P263">Começando pela nossa seed, para termos os mesmos valores,<text:s/></text:p>
      <text:p text:style-name="P264">"ramdom.seed<text:s/></text:p>
      <text:p text:style-name="P265">25".<text:s/></text:p>
      <text:p text:style-name="P266">Eu vou criar um DF, que vai ser o meu DatFrame,<text:s/></text:p>
      <text:p text:style-name="P267">vou gerar 36 valores aleatórios usando o rand<text:s/></text:p>
      <text:p text:style-name="P268">e vou usar o reshape, para identificar que eu quero<text:s/></text:p>
      <text:p text:style-name="P269">seis linhas e seis colunas.<text:s/></text:p>
      <text:p text:style-name="P270">Vamos ver como ficou o nosso DataFrame.<text:s/></text:p>
      <text:p text:style-name="P271">Agora o que eu vou fazer vai ser alterar esse DatFrame<text:s/></text:p>
      <text:p text:style-name="P272">para conter valores nulos.<text:s/></text:p>
      <text:p text:style-name="P273">Então, vamos escolher uma coluna, pode ser a coluna 0,<text:s/></text:p>
      <text:p text:style-name="P274">e trocar as linhas 3, 4 e 5 para valores em branco.<text:s/></text:p>
      <text:p text:style-name="P275">Linhas 3 até a 5, da coluna 0, e igualar<text:s/></text:p>
      <text:p text:style-name="P276">a isso a em branco.<text:s/></text:p>
      <text:p text:style-name="P277">Vamos também alterar os valores na coluna 5,<text:s/></text:p>
      <text:p text:style-name="P278">que tal das linhas 1, 2.<text:s/></text:p>
      <text:p text:style-name="P279">e 3? "df" nas linhas 1 até 4 da coluna 5 igual a em branco.<text:s/></text:p>
      <text:p text:style-name="P280">Note que os intervalos em Python têm final aberto.<text:s/></text:p>
      <text:p text:style-name="P281">Eu não posso alterar os valores de uma fatia da DataFrame,<text:s/></text:p>
      <text:soft-page-break/>
      <text:p text:style-name="P282">então, para isso, eu preciso usar os nossos<text:s/></text:p>
      <text:p text:style-name="P283">indexadores especiais log, "log".<text:s/></text:p>
      <text:p text:style-name="P284">Agora não temos mais erros.<text:s/></text:p>
      <text:p text:style-name="P285">E vamos ver como ficou, finalmente, o nosso DataFrame,<text:s/></text:p>
      <text:p text:style-name="P286">depois da alteração.<text:s/></text:p>
      <text:p text:style-name="P287">Agora que temos valores em branco,<text:s/></text:p>
      <text:p text:style-name="P288">podemos usar o método Fill Ine para preencher esses valores<text:s/></text:p>
      <text:p text:style-name="P289">com algum número que queiramos.<text:s/></text:p>
      <text:p text:style-name="P290">Por exemplo, poderíamos preencher todos os valores em branco<text:s/></text:p>
      <text:p text:style-name="P291">do nosso DataFrame com zero;<text:s/></text:p>
      <text:p text:style-name="P292">o Fill Ine retorna sempre um novo DataFrame.<text:s/></text:p>
      <text:p text:style-name="P293">Então, vou escrever essse DataFrame num novo objeto<text:s/></text:p>
      <text:p text:style-name="P294">chamado "sf_preenchida", que é igual ao "df",<text:s/></text:p>
      <text:p text:style-name="P295">nosso objeto anterior, e chamar o método Fill Ine<text:s/></text:p>
      <text:p text:style-name="P296">e passar para ele o valor que eu quero preencher,<text:s/></text:p>
      <text:p text:style-name="P297">que é o zero. E para ver o resultado disso, vou chamar o nome do nosso<text:s/></text:p>
      <text:p text:style-name="P298">novo objeto "df_preenchido".<text:s/></text:p>
      <text:p text:style-name="P299">Note, onde antes tínhamos Nums, agora temos zero.<text:s/></text:p>
      <text:p text:style-name="P300">Eu também posso usar o Fill Ine para preencher valores diferentes<text:s/></text:p>
      <text:p text:style-name="P301">para colunas diferentes.<text:s/></text:p>
      <text:p text:style-name="P302">Por exemplo, se eu quisesse usar a média da coluna,<text:s/></text:p>
      <text:p text:style-name="P303">eu teria que definir a média para cada uma das colunas<text:s/></text:p>
      <text:p text:style-name="P304">que eu estou preenchendo, correto?<text:s/></text:p>
      <text:p text:style-name="P305">Então, para isso, vamos definir um dicionário<text:s/></text:p>
      <text:p text:style-name="P306">chamado "dicio", que vamos identificar com as<text:s/></text:p>
      <text:p text:style-name="P307">chaves o nome da coluna, zero, e o valor que<text:s/></text:p>
      <text:p text:style-name="P308">eu quero preencher, por exemplo, ponto um;<text:s/></text:p>
      <text:p text:style-name="P309">e na coluna 5, o valor 1,25.<text:s/></text:p>
      <text:p text:style-name="P310">Para utilizar esse nosso dicionário,<text:s/></text:p>
      <text:p text:style-name="P311">parte chamar novamente o método Fill Ine.<text:s/></text:p>
      <text:p text:style-name="P312">Desta vez, eu vou sobrescrever o nosso objeto preenchido,<text:s/></text:p>
      <text:p text:style-name="P313">"df_preenchido" é igual ao "df.filline"<text:s/></text:p>
      <text:p text:style-name="P314">e passar como parâmetro o meu dicionário.<text:s/></text:p>
      <text:p text:style-name="P315">E, mais uma vez, chamar o objeto,<text:s/></text:p>
      <text:p text:style-name="P316">para que possamos visualizar o resultado.<text:s/></text:p>
      <text:p text:style-name="P317">Da mesma forma que eu usei números<text:s/></text:p>
      <text:p text:style-name="P318">aleatórios para preencher as duas colunas,<text:s/></text:p>
      <text:p text:style-name="P319">a 0 e a 5, eu posso também calcular a média das colunas<text:s/></text:p>
      <text:p text:style-name="P320">e preenchê-las novamente.<text:s/></text:p>
      <text:p text:style-name="P321">Sugiro que você teste isso durante os seus estudos.<text:s/></text:p>
      <text:p text:style-name="Normal"/>
      <text:p text:style-name="Normal"/>
      <text:h text:style-name="P322" text:outline-level="3">Contando e removendo valores em branco<text:s/></text:h>
      <text:p text:style-name="P323">Quando você selecionar uma linha na transcrição, será direcionado à seção equivalente no vídeo<text:s/></text:p>
      <text:p text:style-name="P324">Além de identificar valores em branco dentro do nosso<text:s/></text:p>
      <text:p text:style-name="P325">conjunto de dados, é importante também contá-los,<text:s/></text:p>
      <text:soft-page-break/>
      <text:p text:style-name="P326">para assim decidirmos quando removê-los ou não.<text:s/></text:p>
      <text:p text:style-name="P327">Eu vou começar importando as nossas bibliotecas e os<text:s/></text:p>
      <text:p text:style-name="P328">nossos objetos do Pandas e também criando um DataFrame<text:s/></text:p>
      <text:p text:style-name="P329">com alguns valores em branco, para que possamos testar<text:s/></text:p>
      <text:p text:style-name="P330">os nossos novos métodos.<text:s/></text:p>
      <text:p text:style-name="P331">Eu vou copiar a definição do DataFrame da aula<text:s/></text:p>
      <text:p text:style-name="P332">anterior e vou colar aqui.<text:s/></text:p>
      <text:p text:style-name="P333">Mais uma vez, eu defini um objeto em branco que<text:s/></text:p>
      <text:p text:style-name="P334">contém o nosso Mp Nan e também configurei a cid<text:s/></text:p>
      <text:p text:style-name="P335">do Randam para 25.<text:s/></text:p>
      <text:p text:style-name="P336">Além disso, eu defini um DataFrame com 36 itens com formato de seis<text:s/></text:p>
      <text:p text:style-name="P337">linhas e seis colunas;<text:s/></text:p>
      <text:p text:style-name="P338">e depois preenchi algumas linhas da coluna zero<text:s/></text:p>
      <text:p text:style-name="P339">e algumas linhas da coluna cinco com o valor em branco.<text:s/></text:p>
      <text:p text:style-name="P340">Por último, eu escrevi o nome do objeto para que<text:s/></text:p>
      <text:p text:style-name="P341">nós possamos ver o resultado.<text:s/></text:p>
      <text:p text:style-name="P342">Agora, nós podemos usar dois métodos concatenados,<text:s/></text:p>
      <text:p text:style-name="P343">um deles nós já vimos na aula passada,<text:s/></text:p>
      <text:p text:style-name="P344">que é o Snow, que vai identificar todos os valores<text:s/></text:p>
      <text:p text:style-name="P345">em branco do nosso Dataset;<text:s/></text:p>
      <text:p text:style-name="P346">e o segundo é o Sum, o Sum vai fazer a soma de todos<text:s/></text:p>
      <text:p text:style-name="P347">os valores em branco e retornar para gente um número.<text:s/></text:p>
      <text:p text:style-name="P348">Vamos ver como isso fica na prática.<text:s/></text:p>
      <text:p text:style-name="P349">Basta eu digitar o nome do meu objeto,<text:s/></text:p>
      <text:p text:style-name="P350">no caso, no meu DataFrame, ".snow",<text:s/></text:p>
      <text:p text:style-name="P351">abre e fecha parênteses<text:s/></text:p>
      <text:p text:style-name="P352">e o ".sum".<text:s/></text:p>
      <text:p text:style-name="P353">Veja, ele me retorna uma série como resultado.<text:s/></text:p>
      <text:p text:style-name="P354">À esquerda, o nome da coluna como índice,<text:s/></text:p>
      <text:p text:style-name="P355">e à direita, a quantidade de valores em branco<text:s/></text:p>
      <text:p text:style-name="P356">que ele encontrou.<text:s/></text:p>
      <text:p text:style-name="P357">Na coluna zero, ele encontrou três valores,<text:s/></text:p>
      <text:p text:style-name="P358">e na coluna cinco, ele encontrou quatro.<text:s/></text:p>
      <text:p text:style-name="P359">Nós podemos comprovar isso olhando para o nosso Dataset.<text:s/></text:p>
      <text:p text:style-name="P360">Finalmente, quando remover<text:s/></text:p>
      <text:p text:style-name="P361">os dados em branco não é uma opção,<text:s/></text:p>
      <text:p text:style-name="P362">nós podemos usar um método chamado "Drop Na" para apagar<text:s/></text:p>
      <text:p text:style-name="P363">as linhas ou colunas que apresentam valores em branco.<text:s/></text:p>
      <text:p text:style-name="P364">Vejamos.<text:s/></text:p>
      <text:p text:style-name="P365">Basta digitar o nome do meu objeto,<text:s/></text:p>
      <text:p text:style-name="P366">ponto o método embutido "drop na".<text:s/></text:p>
      <text:p text:style-name="P367">Abre e fecha parênteses.<text:s/></text:p>
      <text:p text:style-name="P368">Ao executar esse comando, nós obtemos um novo resultado,<text:s/></text:p>
      <text:p text:style-name="P369">que é um conjunto de linhas e colunas que não apresentam<text:s/></text:p>
      <text:p text:style-name="P370">valores em branco.<text:s/></text:p>
      <text:p text:style-name="P371">Neste caso, como eu não indiquei para o<text:s/></text:p>
      <text:p text:style-name="P372">Pandas qual critério utilizar para remover<text:s/></text:p>
      <text:p text:style-name="P373">as linhas e colunas, ele removeu todas.<text:s/></text:p>
      <text:p text:style-name="P374">Por padrão, o Pandas executa a operação de remoção<text:s/></text:p>
      <text:p text:style-name="P375">considerando linha a linha.<text:s/></text:p>
      <text:soft-page-break/>
      <text:p text:style-name="P376">Caso seja de nosso interesse em mudar esse comportamento,<text:s/></text:p>
      <text:p text:style-name="P377">nós podemos usar o parâmetro Access com o valor igual a um,<text:s/></text:p>
      <text:p text:style-name="P378">fazendo assim: "df.<text:s/></text:p>
      <text:p text:style-name="P379">dropna", abre parênteses, "access=1", e assim o Pandas<text:s/></text:p>
      <text:p text:style-name="P380">vai levar em consideração as colunas ao invés de usar<text:s/></text:p>
      <text:p text:style-name="P381">em consideração as linhas.<text:s/></text:p>
      <text:p text:style-name="P382">O resultado é um novo DataFrame que não apresenta colunas<text:s/></text:p>
      <text:p text:style-name="P383">com valores em branco.<text:s/></text:p>
      <text:p text:style-name="Normal"/>
      <text:p text:style-name="Normal"/>
      <text:h text:style-name="P384" text:outline-level="3">Removendo dados duplicados<text:s/></text:h>
      <text:p text:style-name="P385">Quando você selecionar uma linha na transcrição, será direcionado à seção equivalente no vídeo<text:s/></text:p>
      <text:p text:style-name="P386">É muito importante fazer a limpeza dos dados,<text:s/></text:p>
      <text:p text:style-name="P387">isso ajuda a eliminar redundâncias,<text:s/></text:p>
      <text:p text:style-name="P388">aumentando a confiança, a acurácia, consistência<text:s/></text:p>
      <text:p text:style-name="P389">e a completude dos dados.<text:s/></text:p>
      <text:p text:style-name="P390">Uma das formas mais comuns de limpeza de dados é remover<text:s/></text:p>
      <text:p text:style-name="P391">dados duplicados.<text:s/></text:p>
      <text:p text:style-name="P392">A remoção de dados duplicados ajuda a manter os dados<text:s/></text:p>
      <text:p text:style-name="P393">consistentes com a realidade que representam,<text:s/></text:p>
      <text:p text:style-name="P394">e também causa o aumento da acurácia das análises,<text:s/></text:p>
      <text:p text:style-name="P395">pois evita a obtenção de estatísticas erradas<text:s/></text:p>
      <text:p text:style-name="P396">ou conclusões que induzam erros.<text:s/></text:p>
      <text:p text:style-name="P397">Vamos aprender a remover dados duplicados do nosso conjunto.<text:s/></text:p>
      <text:p text:style-name="P398">Vamos começar importando as nossas bibliotecas de trabalho.<text:s/></text:p>
      <text:p text:style-name="P399">E também vamos importar o objeto data frame da biblioteca Pandas.<text:s/></text:p>
      <text:p text:style-name="P400">Agora, vamos criar um data frame com dados repetidos<text:s/></text:p>
      <text:p text:style-name="P401">para que possamos fazer o teste com as nossas novas funções.<text:s/></text:p>
      <text:p text:style-name="P402">Eu vou começar criando um dicionário que<text:s/></text:p>
      <text:p text:style-name="P403">contenha esses dados.<text:s/></text:p>
      <text:p text:style-name="P404">Vou chamar esse dicionário<text:s/></text:p>
      <text:p text:style-name="P405">de "Dados =", e eu vou copiar e colar<text:s/></text:p>
      <text:p text:style-name="P406">um dicionário que eu já deixei pronto nas minhas anotações.<text:s/></text:p>
      <text:p text:style-name="P407">Cada chave indica o nome da coluna,<text:s/></text:p>
      <text:p text:style-name="P408">no caso coluna 1, coluna 2 e coluna 3;<text:s/></text:p>
      <text:p text:style-name="P409">e as listas funcionam como os valores que vão<text:s/></text:p>
      <text:p text:style-name="P410">estar contidos nessas colunas.<text:s/></text:p>
      <text:p text:style-name="P411">Depois de criar o meu dicionário, eu vou utilizá-lo<text:s/></text:p>
      <text:p text:style-name="P412">para fazer o meu data frame.<text:s/></text:p>
      <text:p text:style-name="P413">Vou dar o nome do meu data frame de "DF = data frame".<text:s/></text:p>
      <text:p text:style-name="P414">O objeto da biblioteca pandas, e ir passando o dicionário "Dados"<text:s/></text:p>
      <text:p text:style-name="P415">com o parâmetro do data frame, e vou também chamar o meu<text:s/></text:p>
      <text:p text:style-name="P416">objeto DF para visualizar como ficou o meu resultado.<text:s/></text:p>
      <text:p text:style-name="P417">Então nós temos um data frame com 7 linhas e 3 colunas.<text:s/></text:p>
      <text:p text:style-name="P418">Agora nós podemos ver como encontrar.<text:s/></text:p>
      <text:p text:style-name="P419">O primeiro método que nós vamos utilizar é o método duplicated.<text:s/></text:p>
      <text:soft-page-break/>
      <text:p text:style-name="P420">Esse método passa de linha em linha checando se essa<text:s/></text:p>
      <text:p text:style-name="P421">linha é um valor repetido, e retorna valores booleanos<text:s/></text:p>
      <text:p text:style-name="P422">para indicar quando a linha é repetida ou não.<text:s/></text:p>
      <text:p text:style-name="P423">Para utilizar esse método, nós chamamos o nosso<text:s/></text:p>
      <text:p text:style-name="P424">objeto data frame, DF, ponto, nome do método.<text:s/></text:p>
      <text:p text:style-name="P425">"DF.duplicated" E o resultado disso é uma série, onde na esquerda nós<text:s/></text:p>
      <text:p text:style-name="P426">vemos o índice da série, que indica o índice da linha;<text:s/></text:p>
      <text:p text:style-name="P427">e na direita nós vemos o resultado da comparação,<text:s/></text:p>
      <text:p text:style-name="P428">perguntando se aquela linha era duplicada ou não.<text:s/></text:p>
      <text:p text:style-name="P429">Além de identificar as linhas com valores repetidos,<text:s/></text:p>
      <text:p text:style-name="P430">nós podemos usar o método drop duplicates para remover essas<text:s/></text:p>
      <text:p text:style-name="P431">linhas que estão repetidas.<text:s/></text:p>
      <text:p text:style-name="P432">Esse método, assim como o método duplicated,<text:s/></text:p>
      <text:p text:style-name="P433">é um método embutido dos objetos pandas.<text:s/></text:p>
      <text:p text:style-name="P434">Então, basta fazer DF, que é o nome do nosso objeto,<text:s/></text:p>
      <text:p text:style-name="P435">drop duplicates.<text:s/></text:p>
      <text:p text:style-name="P436">O resultado desse método é um novo data frame sem<text:s/></text:p>
      <text:p text:style-name="P437">as linhas repetidas.<text:s/></text:p>
      <text:p text:style-name="P438">Como esse método retorna um novo data frame,<text:s/></text:p>
      <text:p text:style-name="P439">se nós quisermos fazer essa alteração no data frame original,<text:s/></text:p>
      <text:p text:style-name="P440">ao invés de criar um data frame novo,<text:s/></text:p>
      <text:p text:style-name="P441">você pode usar um parâmetro chamado inplace.<text:s/></text:p>
      <text:p text:style-name="P442">Esse parâmetro recebe um valor booleano que<text:s/></text:p>
      <text:p text:style-name="P443">indica se a alteração é feita no data frame.<text:s/></text:p>
      <text:p text:style-name="P444">Então, vamos ver.<text:s/></text:p>
      <text:p text:style-name="P445">O meu DF possui 3 colunas e 7 linhas.<text:s/></text:p>
      <text:p text:style-name="P446">Para que a remoção das linhas duplicadas perdure<text:s/></text:p>
      <text:p text:style-name="P447">no meu data frame basta usar o parâmetro inplace,<text:s/></text:p>
      <text:p text:style-name="P448">assim.<text:s/></text:p>
      <text:p text:style-name="P449">"df.<text:s/></text:p>
      <text:p text:style-name="P450">drop_duplicates (inplace) =True".<text:s/></text:p>
      <text:p text:style-name="P451">Agora, então, o data frame vai conter apenas linhas,<text:s/></text:p>
      <text:p text:style-name="P452">sem repetição.<text:s/></text:p>
      <text:p text:style-name="P453">Além disso, eu também posso indicar para o drop duplicates<text:s/></text:p>
      <text:p text:style-name="P454">só levar em consideração uma coluna na hora de remover<text:s/></text:p>
      <text:p text:style-name="P455">linhas repetidas.<text:s/></text:p>
      <text:p text:style-name="P456">Para isso eu vou criar um novo data frame com algumas repetições,<text:s/></text:p>
      <text:p text:style-name="P457">parecido com o nosso data frame inicial.<text:s/></text:p>
      <text:p text:style-name="P458">Eu copiei o código no começo da aula e estou<text:s/></text:p>
      <text:p text:style-name="P459">colando ele aqui agora.<text:s/></text:p>
      <text:p text:style-name="P460">E eu vou trocar o valor da primeira linha na<text:s/></text:p>
      <text:p text:style-name="P461">coluna 3 por D.<text:s/></text:p>
      <text:p text:style-name="P462">O resultado é o seguinte.<text:s/></text:p>
      <text:p text:style-name="P463">E agora eu vou executar o método drop duplicates<text:s/></text:p>
      <text:p text:style-name="P464">e vou pedir para ele levar em consideração<text:s/></text:p>
      <text:p text:style-name="P465">apenas a coluna 3.<text:s/></text:p>
      <text:p text:style-name="P466">Assim o resultado contém algumas repetições,<text:s/></text:p>
      <text:p text:style-name="P467">como conseguimos ver na coluna 1 e na coluna 2,<text:s/></text:p>
      <text:p text:style-name="P468">mas não na coluna 3.<text:s/></text:p>
      <text:p text:style-name="Normal"/>
      <text:soft-page-break/>
      <text:h text:style-name="P469" text:outline-level="3">Concatenando dados<text:s/></text:h>
      <text:p text:style-name="P470">Quando você selecionar uma linha na transcrição, será direcionado à seção equivalente no vídeo<text:s/></text:p>
      <text:p text:style-name="P471">Muitas vezes os dados que precisamos vem<text:s/></text:p>
      <text:p text:style-name="P472">de fontes diferentes, e é aí que entra o conceito<text:s/></text:p>
      <text:p text:style-name="P473">de concatenar dados.<text:s/></text:p>
      <text:p text:style-name="P474">A concatenação consiste em criar novos data sets<text:s/></text:p>
      <text:p text:style-name="P475">a partir da junção de outros, da demonstração de código você<text:s/></text:p>
      <text:p text:style-name="P476">vai ver como fazer a junção dos dados usando o método pd.concat.<text:s/></text:p>
      <text:p text:style-name="P477">Vamos começar importando as nossas bibliotecas de trabalho<text:s/></text:p>
      <text:p text:style-name="P478">e o nosso objeto data frame.<text:s/></text:p>
      <text:p text:style-name="P479">E a nossa classe data frame da biblioteca pandas.<text:s/></text:p>
      <text:p text:style-name="P480">E para ver como concatenar os 2 conjuntos de dados nós<text:s/></text:p>
      <text:p text:style-name="P481">precisamos primeiro criá-los.<text:s/></text:p>
      <text:p text:style-name="P482">O primeiro vai ser um data frame com 36 itens organizados<text:s/></text:p>
      <text:p text:style-name="P483">em 6 linhas e 6 colunas.<text:s/></text:p>
      <text:p text:style-name="P484">Então conseguimos ver aqui como ficou nosso data frame,<text:s/></text:p>
      <text:p text:style-name="P485">e agora o segundo, que eu vou chamar de DF 2,<text:s/></text:p>
      <text:p text:style-name="P486">que vai ser um data frame com 15 itens,<text:s/></text:p>
      <text:p text:style-name="P487">organizado em 5 linhas e 3 colunas,<text:s/></text:p>
      <text:p text:style-name="P488">mais uma vez chamando meu objeto.<text:s/></text:p>
      <text:p text:style-name="P489">Para concatenar data frames nós podemos usar o método concat<text:s/></text:p>
      <text:p text:style-name="P490">passando os dois objetos que nós queremos juntar como uma lista.<text:s/></text:p>
      <text:p text:style-name="P491">Então vamos concatenar o meu DF 1 com o meu DF 2.<text:s/></text:p>
      <text:p text:style-name="P492">Observe que, por padrão, o método concat junta<text:s/></text:p>
      <text:p text:style-name="P493">os dados das duas fontes, considerando<text:s/></text:p>
      <text:p text:style-name="P494">os índices das colunas, ou seja, ele pega as linhas<text:s/></text:p>
      <text:p text:style-name="P495">do segundo objeto e coloca embaixo das linhas do primeiro objeto.<text:s/></text:p>
      <text:p text:style-name="P496">E para todas aquelas colunas que não tem<text:s/></text:p>
      <text:p text:style-name="P497">valores correspondentes no segundo objeto ele<text:s/></text:p>
      <text:p text:style-name="P498">completa com o NaN.<text:s/></text:p>
      <text:p text:style-name="P499">Nós podemos mudar esse padrão para forçar o método pd.concat,<text:s/></text:p>
      <text:p text:style-name="P500">ajuntar os nossos dados considerando os índices das<text:s/></text:p>
      <text:p text:style-name="P501">linhas usando o parâmetro axis e passando o valor 1.<text:s/></text:p>
      <text:p text:style-name="P502">Assim, ao invés de considerar os índices das colunas,<text:s/></text:p>
      <text:p text:style-name="P503">ele considera os índices das linhas.<text:s/></text:p>
      <text:p text:style-name="P504">Na próxima aula nós vamos ver como transformar os nossos dados.<text:s/></text:p>
      <text:p text:style-name="Normal"/>
      <text:p text:style-name="Normal"/>
      <text:p text:style-name="Normal"/>
      <text:h text:style-name="P505" text:outline-level="3">Transformando dados<text:s/></text:h>
      <text:p text:style-name="P506">Quando você selecionar uma linha na transcrição, será direcionado à seção equivalente no vídeo<text:s/></text:p>
      <text:p text:style-name="P507">Diferentemente da concatenação, que apenas junta dados<text:s/></text:p>
      <text:p text:style-name="P508">de fontes diferentes, as transformações são responsáveis<text:s/></text:p>
      <text:soft-page-break/>
      <text:p text:style-name="P509">por converter e reformatar dados para facilitar as análises.<text:s/></text:p>
      <text:p text:style-name="P510">Transformações podem ser responsáveis<text:s/></text:p>
      <text:p text:style-name="P511">por remover dados, eliminando variáveis<text:s/></text:p>
      <text:p text:style-name="P512">ou observações quando necessário, por exemplo: quando temos dados<text:s/></text:p>
      <text:p text:style-name="P513">duplicados ou valores em branco.<text:s/></text:p>
      <text:p text:style-name="P514">Transformações também podem adicionar novos dados pela<text:s/></text:p>
      <text:p text:style-name="P515">criação de variáveis ou acrescentando observações,<text:s/></text:p>
      <text:p text:style-name="P516">ou, até mesmo, reordenando os seus dados de acordo com o critério,<text:s/></text:p>
      <text:p text:style-name="P517">como por exemplo, o tempo.<text:s/></text:p>
      <text:p text:style-name="P518">Agora vamos ver como executar transformações de nossos dados.<text:s/></text:p>
      <text:p text:style-name="P519">Vamos começar novamente importando as nossas bibliotecas.<text:s/></text:p>
      <text:p text:style-name="P520">Dessa vez eu não vou importar os objetos séries<text:s/></text:p>
      <text:p text:style-name="P521">e data frame do pandas.<text:s/></text:p>
      <text:p text:style-name="P522">Eu vou mostrar uma outra forma como você pode utilizá-los sem<text:s/></text:p>
      <text:p text:style-name="P523">necessariamente importa-los.<text:s/></text:p>
      <text:p text:style-name="P524">Eu vou criar o primeiro objeto que nós vamos utilizar,<text:s/></text:p>
      <text:p text:style-name="P525">o data frame que vou chamar<text:s/></text:p>
      <text:p text:style-name="P526">de df e, dessa vez, vamos utilizar<text:s/></text:p>
      <text:p text:style-name="P527">assim "pd.dataframe".<text:s/></text:p>
      <text:p text:style-name="P528">E esse data frame vai ser criado utilizando o nosso<text:s/></text:p>
      <text:p text:style-name="P529">velho amigo "np.arange"<text:s/></text:p>
      <text:p text:style-name="P530">com 36 itens, reorganizados em 6 linhas e 6 colunas.<text:s/></text:p>
      <text:p text:style-name="P531">E só para gente ver novamente em nosso data frame como ele fica.<text:s/></text:p>
      <text:p text:style-name="P532">A primeira transformação que nós vamos ver vai ser<text:s/></text:p>
      <text:p text:style-name="P533">aquela que remove dados.<text:s/></text:p>
      <text:p text:style-name="P534">Para remover dados, nós podemos usar o método<text:s/></text:p>
      <text:p text:style-name="P535">drop e indicar quais são as linhas que nós queremos<text:s/></text:p>
      <text:p text:style-name="P536">retirar do nosso data frame.<text:s/></text:p>
      <text:p text:style-name="P537">Para isso vamos fazer "df.drop"<text:s/></text:p>
      <text:p text:style-name="P538">e passar uma lista contendo os índices das linhas que<text:s/></text:p>
      <text:p text:style-name="P539">eu quero remover: 0 e 2.<text:s/></text:p>
      <text:p text:style-name="P540">Assim como a maioria dos métodos do pandas,<text:s/></text:p>
      <text:p text:style-name="P541">o método drop retorna um novo data frame.<text:s/></text:p>
      <text:p text:style-name="P542">Se você quiser mudar esse comportamento e alterar<text:s/></text:p>
      <text:p text:style-name="P543">o seu data frame antigo, lembre-se de usar<text:s/></text:p>
      <text:p text:style-name="P544">o argumento inplace.<text:s/></text:p>
      <text:p text:style-name="P545">Outro comportamento que você pode alterar é trocar<text:s/></text:p>
      <text:p text:style-name="P546">as linhas pelas colunas, caso você queira remover colunas<text:s/></text:p>
      <text:p text:style-name="P547">ao invés de remover linhas.<text:s/></text:p>
      <text:p text:style-name="P548">Para isso, nós podemos usar o parâmetro axis dessa maneira:<text:s/></text:p>
      <text:p text:style-name="P549">"df.drop"<text:s/></text:p>
      <text:p text:style-name="P550">dizer quais colunas eu quero remover,<text:s/></text:p>
      <text:p text:style-name="P551">a coluna 1 e a coluna 2.<text:s/></text:p>
      <text:p text:style-name="P552">E passado para método "axis=1".<text:s/></text:p>
      <text:p text:style-name="P553">Dessa forma o novo data frame vem sem as colunas indicadas.<text:s/></text:p>
      <text:p text:style-name="P554">Além de remover dados, nós também podemos querer<text:s/></text:p>
      <text:p text:style-name="P555">acrescentar novos dados ao nosso data frame.<text:s/></text:p>
      <text:p text:style-name="P556">Para isso vamos usar uma série.<text:s/></text:p>
      <text:p text:style-name="P557">Eu vou definir um objeto, chamando ele<text:s/></text:p>
      <text:p text:style-name="P558">de "serie =pd.series"<text:s/></text:p>
      <text:soft-page-break/>
      <text:p text:style-name="P559">e vou pedir que ela seja uma série formada por números<text:s/></text:p>
      <text:p text:style-name="P560">que vão de 0 até 6.<text:s/></text:p>
      <text:p text:style-name="P561">Eu vou dar um nome para essa série usando o atributo name,<text:s/></text:p>
      <text:p text:style-name="P562">e dizendo que essa série se chama 'nova variável.'<text:s/></text:p>
      <text:p text:style-name="P563">E só para conferir que ela está do jeito que eu espero,<text:s/></text:p>
      <text:p text:style-name="P564">eu vou chamar novamente o nome do objeto para ver<text:s/></text:p>
      <text:p text:style-name="P565">o resultado dela.<text:s/></text:p>
      <text:p text:style-name="P566">À esquerda, o índice;<text:s/></text:p>
      <text:p text:style-name="P567">à direita, os valores gerados de 0 às 6,<text:s/></text:p>
      <text:p text:style-name="P568">pelo método np.arange;<text:s/></text:p>
      <text:p text:style-name="P569">e o nome da nossa série escrito embaixo,<text:s/></text:p>
      <text:p text:style-name="P570">indicado por 'nova variável'.<text:s/></text:p>
      <text:p text:style-name="P571">O meu objetivo é adicionar essa série como uma variável<text:s/></text:p>
      <text:p text:style-name="P572">no meu data frame.<text:s/></text:p>
      <text:p text:style-name="P573">Pra isso nós podemos usar o método join.<text:s/></text:p>
      <text:p text:style-name="P574">O método join é capaz de unir dois data sets<text:s/></text:p>
      <text:p text:style-name="P575">usando o índice das linhas, ou uma coluna, como chave<text:s/></text:p>
      <text:p text:style-name="P576">principal dessa união.<text:s/></text:p>
      <text:p text:style-name="P577">Por exemplo: vou criar um novo objeto,<text:s/></text:p>
      <text:p text:style-name="P578">chamado de 'novo df', que vai ser igual ao "pd.<text:s/></text:p>
      <text:p text:style-name="P579">dataframe", ou seja, o objeto resultante vai<text:s/></text:p>
      <text:p text:style-name="P580">ser um data frame que vai ser o resultado da união<text:s/></text:p>
      <text:p text:style-name="P581">do meu df com a série.<text:s/></text:p>
      <text:p text:style-name="P582">E eu vou ainda chamar o meu novo objeto novo_df para ver<text:s/></text:p>
      <text:p text:style-name="P583">o resultado disso.<text:s/></text:p>
      <text:p text:style-name="P584">Note que além das primeiras 6 colunas no nosso data frame,<text:s/></text:p>
      <text:p text:style-name="P585">agora, mais à direita, nós temos ainda a coluna nova<text:s/></text:p>
      <text:p text:style-name="P586">com o nome 'nova variável' que é proveniente da série<text:s/></text:p>
      <text:p text:style-name="P587">que a gente acabou de criar.<text:s/></text:p>
      <text:p text:style-name="P588">Vamos supor que essa nova variável é a coluna<text:s/></text:p>
      <text:p text:style-name="P589">que corresponde a ordem decrescente de acontecimentos<text:s/></text:p>
      <text:p text:style-name="P590">de algum evento, e você quer reordenar<text:s/></text:p>
      <text:p text:style-name="P591">as linhas do seu data frame de acordo com essa coluna.<text:s/></text:p>
      <text:p text:style-name="P592">Para isso nós podemos usar o método embutido sort_values<text:s/></text:p>
      <text:p text:style-name="P593">para fazer a reordenação dos nossos dados da seguinte maneira:<text:s/></text:p>
      <text:p text:style-name="P594">vou criar um novo objeto chamado df_ordenado e ele<text:s/></text:p>
      <text:p text:style-name="P595">vai ser o resultado da ordenação do novo _df quando<text:s/></text:p>
      <text:p text:style-name="P596">eu chamo o método sort_ values.<text:s/></text:p>
      <text:p text:style-name="P597">E eu indico que eu quero que a ordenação seja executada pela<text:s/></text:p>
      <text:p text:style-name="P598">coluna de nome 'nova variável'.<text:s/></text:p>
      <text:p text:style-name="P599">Além disso, eu preciso usar o parâmetro ascending,<text:s/></text:p>
      <text:p text:style-name="P600">que indica se eu quero que essa variável seja considerada<text:s/></text:p>
      <text:p text:style-name="P601">em ordem crescente, ou em ordem decrescente.<text:s/></text:p>
      <text:p text:style-name="P602">No nosso caso, nós vamos usar "ascending =false".<text:s/></text:p>
      <text:p text:style-name="P603">E como eu estou salvando o resultado numa variável<text:s/></text:p>
      <text:p text:style-name="P604">chamada df_ordenado, eu vou pedir para o Júpiter me<text:s/></text:p>
      <text:p text:style-name="P605">mostrar esse resultado também, chamando uma variável aqui.<text:s/></text:p>
      <text:p text:style-name="P606">Observe como o sort_values foi responsável por reorganizar<text:s/></text:p>
      <text:p text:style-name="P607">as linhas levando em consideração a coluna 'nova variável' de forma<text:s/></text:p>
      <text:p text:style-name="P608">decrescente 5-4-3-2-1-0.<text:s/></text:p>
      <text:soft-page-break/>
      <text:h text:style-name="P609" text:outline-level="3">Agrupamentos e agregações<text:s/></text:h>
      <text:p text:style-name="P610">Quando você selecionar uma linha na transcrição, será direcionado à seção equivalente no vídeo<text:s/></text:p>
      <text:p text:style-name="P611">Agrupar os seus dados é uma excelente forma de estudá-los<text:s/></text:p>
      <text:p text:style-name="P612">levando em consideração subgrupos inerentes que possam existir.<text:s/></text:p>
      <text:p text:style-name="P613">Você pode usar agrupamentos para comparar subconjuntos<text:s/></text:p>
      <text:p text:style-name="P614">de dados e usar os conjuntos formados para deduzir porque<text:s/></text:p>
      <text:p text:style-name="P615">subgrupos diferem uns dos outros, ou até mesmo você<text:s/></text:p>
      <text:p text:style-name="P616">pode ter interesse em estudar detalhes<text:s/></text:p>
      <text:p text:style-name="P617">de apenas um subconjunto específico de dados.<text:s/></text:p>
      <text:p text:style-name="P618">Agora, vamos ver como fazer agrupamentos nos nossos dados.<text:s/></text:p>
      <text:p text:style-name="P619">Para começar vamos usar o pandas.<text:s/></text:p>
      <text:p text:style-name="P620">Em seguida, vamos ler um arquivo de dados que tem<text:s/></text:p>
      <text:p text:style-name="P621">valores separados por vírgulas, Esse arquivo de dados vai conter<text:s/></text:p>
      <text:p text:style-name="P622">as informações que nós vamos usar para testar os agrupamentos.<text:s/></text:p>
      <text:p text:style-name="P623">Eu já copiei o caminho para esse arquivo das minhas anotações<text:s/></text:p>
      <text:p text:style-name="P624">e vou colar ele aqui.<text:s/></text:p>
      <text:p text:style-name="P625">Eu vou salvar esse caminho dentro de uma variável chamada caminho.<text:s/></text:p>
      <text:p text:style-name="P626">Em seguida eu vou usar a função do pandas read_csv<text:s/></text:p>
      <text:p text:style-name="P627">para ler esses dados.<text:s/></text:p>
      <text:p text:style-name="P628">Os dados contidos nesse arquivo são dados em relação ao consumo<text:s/></text:p>
      <text:p text:style-name="P629">de combustível de carros.<text:s/></text:p>
      <text:p text:style-name="P630">Então, o meu objeto vai se chamar carros.<text:s/></text:p>
      <text:p text:style-name="P631">E usando a função do pandas, read_csv, eu posso<text:s/></text:p>
      <text:p text:style-name="P632">simplesmente passar o caminho dos dados como argumento.<text:s/></text:p>
      <text:p text:style-name="P633">Agora eu vou usar o método embutido head para investigar<text:s/></text:p>
      <text:p text:style-name="P634">as 5 primeiras linhas do meu conjunto de dados.<text:s/></text:p>
      <text:p text:style-name="P635">Repare, existe uma coluna que não tem nome,<text:s/></text:p>
      <text:p text:style-name="P636">que é exatamente a coluna que tem os nomes dos carros,<text:s/></text:p>
      <text:p text:style-name="P637">então vamos usar o atributo do data frame para renomear<text:s/></text:p>
      <text:p text:style-name="P638">essas colunas: Carros .columns<text:s/></text:p>
      <text:p text:style-name="P639">É igual à uma lista.<text:s/></text:p>
      <text:p text:style-name="P640">Todo data frame tem um atributo chamado columns.<text:s/></text:p>
      <text:p text:style-name="P641">Esse atributo contém os nomes de todas as colunas<text:s/></text:p>
      <text:p text:style-name="P642">do meu conjunto de dados.<text:s/></text:p>
      <text:p text:style-name="P643">Se eu quiser alterar o nome de uma coluna eu preciso passar a lista<text:s/></text:p>
      <text:p text:style-name="P644">de nomes com todas as colunas.<text:s/></text:p>
      <text:p text:style-name="P645">Eu já copiei a lista de nomes das minhas anotações e agora<text:s/></text:p>
      <text:p text:style-name="P646">eu vou colar ela aqui.<text:s/></text:p>
      <text:p text:style-name="P647">Assim, ao executar novamente o comando hrad eu consigo<text:s/></text:p>
      <text:p text:style-name="P648">ver que eu as colunas do meu data set mudaram de nome.<text:s/></text:p>
      <text:p text:style-name="P649">carros.haed.<text:s/></text:p>
      <text:p text:style-name="P650">Por fim, vamos ver como executar os agrupamentos<text:s/></text:p>
      <text:p text:style-name="P651">usando um método groupby, este método leva em consideração<text:s/></text:p>
      <text:p text:style-name="P652">uma lista de colunas fo dataframe para executar agrupamentos.<text:s/></text:p>
      <text:p text:style-name="P653">Então, primeiro, vamos definir qual coluna nós<text:s/></text:p>
      <text:p text:style-name="P654">queremos utilizar como base para o nosso agrupamento.<text:s/></text:p>
      <text:p text:style-name="P655">Eu vou colocar a coluna de interesse,<text:s/></text:p>
      <text:p text:style-name="P656">dentro de uma variável chamada coluna agrupamento.<text:s/></text:p>
      <text:soft-page-break/>
      <text:p text:style-name="P657">Neste caso, eu vou escolher a coluna Cil.<text:s/></text:p>
      <text:p text:style-name="P658">Cil se refere a quantos cilindros cada carro tem e nós podemos<text:s/></text:p>
      <text:p text:style-name="P659">agrupar os carros pela quantidade de cilindros para isso vamos<text:s/></text:p>
      <text:p text:style-name="P660">usar o nome do nosso data frame, seguida de colchetes<text:s/></text:p>
      <text:p text:style-name="P661">e o nome da coluna.<text:s/></text:p>
      <text:p text:style-name="P662">Em seguida eu vou criar um novo objeto chamado grupos carros que<text:s/></text:p>
      <text:p text:style-name="P663">vai conter os carros agrupados pela quantidade de cilindros.<text:s/></text:p>
      <text:p text:style-name="P664">Aqui, eu preciso usar o nome do objeto e o<text:s/></text:p>
      <text:p text:style-name="P665">método embutido groupby, pssando para este método<text:s/></text:p>
      <text:p text:style-name="P666">como argumento a nossa coluna de agrupamento.<text:s/></text:p>
      <text:p text:style-name="P667">Por fim, eu vou executar uma agregação que vai calcular<text:s/></text:p>
      <text:p text:style-name="P668">a média de cada uma das colunas, em relação à quantidade<text:s/></text:p>
      <text:p text:style-name="P669">de cilindros, vejamos.<text:s/></text:p>
      <text:p text:style-name="P670">Para fazer o cálculo da média, nós usamos o método mean.<text:s/></text:p>
      <text:p text:style-name="P671">Por fim, nós temos um novo objeto agrupado onde o critério<text:s/></text:p>
      <text:p text:style-name="P672">de agrupamento foi a quantidade de cilindros do carro,<text:s/></text:p>
      <text:p text:style-name="P673">e em seguida foi calculado foi a média de cada uma das<text:s/></text:p>
      <text:p text:style-name="P674">outras variáveis.<text:s/></text:p>
      <text:p text:style-name="P675">Legal, não é mesmo?<text:s/></text:p>
      <text:p text:style-name="Normal"/>
      <text:p text:style-name="Normal"/>
      <text:h text:style-name="P676" text:outline-level="3">Gráficos e o Python<text:s/></text:h>
      <text:p text:style-name="P677">Quando você selecionar uma linha na transcrição, será direcionado à seção equivalente no vídeo<text:s/></text:p>
      <text:p text:style-name="P678">Gráficos são uma excelente forma de demonstrar resultados<text:s/></text:p>
      <text:p text:style-name="P679">relacionados à ciência de dados, pois eles são capazes de mostrar<text:s/></text:p>
      <text:p text:style-name="P680">conceitos de ciências de dados de uma forma fácil de entender.<text:s/></text:p>
      <text:p text:style-name="P681">Com o python existem duas formas de fazer gráficos,<text:s/></text:p>
      <text:p text:style-name="P682">uma delas é conhecida como método funcional.<text:s/></text:p>
      <text:p text:style-name="P683">Com esse método os gráficos são construídas com chamadas<text:s/></text:p>
      <text:p text:style-name="P684">de funções a partir de uma variável,<text:s/></text:p>
      <text:p text:style-name="P685">ou conjunto de variáveis.<text:s/></text:p>
      <text:p text:style-name="P686">A outra forma de desenhar gráficos é conhecida<text:s/></text:p>
      <text:p text:style-name="P687">como método orientado ao objeto.<text:s/></text:p>
      <text:p text:style-name="P688">Primeiro nós criamos uma figura<text:s/></text:p>
      <text:p text:style-name="P689">em branco e, em seguida, vamos populando essa<text:s/></text:p>
      <text:p text:style-name="P690">figura com elementos do gráfico.<text:s/></text:p>
      <text:p text:style-name="P691">Neste curso eu só vou mostrar como fazer gráficos seguindo<text:s/></text:p>
      <text:p text:style-name="P692">o método funcional, mas eu recomendo que<text:s/></text:p>
      <text:p text:style-name="P693">você procure durante os seus estudos como fazer<text:s/></text:p>
      <text:p text:style-name="P694">gráficos pelo método orientado ao objeto,<text:s/></text:p>
      <text:p text:style-name="P695">e assim escolha o formato que você se sinta mais confortável.<text:s/></text:p>
      <text:p text:style-name="P696">Além disso, eu vou ensinar a fazer dois tipos de gráficos<text:s/></text:p>
      <text:p text:style-name="P697">muito utilizados, os gráficos de linha<text:s/></text:p>
      <text:p text:style-name="P698">e os gráficos de barras.<text:s/></text:p>
      <text:p text:style-name="P699">Gráficos de linha são excelentes para mostrar<text:s/></text:p>
      <text:p text:style-name="P700">mudanças de valor de um atributo em relação<text:s/></text:p>
      <text:soft-page-break/>
      <text:p text:style-name="P701">a uma variável X, e também podem ser usados<text:s/></text:p>
      <text:p text:style-name="P702">para comparar visualmente vários atributos relacionados.<text:s/></text:p>
      <text:p text:style-name="P703">Eu, por exemplo, uso gráficos de linhas<text:s/></text:p>
      <text:p text:style-name="P704">para comparar quantidades de acesso ao meu site<text:s/></text:p>
      <text:p text:style-name="P705">durante os meses do ano.<text:s/></text:p>
      <text:p text:style-name="P706">Já gráficos de barra representam atributos de uma categoria<text:s/></text:p>
      <text:p text:style-name="P707">específica usando barras de tamanhos diferentes,<text:s/></text:p>
      <text:p text:style-name="P708">pois as barras representam as contagens de observações<text:s/></text:p>
      <text:p text:style-name="P709">dentro de cada categoria.<text:s/></text:p>
      <text:p text:style-name="P710">No meu dia-a-dia, e uso gráficos de barra<text:s/></text:p>
      <text:p text:style-name="P711">para identificar de qual país as pessoas estão<text:s/></text:p>
      <text:p text:style-name="P712">acessando o meu site.<text:s/></text:p>
      <text:p text:style-name="P713">Por fim, durante esse curso, eu vou te mostrar<text:s/></text:p>
      <text:p text:style-name="P714">a matplotlib e a Seaborn, as duas bibliotecas mais<text:s/></text:p>
      <text:p text:style-name="P715">populares de visualização de dados em python.<text:s/></text:p>
      <text:p text:style-name="Normal"/>
      <text:p text:style-name="Normal"/>
      <text:h text:style-name="P716" text:outline-level="3">Criando gráficos de linha<text:s/></text:h>
      <text:p text:style-name="P717">Quando você selecionar uma linha na transcrição, será direcionado à seção equivalente no vídeo<text:s/></text:p>
      <text:p text:style-name="P718">Agora nós vamos criar gráficos.<text:s/></text:p>
      <text:p text:style-name="P719">Primeiro, vamos importar as nossas bibliotecas de trabalho.<text:s/></text:p>
      <text:p text:style-name="P720">O nosso velho conhecido pandas.<text:s/></text:p>
      <text:p text:style-name="P721">Em seguida o módulo pyplot da biblioteca matplotlib.<text:s/></text:p>
      <text:p text:style-name="P722">Esse módulo é responsável por criar os gráficos<text:s/></text:p>
      <text:p text:style-name="P723">e a variável rcParams.<text:s/></text:p>
      <text:p text:style-name="P724">Essa variável é responsável, entre outras coisas,<text:s/></text:p>
      <text:p text:style-name="P725">por facilitar a definição do tamanho das imagens<text:s/></text:p>
      <text:p text:style-name="P726">que nós vamos criar.<text:s/></text:p>
      <text:p text:style-name="P727">E, por fim, vamos importar a biblioteca Seaborn com sns,<text:s/></text:p>
      <text:p text:style-name="P728">que é o padrão que os cientistas de dados normalmente usam para se<text:s/></text:p>
      <text:p text:style-name="P729">referir a essa biblioteca.<text:s/></text:p>
      <text:p text:style-name="P730">Além disso, nós vamos precisar configurar o nosso Jupyter<text:s/></text:p>
      <text:p text:style-name="P731">para gerar as imagens da forma que nós esperamos.<text:s/></text:p>
      <text:p text:style-name="P732">A mágica que nós vamos usar nesse<text:s/></text:p>
      <text:p text:style-name="P733">curso é principalmente a do matplotlib<text:s/></text:p>
      <text:p text:style-name="P734">para permitir que, ao invés de usar<text:s/></text:p>
      <text:p text:style-name="P735">um programa separado, o matplotlib gere as imagens<text:s/></text:p>
      <text:p text:style-name="P736">dentro do Jupyter notebook.<text:s/></text:p>
      <text:p text:style-name="P737">Isso é possível usando o matplotlib inline.<text:s/></text:p>
      <text:p text:style-name="P738">Além disso, nós vamos usar rcParams fig size para definir<text:s/></text:p>
      <text:p text:style-name="P739">o tamanho das nossas figuras.<text:s/></text:p>
      <text:p text:style-name="P740">Repare que o tamanho da figura é definido em polegadas,<text:s/></text:p>
      <text:p text:style-name="P741">então, quando eu digo que o fig size é igual a 5,4,<text:s/></text:p>
      <text:p text:style-name="P742">isso quer dizer que a minha figura vai ter<text:s/></text:p>
      <text:p text:style-name="P743">5 polegadas de altura e 4 polegadas de largura.<text:s/></text:p>
      <text:p text:style-name="P744">Além disso, nós também vamos usar o set style do Seaborn<text:s/></text:p>
      <text:soft-page-break/>
      <text:p text:style-name="P745">para definir qual que é o estilo do nosso gráfico que,<text:s/></text:p>
      <text:p text:style-name="P746">geralmente, vai ser de fundo branco com grade cinza.<text:s/></text:p>
      <text:p text:style-name="P747">E para começar a ver imagens geradas a partir de dados,<text:s/></text:p>
      <text:p text:style-name="P748">vamos construir dois objetos.<text:s/></text:p>
      <text:p text:style-name="P749">O primeiro o X, que vai ser uma lista que varia de 1 até 10,<text:s/></text:p>
      <text:p text:style-name="P750">e o segundo o Y, que vai ser uma lista<text:s/></text:p>
      <text:p text:style-name="P751">com valores aleatórios.<text:s/></text:p>
      <text:p text:style-name="P752">Eu copiei esses valores das minhas anotações e agora eu<text:s/></text:p>
      <text:p text:style-name="P753">vou colá-los aqui na nossa célula.<text:s/></text:p>
      <text:p text:style-name="P754">Em seguida, eu vou usar o método embutido do pyplot,<text:s/></text:p>
      <text:p text:style-name="P755">o plot, para graficar o X e o Y.<text:s/></text:p>
      <text:p text:style-name="P756">Por padrão, o matplotlib desenha linhas entre os pontos que ele<text:s/></text:p>
      <text:p text:style-name="P757">está colocando no gráfico.<text:s/></text:p>
      <text:p text:style-name="P758">Para mostrar como fazer um gráfico de linha<text:s/></text:p>
      <text:p text:style-name="P759">a partir de um objeto pandas, eu vou usar aquele mesmo<text:s/></text:p>
      <text:p text:style-name="P760">nosso data set do capítulo anterior que contém<text:s/></text:p>
      <text:p text:style-name="P761">informações sobre o consumo de combustível de carros.<text:s/></text:p>
      <text:p text:style-name="P762">Eu apenas copiei e colei o código que faz a leitura<text:s/></text:p>
      <text:p text:style-name="P763">desse data set e o renomeio das colunas das minhas<text:s/></text:p>
      <text:p text:style-name="P764">anotações do capítulo anterior.<text:s/></text:p>
      <text:p text:style-name="P765">E vou colar esse código na minha célula de trabalho atual.<text:s/></text:p>
      <text:p text:style-name="P766">Como esse data set apresenta muitas variáveis,<text:s/></text:p>
      <text:p text:style-name="P767">colocar todas elas no mesmo gráfico pode tornar o gráfico<text:s/></text:p>
      <text:p text:style-name="P768">de difícil compreensão.<text:s/></text:p>
      <text:p text:style-name="P769">Então, eu vou escolher apenas três,<text:s/></text:p>
      <text:p text:style-name="P770">elas são o "mpg", que indica quantas milhas<text:s/></text:p>
      <text:p text:style-name="P771">por galão cada carro faz;<text:s/></text:p>
      <text:p text:style-name="P772">"cyl", que indica quantos cilindros cada carro tem;<text:s/></text:p>
      <text:p text:style-name="P773">e "wt", que indica qual que é o peso dos carros.<text:s/></text:p>
      <text:p text:style-name="P774">Para isso eu vou usar os nossos velhos amigos colchetes<text:s/></text:p>
      <text:p text:style-name="P775">e escolher essas três colunas.<text:s/></text:p>
      <text:p text:style-name="P776">Por fim, o pandas também apresenta métodos embutidos<text:s/></text:p>
      <text:p text:style-name="P777">para fazer gráficos.<text:s/></text:p>
      <text:p text:style-name="P778">Então basta eu chamar o método plot do meu data frame.<text:s/></text:p>
      <text:p text:style-name="P779">E assim conseguimos um gráfico de linhas gerados<text:s/></text:p>
      <text:p text:style-name="P780">a partir de um data frame.<text:s/></text:p>
      <text:p text:style-name="Normal"/>
      <text:p text:style-name="Normal"/>
      <text:h text:style-name="P781" text:outline-level="3">Criando gráficos de barra<text:s/></text:h>
      <text:p text:style-name="P782">Quando você selecionar uma linha na transcrição, será direcionado à seção equivalente no vídeo<text:s/></text:p>
      <text:p text:style-name="P783">Agora vamos desenhar gráficos de barra.<text:s/></text:p>
      <text:p text:style-name="P784">Vamos começar importando as nossas bibliotecas<text:s/></text:p>
      <text:p text:style-name="P785">e configurando o Jupyter para mostrar os nossos<text:s/></text:p>
      <text:p text:style-name="P786">gráficos.<text:s/></text:p>
      <text:p text:style-name="P787">O primeiro gráfico que vamos fazer vai ser um gráfico<text:s/></text:p>
      <text:p text:style-name="P788">de barras usando os nossos objetos X e Y da aula passada.<text:s/></text:p>
      <text:soft-page-break/>
      <text:p text:style-name="P789">Então, mais uma vez definindo os dois vezes,<text:s/></text:p>
      <text:p text:style-name="P790">"x=range"...<text:s/></text:p>
      <text:p text:style-name="P791">e dessa vez eu vou usar o método bar do pyplot.<text:s/></text:p>
      <text:p text:style-name="P792">E passar os meus objetos como parâmetros.<text:s/></text:p>
      <text:p text:style-name="P793">Observe que neste tipo de gráfico o X indica as minhas observações<text:s/></text:p>
      <text:p text:style-name="P794">e o Y a quantidade de vezes que cada uma delas apareceu.<text:s/></text:p>
      <text:p text:style-name="P795">Agora vamos ver como fazer a mesma coisa usando um objeto pandas.<text:s/></text:p>
      <text:p text:style-name="P796">Para continuar eu vou copiar o código que faz<text:s/></text:p>
      <text:p text:style-name="P797">a leitura do meu data set sobre carros da aula passada.<text:s/></text:p>
      <text:p text:style-name="P798">E, dessa vez, eu vou escolher apenas uma variável para fazer<text:s/></text:p>
      <text:p text:style-name="P799">o gráfico de barras.<text:s/></text:p>
      <text:p text:style-name="P800">Como não renomeei a biblioteca do pandas,<text:s/></text:p>
      <text:p text:style-name="P801">eu precisei trocar o nome na hora de fazer a leitura dos dados.<text:s/></text:p>
      <text:p text:style-name="P802">Agora nós vamos usar o nosso método conhecido da aula passada,<text:s/></text:p>
      <text:p text:style-name="P803">o plot, e indicar para ele que eu quero usar um gráfico<text:s/></text:p>
      <text:p text:style-name="P804">de barras ao invés do padrão, que é um gráfico de linhas.<text:s/></text:p>
      <text:p text:style-name="P805">Desta forma.<text:s/></text:p>
      <text:p text:style-name="P806">Quando eu uso o parâmetro kind e passo para ele a string bar,<text:s/></text:p>
      <text:p text:style-name="P807">eu informo para o método plot que é para desenhar<text:s/></text:p>
      <text:p text:style-name="P808">um gráfico de barras, ao invés de fazer o comportamento<text:s/></text:p>
      <text:p text:style-name="P809">padrão que é desenhar um gráfico de linhas.<text:s/></text:p>
      <text:p text:style-name="P810">Mais uma vez eu tenho as observações<text:s/></text:p>
      <text:p text:style-name="P811">no eixo X e a quantidade de vezes<text:s/></text:p>
      <text:p text:style-name="P812">que elas apareceram no eixo Y.<text:s/></text:p>
      <text:p text:style-name="P813">Eu também posso alterar o tipo de barras que eu tenho,<text:s/></text:p>
      <text:p text:style-name="P814">ao invés de serem barras verticais,<text:s/></text:p>
      <text:p text:style-name="P815">transformá-las em barras horizontais.<text:s/></text:p>
      <text:p text:style-name="P816">Para isso basta alterar o valor do kind para barh.<text:s/></text:p>
      <text:p text:style-name="P817">Por último, eu vou te mostrar como salvar um gráfico em uma<text:s/></text:p>
      <text:p text:style-name="P818">imagem usando o método save fig.<text:s/></text:p>
      <text:p text:style-name="P819">Nesse momento é muito importante dar o nome representativo<text:s/></text:p>
      <text:p text:style-name="P820">do gráfico que essa imagem contém.<text:s/></text:p>
      <text:p text:style-name="P821">E para conferir se a imagem foi salva de fato,<text:s/></text:p>
      <text:p text:style-name="P822">nós podemos usar o método de listar os arquivos da<text:s/></text:p>
      <text:p text:style-name="P823">pasta que eu estou trabalhando.<text:s/></text:p>
      <text:p text:style-name="P824">Assim eu consigo ver que o meu gráfico foi,<text:s/></text:p>
      <text:p text:style-name="P825">de fato, salvo. Esse método é particularmente útil caso você queira<text:s/></text:p>
      <text:p text:style-name="P826">salvar os seus gráficos como imagens para colocar,<text:s/></text:p>
      <text:p text:style-name="P827">por exemplo, numa apresentação.<text:s/></text:p>
      <text:p text:style-name="P828">Legal, não é mesmo?<text:s/></text:p>
      <text:p text:style-name="Normal"/>
      <text:p text:style-name="Normal"/>
      <text:h text:style-name="P829" text:outline-level="3">Mergulhando no matplotlib<text:s/></text:h>
      <text:p text:style-name="P830">Quando você selecionar uma linha na transcrição, será direcionado à seção equivalente no vídeo<text:s/></text:p>
      <text:p text:style-name="P831">Todas as bibliotecas de visualização<text:s/></text:p>
      <text:p text:style-name="P832">possibilitam que você formate os seus gráficos.<text:s/></text:p>
      <text:soft-page-break/>
      <text:p text:style-name="P833">Gráficos bem formatados podem tornar a informação<text:s/></text:p>
      <text:p text:style-name="P834">que eles representam mais fácil de entender.<text:s/></text:p>
      <text:p text:style-name="P835">Mudar cores ou marcadores pode ajudar você a dar foco<text:s/></text:p>
      <text:p text:style-name="P836">nas seções mais importantes do que está sendo mostrado.<text:s/></text:p>
      <text:p text:style-name="P837">Em resumo, eu vou te mostrar como definir cores<text:s/></text:p>
      <text:p text:style-name="P838">novas para o seu gráfico, como alterar o estilo das linhas,<text:s/></text:p>
      <text:p text:style-name="P839">e também dos marcadores.<text:s/></text:p>
      <text:p text:style-name="P840">Com o matplotlib você pode especificar cores<text:s/></text:p>
      <text:p text:style-name="P841">usando o parâmetro color.<text:s/></text:p>
      <text:p text:style-name="P842">Ou, se preferir, você ainda pode usar hexadecimais<text:s/></text:p>
      <text:p text:style-name="P843">para definir as cores do gráfico.<text:s/></text:p>
      <text:p text:style-name="P844">No caso das linhas, podemos usar os parâmetros<text:s/></text:p>
      <text:p text:style-name="P845">ls para definir o estilo das linhas e lw para definir<text:s/></text:p>
      <text:p text:style-name="P846">a largura das mesmas.<text:s/></text:p>
      <text:p text:style-name="P847">E para os marcadores, podemos definir o estilo<text:s/></text:p>
      <text:p text:style-name="P848">usando o parâmetro marker.<text:s/></text:p>
      <text:p text:style-name="P849">O tamanho usando parâmetro s, e a largura do marcador<text:s/></text:p>
      <text:p text:style-name="P850">com o parâmetro mew.<text:s/></text:p>
      <text:p text:style-name="P851">Não se preocupe, eu vou mostrar como usar<text:s/></text:p>
      <text:p text:style-name="P852">todas essas definições na demonstração de código.<text:s/></text:p>
      <text:p text:style-name="Normal"/>
      <text:p text:style-name="Normal"/>
      <text:h text:style-name="P853" text:outline-level="3">Formatando gráficos<text:s/></text:h>
      <text:p text:style-name="P854">Quando você selecionar uma linha na transcrição, será direcionado à seção equivalente no vídeo<text:s/></text:p>
      <text:p text:style-name="P855">Além de desenhar gráficos, também é importante<text:s/></text:p>
      <text:p text:style-name="P856">saber customiza-los de acordo com a sua vontade.<text:s/></text:p>
      <text:p text:style-name="P857">Então, para começar, vamos importar as nossas<text:s/></text:p>
      <text:p text:style-name="P858">bibliotecas e configurar o nosso Jupyter notebook.<text:s/></text:p>
      <text:p text:style-name="P859">Eu copiei as configurações da aula passada e vou colá-las<text:s/></text:p>
      <text:p text:style-name="P860">nessa primeira célula.<text:s/></text:p>
      <text:p text:style-name="P861">Vamos também recriar os nossos objetos X e Y.<text:s/></text:p>
      <text:p text:style-name="P862">E agora fazer um gráfico de barras com os dois<text:s/></text:p>
      <text:p text:style-name="P863">para ver o comportamento padrão.<text:s/></text:p>
      <text:p text:style-name="P864">Note que o nosso gráfico de barras tem barras azuis.<text:s/></text:p>
      <text:p text:style-name="P865">A primeira coisa que você pode querer fazer<text:s/></text:p>
      <text:p text:style-name="P866">é trocar a cor das barras.<text:s/></text:p>
      <text:p text:style-name="P867">Por isso, vamos definir uma cor e usar essa<text:s/></text:p>
      <text:p text:style-name="P868">cor na hora de desenhar o meu gráfico.<text:s/></text:p>
      <text:p text:style-name="P869">Pronto! Agora nós temos um gráfico de barras colorido.<text:s/></text:p>
      <text:p text:style-name="P870">Vamos ver também como customizar os nossos gráficos de linhas.<text:s/></text:p>
      <text:p text:style-name="P871">Eu vou criar dois novos objetos: X1 e Y1.<text:s/></text:p>
      <text:p text:style-name="P872">E vou colocar esses dois objetos junto com o meu X<text:s/></text:p>
      <text:p text:style-name="P873">e o meu Y no mesmo gráfico.<text:s/></text:p>
      <text:p text:style-name="P874">Agora vamos usar os dois parâmetros que nós vimos<text:s/></text:p>
      <text:p text:style-name="P875">na aula anterior, o ls e o lw, para brincar<text:s/></text:p>
      <text:p text:style-name="P876">um pouco com o formato das linhas.<text:s/></text:p>
      <text:soft-page-break/>
      <text:p text:style-name="P877">Lembre-se: ls quer dizer qual padrão que a linha deve seguir;<text:s/></text:p>
      <text:p text:style-name="P878">steps quer dizer que ele quer o formato de escadinha;<text:s/></text:p>
      <text:p text:style-name="P879">e tracinho - tracinho quer dizer que ele quer uma linha pontilhada;<text:s/></text:p>
      <text:p text:style-name="P880">e lw quer dizer a espessura da linha,<text:s/></text:p>
      <text:p text:style-name="P881">5 e 10.<text:s/></text:p>
      <text:p text:style-name="P882">Além disso, nós podemos definir marcadores que vão representar<text:s/></text:p>
      <text:p text:style-name="P883">os pontos dos meus objetos.<text:s/></text:p>
      <text:p text:style-name="P884">Dessa vez, diferentemente das linhas,<text:s/></text:p>
      <text:p text:style-name="P885">nós precisamos usar os parâmetros marker para indicar qual é o tipo<text:s/></text:p>
      <text:p text:style-name="P886">de marcador que nós queremos, e o parâmetro mew<text:s/></text:p>
      <text:p text:style-name="P887">para indicar qualquer espessura dos nossos elementos.<text:s/></text:p>
      <text:p text:style-name="P888">Eu recomendo que você olhe a documentação<text:s/></text:p>
      <text:p text:style-name="P889">do matplotlib para identificar marcadores que possam ser<text:s/></text:p>
      <text:p text:style-name="P890">interessantes para você.<text:s/></text:p>
      <text:p text:style-name="Normal"/>
      <text:p text:style-name="Normal"/>
      <text:h text:style-name="P891" text:outline-level="3">Legendas e anotações<text:s/></text:h>
      <text:p text:style-name="P892">Quando você selecionar uma linha na transcrição, será direcionado à seção equivalente no vídeo<text:s/></text:p>
      <text:p text:style-name="P893">Legendas e anotações podem acrescentar mais<text:s/></text:p>
      <text:p text:style-name="P894">contexto aos gráficos.<text:s/></text:p>
      <text:p text:style-name="P895">Neste capítulo, além de formatar<text:s/></text:p>
      <text:p text:style-name="P896">os seus gráficos, você também vai aprender<text:s/></text:p>
      <text:p text:style-name="P897">como colocar legendas, como dar nome aos eixos e como<text:s/></text:p>
      <text:p text:style-name="P898">fazer anotações no seu gráfico.<text:s/></text:p>
      <text:p text:style-name="P899">Tudo isso para tornar melhor a transmissão da informação<text:s/></text:p>
      <text:p text:style-name="P900">que o seu gráfico representa.<text:s/></text:p>
      <text:p text:style-name="P901">Para nomear os eixos nós usamos dois métodos:<text:s/></text:p>
      <text:p text:style-name="P902">o.xlabel e o.ylabel.<text:s/></text:p>
      <text:p text:style-name="P903">Ambos recebem um parâmetro de texto e cada um deles<text:s/></text:p>
      <text:p text:style-name="P904">nomeia um trecho em específico.<text:s/></text:p>
      <text:p text:style-name="P905">Uma boa dica ao nomear os seus eixos é lembrar sempre de usar<text:s/></text:p>
      <text:p text:style-name="P906">textos descritivos do que aquela variável está indicando.<text:s/></text:p>
      <text:p text:style-name="P907">Para adicionar uma legenda, nós usamos um método<text:s/></text:p>
      <text:p text:style-name="P908">chamado.legend.<text:s/></text:p>
      <text:p text:style-name="P909">Esse método, por sua vez, recebe como parâmetro<text:s/></text:p>
      <text:p text:style-name="P910">uma lista de objetos patch.<text:s/></text:p>
      <text:p text:style-name="P911">Não se preocupe, eu vou explicar como funciona<text:s/></text:p>
      <text:p text:style-name="P912">os objetos patch durante a demonstração de código.<text:s/></text:p>
      <text:p text:style-name="P913">Por fim, para destacar alguma parte do gráfico,<text:s/></text:p>
      <text:p text:style-name="P914">nós podemos usar anotações.<text:s/></text:p>
      <text:p text:style-name="P915">Para fazer anotações no nosso gráfico nós<text:s/></text:p>
      <text:p text:style-name="P916">usamos o método.annotate.<text:s/></text:p>
      <text:p text:style-name="P917">Esse método recebe três parâmetros.<text:s/></text:p>
      <text:p text:style-name="P918">O primeiro xy, que é a localização que nós queremos anotar;<text:s/></text:p>
      <text:p text:style-name="P919">o segundo xytexto, que é a localização do texto<text:s/></text:p>
      <text:p text:style-name="P920">que queremos anotar;<text:s/></text:p>
      <text:soft-page-break/>
      <text:p text:style-name="P921">e arrowprops, que desenha uma seta entre o texto e o ponto que nós<text:s/></text:p>
      <text:p text:style-name="P922">estamos querendo destacar.<text:s/></text:p>
      <text:p text:style-name="P923">Como, por exemplo, um ponto de inflexão<text:s/></text:p>
      <text:p text:style-name="P924">numa curva que esteja sendo mostrada no gráfico.<text:s/></text:p>
      <text:p text:style-name="P925">Não se preocupe, todos esses detalhes você vai<text:s/></text:p>
      <text:p text:style-name="P926">ver na demonstração de código.<text:s/></text:p>
      <text:p text:style-name="Normal"/>
      <text:h text:style-name="P927" text:outline-level="3">Criando legendas e anotações<text:s/></text:h>
      <text:p text:style-name="P928">Quando você selecionar uma linha na transcrição, será direcionado à seção equivalente no vídeo<text:s/></text:p>
      <text:p text:style-name="P929">Bom, agora vamos colocar em prática o que vimos<text:s/></text:p>
      <text:p text:style-name="P930">na aula passada. Vamos começar importando as bibliotecas que nós<text:s/></text:p>
      <text:p text:style-name="P931">vamos utilizar. Além disso, vamos configurar o Jupyter para mostrar<text:s/></text:p>
      <text:p text:style-name="P932">os nossos gráficos, e eu já vou aproveitar e importar<text:s/></text:p>
      <text:p text:style-name="P933">o meu data set sobre carros.<text:s/></text:p>
      <text:p text:style-name="P934">Para demonstrar o uso dos métodos.xlabel<text:s/></text:p>
      <text:p text:style-name="P935">e ylabel, eu vou recriar os nossos objetos X e Y das aulas passadas<text:s/></text:p>
      <text:p text:style-name="P936">e desenhar um gráfico de barras.<text:s/></text:p>
      <text:p text:style-name="P937">Agora eu posso chamar os métodos xlabel e ylabel e pedir para o<text:s/></text:p>
      <text:p text:style-name="P938">gráfico ser desenhado.<text:s/></text:p>
      <text:p text:style-name="P939">Agora, quando executamos a célula,<text:s/></text:p>
      <text:p text:style-name="P940">nós conseguimos ver que o nosso gráfico tem<text:s/></text:p>
      <text:p text:style-name="P941">títulos nos dois eixos.<text:s/></text:p>
      <text:p text:style-name="P942">Vamos ver também como usar o método.legend<text:s/></text:p>
      <text:p text:style-name="P943">para criar uma legenda, mas antes eu preciso<text:s/></text:p>
      <text:p text:style-name="P944">importar do matplotlib um objeto chamado patches.<text:s/></text:p>
      <text:p text:style-name="P945">Eu, particularmente, prefiro montar o meu gráfico<text:s/></text:p>
      <text:p text:style-name="P946">e depois montar a legenda.<text:s/></text:p>
      <text:p text:style-name="P947">Então, vamos começar por ele.<text:s/></text:p>
      <text:p text:style-name="P948">Usando nosso velho amigo plot para desenhar<text:s/></text:p>
      <text:p text:style-name="P949">a variável mpg no gráfico.<text:s/></text:p>
      <text:p text:style-name="P950">Aqui eu também vou querer usar um método chamado title,<text:s/></text:p>
      <text:p text:style-name="P951">que serve para dar um título ao gráfico.<text:s/></text:p>
      <text:p text:style-name="P952">Para mostrar o nome dos carros no eixo X eu vou<text:s/></text:p>
      <text:p text:style-name="P953">usar o método xticks, que serve para indicar<text:s/></text:p>
      <text:p text:style-name="P954">onde eu posso colocar o nome de alguma coisa.<text:s/></text:p>
      <text:p text:style-name="P955">Por exemplo: no nosso caso, nós queremos nomear os carros,<text:s/></text:p>
      <text:p text:style-name="P956">então essa coisa são os carros.<text:s/></text:p>
      <text:p text:style-name="P957">Normalmente, o plot colocaria no eixo X números,<text:s/></text:p>
      <text:p text:style-name="P958">que são correspondentes ao índice do meu data frame,<text:s/></text:p>
      <text:p text:style-name="P959">ou da minha série.<text:s/></text:p>
      <text:p text:style-name="P960">Nesse caso, nós preferimos o nome,<text:s/></text:p>
      <text:p text:style-name="P961">então a gente usa o xsticks para fazer essa alteração.<text:s/></text:p>
      <text:p text:style-name="P962">Finalmente, eu vou criar a legenda usando o objeto em mpatches.<text:s/></text:p>
      <text:p text:style-name="P963">É importante saber o que a curva que vai se desenhada representa.<text:s/></text:p>
      <text:p text:style-name="P964">Então a legenda consegue associar uma cor à linha<text:s/></text:p>
      <text:p text:style-name="P965">e colocar um nome para ela.<text:s/></text:p>
      <text:p text:style-name="P966">Nesse caso, o nome que eu quero dar é mpg porque sabemos que mpg<text:s/></text:p>
      <text:soft-page-break/>
      <text:p text:style-name="P967">significa milhas por galão.<text:s/></text:p>
      <text:p text:style-name="P968">Além de criar o objeto para a legenda,<text:s/></text:p>
      <text:p text:style-name="P969">eu também preciso adicionar essa legenda ao gráfico,<text:s/></text:p>
      <text:p text:style-name="P970">então, para isso, vamos usar o nosso método.legend.<text:s/></text:p>
      <text:p text:style-name="P971">O parâmetro que recebe a legenda chama handles<text:s/></text:p>
      <text:p text:style-name="P972">e ele recebe uma lista.<text:s/></text:p>
      <text:p text:style-name="P973">Então você pode passar mais de uma<text:s/></text:p>
      <text:p text:style-name="P974">legenda caso seja necessário mostrar<text:s/></text:p>
      <text:p text:style-name="P975">mais de uma linha, por exemplo.<text:s/></text:p>
      <text:p text:style-name="P976">E, por fim, basta rodar a célula para ver o resultado.<text:s/></text:p>
      <text:p text:style-name="P977">No canto superior direito você consegue ver a legenda.<text:s/></text:p>
      <text:p text:style-name="P978">Embaixo você consegue ver os nomes dos carros.<text:s/></text:p>
      <text:p text:style-name="P979">Como o tamanho da minha figura é pequeno alguns<text:s/></text:p>
      <text:p text:style-name="P980">nomes se sobrepõem, mas se você brincar um pouco<text:s/></text:p>
      <text:p text:style-name="P981">com as dimensões da figura, você vai conseguir achar<text:s/></text:p>
      <text:p text:style-name="P982">uma posição em que os nomes não vão se sobrepor.<text:s/></text:p>
      <text:p text:style-name="P983">Por fim, vamos usar as anotações para mostrar<text:s/></text:p>
      <text:p text:style-name="P984">qual que é o pico de consumo máximo que um carro possa ter.<text:s/></text:p>
      <text:p text:style-name="P985">Primeiro nós precisamos identificar esse máximo.<text:s/></text:p>
      <text:p text:style-name="P986">Para isso vamos usar nosso agregador de máximo.<text:s/></text:p>
      <text:p text:style-name="P987">Agora chegou a vez de desenhar, de fato, o gráfico.<text:s/></text:p>
      <text:p text:style-name="P988">Eu vou copiar o código da célula anterior e colar<text:s/></text:p>
      <text:p text:style-name="P989">ele nessa célula nova.<text:s/></text:p>
      <text:p text:style-name="P990">Além disso, eu vou acrescentar a anotação usando o plt.annotate<text:s/></text:p>
      <text:p text:style-name="P991">e vou dizer qual é o texto que eu quero colocar,<text:s/></text:p>
      <text:p text:style-name="P992">qual é a posição, qual a posição do texto.<text:s/></text:p>
      <text:p text:style-name="P993">Vou definir também as informações sobre a minha<text:s/></text:p>
      <text:p text:style-name="P994">seta usando um dicionário para informar qual é a cor<text:s/></text:p>
      <text:p text:style-name="P995">e qual é o tamanho da seta.<text:s/></text:p>
      <text:p text:style-name="P996">Vale salientar que todos esses números em relação<text:s/></text:p>
      <text:p text:style-name="P997">à posição do texto, em relação à posição da seta,<text:s/></text:p>
      <text:p text:style-name="P998">eu descobri por meio de tentativa e erro,<text:s/></text:p>
      <text:p text:style-name="P999">então, o que eu recomendo que você faça é:<text:s/></text:p>
      <text:p text:style-name="P1000">escreva o gráfico uma vez, e tente brincar com as<text:s/></text:p>
      <text:p text:style-name="P1001">posições até encontrar uma posição que fique melhor.<text:s/></text:p>
      <text:p text:style-name="P1002">E, finalmente, rodando a célula para ver o resultado.<text:s/></text:p>
      <text:p text:style-name="P1003">Opa! Faltou uma letra aqui.<text:s/></text:p>
      <text:p text:style-name="P1004">Nós temos que o ponto mais alto é o do Toyota Corolla.<text:s/></text:p>
      <text:p text:style-name="P1005">Legal, não é? Com isso é possível fazer anotações<text:s/></text:p>
      <text:p text:style-name="P1006">de coisas interessantes a serem demonstradas<text:s/></text:p>
      <text:p text:style-name="P1007">no seu gráfico.<text:s/></text:p>
      <text:p text:style-name="P1008">Use sabiamente.<text:s/></text:p>
      <text:p text:style-name="Normal"/>
      <text:h text:style-name="P1009" text:outline-level="3">Séries temporais<text:s/></text:h>
      <text:p text:style-name="P1010">Quando você selecionar uma linha na transcrição, será direcionado à seção equivalente no vídeo<text:s/></text:p>
      <text:p text:style-name="P1011">Séries temporais indicam como valores de uma variável<text:s/></text:p>
      <text:p text:style-name="P1012">se comportam ao longo de um determinado período de tempo.<text:s/></text:p>
      <text:soft-page-break/>
      <text:p text:style-name="P1013">Esse tipo de dado é excelente para predizer o futuro<text:s/></text:p>
      <text:p text:style-name="P1014">com base em dados históricos.<text:s/></text:p>
      <text:p text:style-name="P1015">Usando modelos, como o modelo "Auto-regressivo<text:s/></text:p>
      <text:p text:style-name="P1016">Integrado de Médias Móveis", é possível, por exemplo,<text:s/></text:p>
      <text:p text:style-name="P1017">predizer vendas de uma empresa.<text:s/></text:p>
      <text:p text:style-name="P1018">Antes de seguirmos com as demonstrações de código,<text:s/></text:p>
      <text:p text:style-name="P1019">eu quero te mostrar alguns gráficos de séries temporais<text:s/></text:p>
      <text:p text:style-name="P1020">com diferentes tendências e sazonalidades.<text:s/></text:p>
      <text:p text:style-name="P1021">Esses 4 gráficos, todos mostram séries temporais.<text:s/></text:p>
      <text:p text:style-name="P1022">O primeiro, no canto superior à esquerda,<text:s/></text:p>
      <text:p text:style-name="P1023">é uma série temporal constante.<text:s/></text:p>
      <text:p text:style-name="P1024">Não podemos ver nenhuma tendência ou sazonalidade<text:s/></text:p>
      <text:p text:style-name="P1025">na variável ao longo do tempo.<text:s/></text:p>
      <text:p text:style-name="P1026">Uma série temporal apresenta tendências quando os valores<text:s/></text:p>
      <text:p text:style-name="P1027">das observações mostram um aumento ou uma diminuição<text:s/></text:p>
      <text:p text:style-name="P1028">ao longo do tempo, como é o caso do gráfico<text:s/></text:p>
      <text:p text:style-name="P1029">no canto superior direito, que está crescendo.<text:s/></text:p>
      <text:p text:style-name="P1030">No entanto, apesar de apresentar tendência,<text:s/></text:p>
      <text:p text:style-name="P1031">ele também não tem sazonalidade.<text:s/></text:p>
      <text:p text:style-name="P1032">Sazonalidade representa uma repetição de um<text:s/></text:p>
      <text:p text:style-name="P1033">padrão em determinados intervalos de tempo,<text:s/></text:p>
      <text:p text:style-name="P1034">como é o caso da série temporal constante e sazonal<text:s/></text:p>
      <text:p text:style-name="P1035">no canto inferior esquerdo.<text:s/></text:p>
      <text:p text:style-name="P1036">Por último, em algumas situações encontramos padrões se repetindo<text:s/></text:p>
      <text:p text:style-name="P1037">mesmo com o aumento ou a diminuição de valores,<text:s/></text:p>
      <text:p text:style-name="P1038">esse é o caso de uma série temporal sazonal com tendência.<text:s/></text:p>
      <text:p text:style-name="P1039">Agora que você já conhece séries temporais,<text:s/></text:p>
      <text:p text:style-name="P1040">podemos partir para o código na próxima aula.<text:s/></text:p>
      <text:p text:style-name="Normal"/>
      <text:h text:style-name="P1041" text:outline-level="3">Visualizando séries temporais<text:s/></text:h>
      <text:p text:style-name="P1042">Quando você selecionar uma linha na transcrição, será direcionado à seção equivalente no vídeo<text:s/></text:p>
      <text:p text:style-name="P1043">Agora vamos ver como colocar os dados de uma série<text:s/></text:p>
      <text:p text:style-name="P1044">temporal num gráfico.<text:s/></text:p>
      <text:p text:style-name="P1045">Vamos começar importando as nossas bibliotecas,<text:s/></text:p>
      <text:p text:style-name="P1046">e configurando nosso "Jupyter Notebook"<text:s/></text:p>
      <text:p text:style-name="P1047">para mostrar gráficos.<text:s/></text:p>
      <text:p text:style-name="P1048">Bom, dessa vez nós vamos usar um conjunto de dados que tem<text:s/></text:p>
      <text:p text:style-name="P1049">uma data para gente conseguir fazer a nossa série temporal.<text:s/></text:p>
      <text:p text:style-name="P1050">Eu vou copiar e colar o caminho para esse arquivo<text:s/></text:p>
      <text:p text:style-name="P1051">nas minhas anotações.<text:s/></text:p>
      <text:p text:style-name="P1052">Para ler os dados desse arquivo, nós vamos criar um novo objeto<text:s/></text:p>
      <text:p text:style-name="P1053">chamado "DF" e usar a nossa função favorita "pd.read_csv".<text:s/></text:p>
      <text:p text:style-name="P1054">Dessa vez, eu vou usar alguns parâmetros novos<text:s/></text:p>
      <text:p text:style-name="P1055">que você não viu ainda.<text:s/></text:p>
      <text:p text:style-name="P1056">O primeiro deles é o "Index_col" que fala para o<text:s/></text:p>
      <text:p text:style-name="P1057">"pandas" qual é a coluna que ele deve usar como índice.<text:s/></text:p>
      <text:p text:style-name="P1058">Nesse caso vamos usar a coluna de datas do pedido.<text:s/></text:p>
      <text:soft-page-break/>
      <text:p text:style-name="P1059">Lidar com séries temporais pode ser um tanto trabalhoso,<text:s/></text:p>
      <text:p text:style-name="P1060">porque nós temos que lidar com datas.<text:s/></text:p>
      <text:p text:style-name="P1061">Mas, já pensando nesse caso, o "pandas" tem uma função<text:s/></text:p>
      <text:p text:style-name="P1062">que faz o passe da data.<text:s/></text:p>
      <text:p text:style-name="P1063">E a gente pode chamar ela usando o argumento "parse_dates".<text:s/></text:p>
      <text:p text:style-name="P1064">Ainda, é importante salientar que esse arquivo<text:s/></text:p>
      <text:p text:style-name="P1065">tem um encode diferente do que nós vimos até agora,<text:s/></text:p>
      <text:p text:style-name="P1066">que é o encode "ISO 88591".<text:s/></text:p>
      <text:p text:style-name="P1067">Essa informação é importante pois o pandas precisa dela<text:s/></text:p>
      <text:p text:style-name="P1068">para conseguir ler esse arquivo.<text:s/></text:p>
      <text:p text:style-name="P1069">Então, eu vou usar um parâmetro chamado "encoding" para passar<text:s/></text:p>
      <text:p text:style-name="P1070">essa informação para o método.<text:s/></text:p>
      <text:p text:style-name="P1071">"Encoding".<text:s/></text:p>
      <text:p text:style-name="P1072">Vamos dar uma olhadinha no nosso data frame mostrando<text:s/></text:p>
      <text:p text:style-name="P1073">as primeiras linhas.<text:s/></text:p>
      <text:p text:style-name="P1074">Usando aquele método "head", Só que dessa vez eu só<text:s/></text:p>
      <text:p text:style-name="P1075">vou mostrar 3 linhas.<text:s/></text:p>
      <text:p text:style-name="P1076">Ah eu digitei errado a palavra.<text:s/></text:p>
      <text:p text:style-name="P1077">É "encoding".<text:s/></text:p>
      <text:p text:style-name="P1078">Pronto, agora nós conseguimos ver as 3 primeiras linhas<text:s/></text:p>
      <text:p text:style-name="P1079">do nosso data set. Como você pode ver nós temos algumas colunas<text:s/></text:p>
      <text:p text:style-name="P1080">disponíveis para trabalhar.<text:s/></text:p>
      <text:p text:style-name="P1081">E à nossa esquerda aparece a coluna "order date",<text:s/></text:p>
      <text:p text:style-name="P1082">como o índice do meu data set.<text:s/></text:p>
      <text:p text:style-name="P1083">Vamos observar a quantidade de pedidos com base no tempo.<text:s/></text:p>
      <text:p text:style-name="P1084">Para fazer isso, eu posso usar a coluna<text:s/></text:p>
      <text:p text:style-name="P1085">chamada "order quantity", que é referente à<text:s/></text:p>
      <text:p text:style-name="P1086">quantidade de pedidos, e pedir para rodar<text:s/></text:p>
      <text:p text:style-name="P1087">o "método plot".<text:s/></text:p>
      <text:p text:style-name="P1088">Nossa que bagunça!<text:s/></text:p>
      <text:p text:style-name="P1089">Isso quer dizer que nós temos muitos dados e o espaço não é<text:s/></text:p>
      <text:p text:style-name="P1090">o suficiente para mostra-los.<text:s/></text:p>
      <text:p text:style-name="P1091">Então, vamos usar o "método sample" do meu data frame,<text:s/></text:p>
      <text:p text:style-name="P1092">para poder pegar uma amostra de dados.<text:s/></text:p>
      <text:p text:style-name="P1093">Eu vou chamar essa amostra de "DF 2".<text:s/></text:p>
      <text:p text:style-name="P1094">Eu vou pedir para termos apenas 100 observações.<text:s/></text:p>
      <text:p text:style-name="P1095">Além disso, eu já vou configurar o meu gráfico.<text:s/></text:p>
      <text:p text:style-name="P1096">Por fim, eu vou pedir para o "Jupyter" mostrar o gráfico.<text:s/></text:p>
      <text:p text:style-name="P1097">Ah óbvio! Eu usei o objeto errado, tem que usar o objeto da mostra.<text:s/></text:p>
      <text:p text:style-name="P1098">Agora ficou muito melhor de ver.<text:s/></text:p>
      <text:p text:style-name="P1099">Com esse gráfico é possível entender a variação de vendas<text:s/></text:p>
      <text:p text:style-name="P1100">de acordo com o tempo.<text:s/></text:p>
      <text:p text:style-name="Normal"/>
      <text:p text:style-name="Normal"/>
      <text:h text:style-name="P1101" text:outline-level="3">Conhecendo histogramas, box plots e scatter plots<text:s/></text:h>
      <text:p text:style-name="P1102">Quando você selecionar uma linha na transcrição, será direcionado à seção equivalente no vídeo<text:s/></text:p>
      <text:soft-page-break/>
      <text:p text:style-name="P1103">Gráficos estatísticos facilitam a visualização<text:s/></text:p>
      <text:p text:style-name="P1104">de outliers de distribuições, ajudam a deduzir<text:s/></text:p>
      <text:p text:style-name="P1105">os tipos das variáveis, descobrir relacionamentos<text:s/></text:p>
      <text:p text:style-name="P1106">e deduzir correlações entre variáveis em um dataset.<text:s/></text:p>
      <text:p text:style-name="P1107">Para começar, um histograma é um gráfico simples que<text:s/></text:p>
      <text:p text:style-name="P1108">ajuda a enxergar a distribuição de dados.<text:s/></text:p>
      <text:p text:style-name="P1109">Já os "scatterplots" são uma ótima escolha para enxergar<text:s/></text:p>
      <text:p text:style-name="P1110">relacionamentos entre variáveis.<text:s/></text:p>
      <text:p text:style-name="P1111">As matrizes de scatterplot mostram correlações entre as variáveis.<text:s/></text:p>
      <text:p text:style-name="P1112">E por fim, os "boxplots" são úteis para estudar a dispersão<text:s/></text:p>
      <text:p text:style-name="P1113">dos dados e identificar os flyers.<text:s/></text:p>
      <text:p text:style-name="P1114">Na próxima aula eu vou te mostrar como construir esses gráficos.<text:s/></text:p>
      <text:p text:style-name="Normal"/>
      <text:p text:style-name="Normal"/>
      <text:h text:style-name="P1115" text:outline-level="3">Montando histogramas e box plots<text:s/></text:h>
      <text:p text:style-name="P1116">Quando você selecionar uma linha na transcrição, será direcionado à seção equivalente no vídeo<text:s/></text:p>
      <text:p text:style-name="P1117">Vamos aprender a montar histogramas,<text:s/></text:p>
      <text:p text:style-name="P1118">box plots e scatter plots.<text:s/></text:p>
      <text:p text:style-name="P1119">Para começar, vamos importar as nossas<text:s/></text:p>
      <text:p text:style-name="P1120">bibliotecas e configurar o "Jupyter Notebook"<text:s/></text:p>
      <text:p text:style-name="P1121">para mostrar gráficos.<text:s/></text:p>
      <text:p text:style-name="P1122">Vamos também, ler os dados do nosso dataset sobre carros.<text:s/></text:p>
      <text:p text:style-name="P1123">Eu vou copiar o código do último notebook,<text:s/></text:p>
      <text:p text:style-name="P1124">apenas para facilitar, mesmo, e colar aqui.<text:s/></text:p>
      <text:p text:style-name="P1125">Além disso, eu vou criar a nossa variável mpg.<text:s/></text:p>
      <text:p text:style-name="P1126">Assim como o gráfico de barra e gráficos de linha,<text:s/></text:p>
      <text:p text:style-name="P1127">eu posso usar o "pairplot" para mostrar histogramas.<text:s/></text:p>
      <text:p text:style-name="P1128">Para isto, basta eu usar o método "hist",<text:s/></text:p>
      <text:p text:style-name="P1129">e passar para ele o meu objeto.<text:s/></text:p>
      <text:p text:style-name="P1130">Por isso, eu também vou usar um método chamado "plt.show",<text:s/></text:p>
      <text:p text:style-name="P1131">para esconder o resultado desses cálculos.<text:s/></text:p>
      <text:p text:style-name="P1132">Assim, o resultado da célula é apenas o gráfico.<text:s/></text:p>
      <text:p text:style-name="P1133">Nós também podemos usar o "seaborn"<text:s/></text:p>
      <text:p text:style-name="P1134">para desenhar um histograma.<text:s/></text:p>
      <text:p text:style-name="P1135">O nome do método que nós queremos "seaborn" é o "distplot".<text:s/></text:p>
      <text:p text:style-name="P1136">Ele funciona parecido com o método hist do "pairplot",<text:s/></text:p>
      <text:p text:style-name="P1137">mas o histograma sai um pouco mais bonitinho,<text:s/></text:p>
      <text:p text:style-name="P1138">veja só.<text:s/></text:p>
      <text:p text:style-name="P1139">O resultado é um histograma que tem uma linha que mostra<text:s/></text:p>
      <text:p text:style-name="P1140">a distribuição dos nossos dados de forma muito mais<text:s/></text:p>
      <text:p text:style-name="P1141">clara do que só as barrinhas.<text:s/></text:p>
      <text:p text:style-name="P1142">Agora vamos ver como fazer "scatter plots".<text:s/></text:p>
      <text:p text:style-name="P1143">Mais uma vez, eu vou usar o nosso querido "método plot",<text:s/></text:p>
      <text:p text:style-name="P1144">e o "parâmetro kind" para definir que eu quero um scatter.<text:s/></text:p>
      <text:p text:style-name="P1145">Além disso, eu vou escolher 2 variáveis do meu dataset<text:s/></text:p>
      <text:p text:style-name="P1146">para indicar qual que é o "X" e qual que é o "Y".<text:s/></text:p>
      <text:soft-page-break/>
      <text:p text:style-name="P1147">"Hp" de "Horse Power" e "mpg" de milhas por galão.<text:s/></text:p>
      <text:p text:style-name="P1148">Eu ainda vou usar o parâmetro "C" para definir a cor<text:s/></text:p>
      <text:p text:style-name="P1149">do meu gráfico como cinza.<text:s/></text:p>
      <text:p text:style-name="P1150">E o tamanho das bolinhas que vão aparecer,<text:s/></text:p>
      <text:p text:style-name="P1151">vai ser definido pelo parâmetro "S".<text:s/></text:p>
      <text:p text:style-name="P1152">Da mesma forma que eu usei o "pandas" para plotar<text:s/></text:p>
      <text:p text:style-name="P1153">o scatter plot, eu posso fazer o scatter<text:s/></text:p>
      <text:p text:style-name="P1154">plot com o "seaborn".<text:s/></text:p>
      <text:p text:style-name="P1155">Ele funciona parecido com o plote do "pandas" mas<text:s/></text:p>
      <text:p text:style-name="P1156">com uma pequena diferença.<text:s/></text:p>
      <text:p text:style-name="P1157">Eu preciso passar os meus dados com um parâmetro ao<text:s/></text:p>
      <text:p text:style-name="P1158">invés de chamar esse método a partir do meu data set.<text:s/></text:p>
      <text:p text:style-name="P1159">E por fim o parâmetro "scatter = true".<text:s/></text:p>
      <text:p text:style-name="P1160">Na próxima aula, nós vamos continuar com esse<text:s/></text:p>
      <text:p text:style-name="P1161">notebook e ver os demais gráficos estatísticos.<text:s/></text:p>
      <text:p text:style-name="Normal"/>
      <text:p text:style-name="Normal"/>
      <text:h text:style-name="P1162" text:outline-level="3">Montando matrizes de scatter plots<text:s/></text:h>
      <text:p text:style-name="P1163">Quando você selecionar uma linha na transcrição, será direcionado à seção equivalente no vídeo<text:s/></text:p>
      <text:p text:style-name="P1164">Continuando de onde paramos na aula passada,<text:s/></text:p>
      <text:p text:style-name="P1165">agora que você já sabe com o que um scatter plot se parece,<text:s/></text:p>
      <text:p text:style-name="P1166">podemos fazer matrizes desse tipo de gráfico.<text:s/></text:p>
      <text:p text:style-name="P1167">Para isso, vamos usar o método do "seaborn",<text:s/></text:p>
      <text:p text:style-name="P1168">o "pairplot".<text:s/></text:p>
      <text:p text:style-name="P1169">Isso pode demorar um pouquinho, porque ele está comparando<text:s/></text:p>
      <text:p text:style-name="P1170">todas as variáveis com todas as variáveis,<text:s/></text:p>
      <text:p text:style-name="P1171">então é muita comparação e muitos gráficos para gerar<text:s/></text:p>
      <text:p text:style-name="P1172">dentro da mesma imagem.<text:s/></text:p>
      <text:p text:style-name="P1173">Ficou muita informação, né?<text:s/></text:p>
      <text:p text:style-name="P1174">Como está muito pequeno para gente conseguir entender<text:s/></text:p>
      <text:p text:style-name="P1175">o que está acontecendo, vamos escolher apenas<text:s/></text:p>
      <text:p text:style-name="P1176">algumas variáveis e fazer esse gráfico novamente,<text:s/></text:p>
      <text:p text:style-name="P1177">assim nós vamos conseguir estuda-las melhor.<text:s/></text:p>
      <text:p text:style-name="P1178">Pra isso, eu criei um objeto chamado "colunas" e dentro<text:s/></text:p>
      <text:p text:style-name="P1179">desse objeto eu vou colocar o nome de 4 variáveis:<text:s/></text:p>
      <text:p text:style-name="P1180">mpg; disp; hp; e wt.<text:s/></text:p>
      <text:p text:style-name="P1181">Agora, precisamos criar um novo data frame apenas<text:s/></text:p>
      <text:p text:style-name="P1182">com essas colunas.<text:s/></text:p>
      <text:p text:style-name="P1183">Primeiro, eu uso os colchetes para escolher<text:s/></text:p>
      <text:p text:style-name="P1184">as colunas que eu quero, e depois eu uso o atributo<text:s/></text:p>
      <text:p text:style-name="P1185">"values" para pegar apenas os valores dessas colunas.<text:s/></text:p>
      <text:p text:style-name="P1186">Em seguida, eu uso o parâmetro "columns" e passo para ele,<text:s/></text:p>
      <text:p text:style-name="P1187">o objeto "colunas" para dar nome as colunas do meu novo dataframe.<text:s/></text:p>
      <text:p text:style-name="P1188">Além disso, eu vou criar uma nova coluna onde eu vou<text:s/></text:p>
      <text:p text:style-name="P1189">definir os grupos dos meus carros.<text:s/></text:p>
      <text:p text:style-name="P1190">Para isso acontecer, eu separei os valores da<text:s/></text:p>
      <text:soft-page-break/>
      <text:p text:style-name="P1191">coluna "am" do meu data set original e criei uma coluna<text:s/></text:p>
      <text:p text:style-name="P1192">chamada grupo no meu novo df.<text:s/></text:p>
      <text:p text:style-name="P1193">Agora, eu posso usar novamente a função "pairplot" do "Seaborn",<text:s/></text:p>
      <text:p text:style-name="P1194">para criar uma nova matriz "descarta plots".<text:s/></text:p>
      <text:p text:style-name="P1195">Além disso, eu vou usar um parâmetro<text:s/></text:p>
      <text:p text:style-name="P1196">chamado "hue" para definir quais grupos eu devo<text:s/></text:p>
      <text:p text:style-name="P1197">colorir de qual cor.<text:s/></text:p>
      <text:p text:style-name="P1198">E também, eu vou usar o parâmetro "palette" para definir um padrão<text:s/></text:p>
      <text:p text:style-name="P1199">de escolha de cores.<text:s/></text:p>
      <text:p text:style-name="P1200">Agora assim fica bem mais fácil fazer comparações e observações<text:s/></text:p>
      <text:p text:style-name="P1201">sobre os meus conjuntos de dados.<text:s/></text:p>
      <text:p text:style-name="P1202">Para finalizar essa aula, vamos construir "box plots".<text:s/></text:p>
      <text:p text:style-name="P1203">Existem duas maneiras de construir box plots.<text:s/></text:p>
      <text:p text:style-name="P1204">Uma, é usando o próprio método "box plot"<text:s/></text:p>
      <text:p text:style-name="P1205">do meu dataframe, e a outra é usando o seaborn.<text:s/></text:p>
      <text:p text:style-name="P1206">E eu vou chamar o método duas vezes para conseguir fazer os box<text:s/></text:p>
      <text:p text:style-name="P1207">plots das minhas três variáveis.<text:s/></text:p>
      <text:p text:style-name="P1208">E agora, vamos fazer o mesmo gráfico com o seaborn.<text:s/></text:p>
      <text:p text:style-name="P1209">Que tem um resultado parecido, porém com cores mais amigáveis,<text:s/></text:p>
      <text:p text:style-name="P1210">já que o define o parâmetro "pallette".<text:s/></text:p>
      <text:p text:style-name="P1211">Além disso, o seaborn também coloca o título dos eixos<text:s/></text:p>
      <text:p text:style-name="P1212">em um formato mais interessante do que o "matplotlib".<text:s/></text:p>
      <text:p text:style-name="P1213">Pode ficar à vontade para escolher a sua forma<text:s/></text:p>
      <text:p text:style-name="P1214">preferida de fazer box plots.<text:s/></text:p>
      <text:p text:style-name="Normal"/>
      <text:p text:style-name="Normal"/>
      <text:h text:style-name="P1215" text:outline-level="3">Arrays e Numpy<text:s/></text:h>
      <text:p text:style-name="P1216">Quando você selecionar uma linha na transcrição, será direcionado à seção equivalente no vídeo<text:s/></text:p>
      <text:p text:style-name="P1217">Você já tentou usar um aplicativo de planilhas<text:s/></text:p>
      <text:p text:style-name="P1218">para fazer cálculos em uma planilha com mais de 300.000<text:s/></text:p>
      <text:p text:style-name="P1219">linhas? O que aconteceu?<text:s/></text:p>
      <text:p text:style-name="P1220">Se o aplicativo não travou, ele demorou bastante<text:s/></text:p>
      <text:p text:style-name="P1221">para terminar todos os cálculos.<text:s/></text:p>
      <text:p text:style-name="P1222">Pensando nesse tipo de problema que o "Numpy" foi construído.<text:s/></text:p>
      <text:p text:style-name="P1223">Ele facilita a execução de cálculos com os dados<text:s/></text:p>
      <text:p text:style-name="P1224">que estão armazenados em "arrays" e matrizes,<text:s/></text:p>
      <text:p text:style-name="P1225">mesmo que você tem uma quantidade<text:s/></text:p>
      <text:p text:style-name="P1226">gigante de dados. Você já ouviu bastante sobre "arrays" nesse curso,<text:s/></text:p>
      <text:p text:style-name="P1227">mas apenas para te dar uma definição formal,<text:s/></text:p>
      <text:p text:style-name="P1228">um "arrays" é um objeto unidimensional<text:s/></text:p>
      <text:p text:style-name="P1229">que contém um conjunto de elementos do mesmo<text:s/></text:p>
      <text:p text:style-name="P1230">tipo.<text:s/></text:p>
      <text:p text:style-name="P1231">Aqui está uma lista de operadores matemáticos em "python".<text:s/></text:p>
      <text:p text:style-name="P1232">Nós usamos os mesmos símbolos que você encontra<text:s/></text:p>
      <text:p text:style-name="P1233">em qualquer calculadora.<text:s/></text:p>
      <text:p text:style-name="P1234">Mantenha isso em mente, pois na demonstração<text:s/></text:p>
      <text:soft-page-break/>
      <text:p text:style-name="P1235">de código a seguir eu vou te mostrar como usar esses<text:s/></text:p>
      <text:p text:style-name="P1236">símbolos para fazer operações aritméticas com arrays.<text:s/></text:p>
      <text:p text:style-name="P1237">Agora vamos ver como criar arrays usando o NumPy,<text:s/></text:p>
      <text:p text:style-name="P1238">e usar os nossos símbolos aritméticos<text:s/></text:p>
      <text:p text:style-name="P1239">para executar operações.<text:s/></text:p>
      <text:p text:style-name="P1240">Primeiro vamos importar as bibliotecas.<text:s/></text:p>
      <text:p text:style-name="P1241">E eu também vou importar um método que gera números aleatoriamente.<text:s/></text:p>
      <text:p text:style-name="P1242">Random.<text:s/></text:p>
      <text:p text:style-name="P1243">"Import randn".<text:s/></text:p>
      <text:p text:style-name="P1244">Além disso, eu só quero ver números com até 2 casas decimais,<text:s/></text:p>
      <text:p text:style-name="P1245">então eu vou usar uma configuração do numpy para mostrar apenas<text:s/></text:p>
      <text:p text:style-name="P1246">as 2 casas depois da vírgula.<text:s/></text:p>
      <text:p text:style-name="P1247">Para fazer isso acontecer eu uso o método "set print options"<text:s/></text:p>
      <text:p text:style-name="P1248">e eu passo para método "precision" com o valor de 2.<text:s/></text:p>
      <text:p text:style-name="P1249">Então, para gente começar a usar os nossos arrays,<text:s/></text:p>
      <text:p text:style-name="P1250">eu preciso criar arrays.<text:s/></text:p>
      <text:p text:style-name="P1251">Vamos criar uma array aqui, chamar ele de...<text:s/></text:p>
      <text:p text:style-name="P1252">"A". Eu posso criar arrays usando lista de inteiros,<text:s/></text:p>
      <text:p text:style-name="P1253">ou strings, ou qualquer outro tipo de variável,<text:s/></text:p>
      <text:p text:style-name="P1254">mas aqui vamos usar inteiras para poder,<text:s/></text:p>
      <text:p text:style-name="P1255">a gente conseguir também fazer continhas com eles.<text:s/></text:p>
      <text:p text:style-name="P1256">1,2,3...<text:s/></text:p>
      <text:p text:style-name="P1257">5,6.<text:s/></text:p>
      <text:p text:style-name="P1258">O método para criar arrays se chama array.<text:s/></text:p>
      <text:p text:style-name="P1259">Não tem esse "S".<text:s/></text:p>
      <text:p text:style-name="P1260">Corrigindo!<text:s/></text:p>
      <text:p text:style-name="P1261">Agora temos nosso array "A" com esses 6 itens.<text:s/></text:p>
      <text:p text:style-name="P1262">Existe outra forma de criar arrays,<text:s/></text:p>
      <text:p text:style-name="P1263">que é usando a atribuição.<text:s/></text:p>
      <text:p text:style-name="P1264">Para isso eu vou começar configurando o nosso seed.<text:s/></text:p>
      <text:p text:style-name="P1265">Assim você vai conseguir ver os mesmos resultados que eu.<text:s/></text:p>
      <text:p text:style-name="P1266">Eu vou criar um novo array.<text:s/></text:p>
      <text:p text:style-name="P1267">Pra isso eu vou usar o nosso método gerador<text:s/></text:p>
      <text:p text:style-name="P1268">de números aleatórios.<text:s/></text:p>
      <text:p text:style-name="P1269">E falar que eu quero 6 números.<text:s/></text:p>
      <text:p text:style-name="P1270">E por fim, vou chamar o nome do nosso array novo,<text:s/></text:p>
      <text:p text:style-name="P1271">"B" para ele mostrar o resultado.<text:s/></text:p>
      <text:p text:style-name="P1272">Uma dica muito importante, é que a maioria dos<text:s/></text:p>
      <text:p text:style-name="P1273">métodos do numpy, tem como resultado arrays,<text:s/></text:p>
      <text:p text:style-name="P1274">então, quase sempre, você vai encontrar arrays<text:s/></text:p>
      <text:p text:style-name="P1275">como resposta de algum método.<text:s/></text:p>
      <text:p text:style-name="P1276">Por exemplo, o nosso amigo "np.arange".<text:s/></text:p>
      <text:p text:style-name="P1277">Eu vou criar um novo array com ele.<text:s/></text:p>
      <text:p text:style-name="P1278">E eu quero que ele tenha de 1 até 35.<text:s/></text:p>
      <text:p text:style-name="P1279">Legal né? Agora a gente pode fazer operações aritméticas com nossos arrays.<text:s/></text:p>
      <text:p text:style-name="P1280">Por exemplo, eu poderia somar o array "A" com o array "B".<text:s/></text:p>
      <text:p text:style-name="P1281">Eu posso multiplicar um array por um número.<text:s/></text:p>
      <text:p text:style-name="P1282">Lembre-se, né, o nosso array "A", ele vai de 1 até 6,<text:s/></text:p>
      <text:p text:style-name="P1283">quando eu multiplico ele por 10, todos os valores são<text:s/></text:p>
      <text:p text:style-name="P1284">multiplicados por 10.<text:s/></text:p>
      <text:soft-page-break/>
      <text:p text:style-name="P1285">Eu também posso fazer um dividido pelo outro,<text:s/></text:p>
      <text:p text:style-name="P1286">e um menos o outro.<text:s/></text:p>
      <text:p text:style-name="P1287">Na próxima aula, você vai entender<text:s/></text:p>
      <text:p text:style-name="P1288">como fazer esse mesmo tipo de operação<text:s/></text:p>
      <text:p text:style-name="P1289">com matrizes.<text:s/></text:p>
      <text:p text:style-name="Normal"/>
      <text:p text:style-name="Normal"/>
      <text:h text:style-name="P1290" text:outline-level="3">Matrizes e Numpy<text:s/></text:h>
      <text:p text:style-name="P1291">Quando você selecionar uma linha na transcrição, será direcionado à seção equivalente no vídeo<text:s/></text:p>
      <text:p text:style-name="P1292">Diferentemente de arrays, matrizes são objetos que contém<text:s/></text:p>
      <text:p text:style-name="P1293">conjuntos de dados bidimensionais.<text:s/></text:p>
      <text:p text:style-name="P1294">Basicamente, matrizes são arrays de arrays.<text:s/></text:p>
      <text:p text:style-name="P1295">Uma coisa para se manter em mente quando estivermos<text:s/></text:p>
      <text:p text:style-name="P1296">multiplicando ou dividindo um array por uma matriz,<text:s/></text:p>
      <text:p text:style-name="P1297">é que eu numpy, sempre vai fazer<text:s/></text:p>
      <text:p text:style-name="P1298">a operação item a item, seguindo a ordem dos índices.<text:s/></text:p>
      <text:p text:style-name="P1299">Por exemplo, se nós pegarmos um array "D",<text:s/></text:p>
      <text:p text:style-name="P1300">multiplicarmos pela matriz "A", o numpy vai<text:s/></text:p>
      <text:p text:style-name="P1301">multiplicar "A1" por "D1";<text:s/></text:p>
      <text:p text:style-name="P1302">"A2" por "D2"; e "C3" por "D3", e assim sucessivamente.para<text:s/></text:p>
      <text:p text:style-name="P1303">todas as linhas da matriz A, e o mesmo acontece com a divisão.<text:s/></text:p>
      <text:p text:style-name="P1304">Além disso, eu quero te mostrar mais duas operações<text:s/></text:p>
      <text:p text:style-name="P1305">que você deve ter visto no ensino médio e que o numpy<text:s/></text:p>
      <text:p text:style-name="P1306">calcula facilmente para gente.<text:s/></text:p>
      <text:p text:style-name="P1307">A primeira é o produto escalar, que é uma operação matemática<text:s/></text:p>
      <text:p text:style-name="P1308">que pega dois vetores e retorna um único número<text:s/></text:p>
      <text:p text:style-name="P1309">conhecido como "escalar".<text:s/></text:p>
      <text:p text:style-name="P1310">A segunda, é a de multiplicação de matrizes que toma duas<text:s/></text:p>
      <text:p text:style-name="P1311">matrizes e tem como resultado uma nova matriz.<text:s/></text:p>
      <text:p text:style-name="P1312">Apenas para relembrar, ao multiplicar matrizes<text:s/></text:p>
      <text:p text:style-name="P1313">nós pegamos a primeira linha da primeira matriz<text:s/></text:p>
      <text:p text:style-name="P1314">e multiplicamos item a item, pela primeira coluna<text:s/></text:p>
      <text:p text:style-name="P1315">da segunda matriz.<text:s/></text:p>
      <text:p text:style-name="P1316">Por fim, para obtermos o primeiro número da primeira<text:s/></text:p>
      <text:p text:style-name="P1317">linha da matriz resultante, precisamos somar o resultado<text:s/></text:p>
      <text:p text:style-name="P1318">das multiplicações.<text:s/></text:p>
      <text:p text:style-name="P1319">E assim sucessivamente para todos os números da matriz resultante.<text:s/></text:p>
      <text:p text:style-name="P1320">Agora vamos ver como o numpy facilita esse trabalho para gente.<text:s/></text:p>
      <text:p text:style-name="P1321">Bom, vamos começar com as nossas bibliotecas.<text:s/></text:p>
      <text:p text:style-name="P1322">E ir importando também o nosso gerador de números randômicos.<text:s/></text:p>
      <text:p text:style-name="P1323">Também vamos configurar o jupyter notebook para precisão de 2<text:s/></text:p>
      <text:p text:style-name="P1324">pontos depois da casa decimal.<text:s/></text:p>
      <text:p text:style-name="P1325">Para multiplicar matrizes e arrays,<text:s/></text:p>
      <text:p text:style-name="P1326">vamos primeiro criar uma matriz e um array<text:s/></text:p>
      <text:p text:style-name="P1327">que a gente possa utilizar.<text:s/></text:p>
      <text:p text:style-name="P1328">Criando o array "A", com 3 itens.<text:s/></text:p>
      <text:soft-page-break/>
      <text:p text:style-name="P1329">E uma matriz "AA" com 3 linhas e 3 colunas.<text:s/></text:p>
      <text:p text:style-name="P1330">Agora podemos fazer a multiplicação.<text:s/></text:p>
      <text:p text:style-name="P1331">"A" x "AA" Perceba que a matriz resultante é o resultado da<text:s/></text:p>
      <text:p text:style-name="P1332">multiplicação item a item das linhas da matriz pelo nosso array.<text:s/></text:p>
      <text:p text:style-name="P1333">Agora, vamos criar uma nova matriz para executar<text:s/></text:p>
      <text:p text:style-name="P1334">a multiplicação de matrizes.<text:s/></text:p>
      <text:p text:style-name="P1335">Eu vou chamar essa nova matriz de "BB" e usar<text:s/></text:p>
      <text:p text:style-name="P1336">o método "np.arange"<text:s/></text:p>
      <text:p text:style-name="P1337">para gerar números de 0 a 9, e usar o método "reshape"<text:s/></text:p>
      <text:p text:style-name="P1338">para transformar esse array unidimensional em um<text:s/></text:p>
      <text:p text:style-name="P1339">array bidimensional, contendo 3 linhas e 3 colunas.<text:s/></text:p>
      <text:p text:style-name="P1340">E agora vamos multiplicar "AA"<text:s/></text:p>
      <text:p text:style-name="P1341">pôr "BB".<text:s/></text:p>
      <text:p text:style-name="P1342">Perceba uma coisa, essa é multiplicação não é<text:s/></text:p>
      <text:p text:style-name="P1343">a multiplicação de matrizes que nós conhecemos.<text:s/></text:p>
      <text:p text:style-name="P1344">O que aconteceu foi que quando usamos o símbolo de multiplicação,<text:s/></text:p>
      <text:p text:style-name="P1345">ou numpy achou que nós precisamos multiplicar<text:s/></text:p>
      <text:p text:style-name="P1346">item a item das duas matrizes.<text:s/></text:p>
      <text:p text:style-name="P1347">O que nós queremos é fazer a multiplicação de matrizes,<text:s/></text:p>
      <text:p text:style-name="P1348">para isso, nós vamos usar o método "dot" basta chamar esse método<text:s/></text:p>
      <text:p text:style-name="P1349">do nosso numpy e passar para ele as nossas duas matrizes.<text:s/></text:p>
      <text:p text:style-name="P1350">Agora sim nós temos uma matriz multiplicada pela outra.<text:s/></text:p>
      <text:p text:style-name="P1351">É com esse método, também, que nós fazemos<text:s/></text:p>
      <text:p text:style-name="P1352">o cálculo do escalar.<text:s/></text:p>
      <text:p text:style-name="P1353">Para isso vamos criar um novo array.<text:s/></text:p>
      <text:p text:style-name="P1354">Eu simplesmente, estou multiplicando o meu<text:s/></text:p>
      <text:p text:style-name="P1355">array "A" por 3 para temos como resultado o array "B".<text:s/></text:p>
      <text:p text:style-name="P1356">E agora podemos calcular o produto<text:s/></text:p>
      <text:p text:style-name="P1357">escalar de "A" por "B".<text:s/></text:p>
      <text:p text:style-name="P1358">Mais uma vez usando o nosso método "dot".<text:s/></text:p>
      <text:p text:style-name="P1359">E assim, conseguimos o produto escalar de "A"<text:s/></text:p>
      <text:p text:style-name="P1360">por "B" que é igual a 15.<text:s/></text:p>
      <text:p text:style-name="P1361">Na próxima aula vamos falar sobre estatística descritiva.<text:s/></text:p>
      <text:p text:style-name="Normal"/>
      <text:h text:style-name="P1362" text:outline-level="3">Estatística Descritiva<text:s/></text:h>
      <text:p text:style-name="P1363">Quando você selecionar uma linha na transcrição, será direcionado à seção equivalente no vídeo<text:s/></text:p>
      <text:p text:style-name="P1364">A estatística descritiva é uma<text:s/></text:p>
      <text:p text:style-name="P1365">forma numérica de descrever<text:s/></text:p>
      <text:p text:style-name="P1366">os seus dados. Nós podemos dividir a estatística descritiva em dois grupos.<text:s/></text:p>
      <text:p text:style-name="P1367">Um deles descreve os valores de uma ou mais variáveis<text:s/></text:p>
      <text:p text:style-name="P1368">do seu conjunto de dados, enquanto outro descreve<text:s/></text:p>
      <text:p text:style-name="P1369">a dispersão dos valores encontrados nas variáveis.<text:s/></text:p>
      <text:p text:style-name="P1370">Aqui está uma lista das estatísticas descritivas<text:s/></text:p>
      <text:p text:style-name="P1371">que descrevem as observações de uma variável.<text:s/></text:p>
      <text:p text:style-name="P1372">Elas são: soma; mediana;<text:s/></text:p>
      <text:p text:style-name="P1373">média; e máximo.<text:s/></text:p>
      <text:p text:style-name="P1374">Também temos uma lista de estatísticas descritivas<text:s/></text:p>
      <text:soft-page-break/>
      <text:p text:style-name="P1375">que descreve a dispersão de uma variável.<text:s/></text:p>
      <text:p text:style-name="P1376">Elas são: desvio padrão;<text:s/></text:p>
      <text:p text:style-name="P1377">variância; contagens;<text:s/></text:p>
      <text:p text:style-name="P1378">e quartis. Se isso não está fazendo muito sentido ainda,<text:s/></text:p>
      <text:p text:style-name="P1379">não se preocupe!<text:s/></text:p>
      <text:p text:style-name="P1380">Na demonstração de código eu vou mostrar um exemplo que vai<text:s/></text:p>
      <text:p text:style-name="P1381">ajudar a clarear o que todas essas estatísticas representam.<text:s/></text:p>
      <text:p text:style-name="P1382">Mas antes, de partirmos para o código,<text:s/></text:p>
      <text:p text:style-name="P1383">você precisa saber para o que a estatística<text:s/></text:p>
      <text:p text:style-name="P1384">descritiva pode ser usada.<text:s/></text:p>
      <text:p text:style-name="P1385">Podemos encontrar outliers, ou seja, os pontos<text:s/></text:p>
      <text:p text:style-name="P1386">e as observações que fogem do padrão<text:s/></text:p>
      <text:p text:style-name="P1387">dentro dos seus dados.<text:s/></text:p>
      <text:p text:style-name="P1388">Planejar os passos a serem executados no pré-processamento<text:s/></text:p>
      <text:p text:style-name="P1389">de dados, como transformações e conversões,<text:s/></text:p>
      <text:p text:style-name="P1390">e por último, a estatística descritiva pode te ajudar<text:s/></text:p>
      <text:p text:style-name="P1391">a escolher variáveis a serem utilizadas<text:s/></text:p>
      <text:p text:style-name="P1392">no aprendizado de máquinas, também conhecido comumente<text:s/></text:p>
      <text:p text:style-name="P1393">como "machine learning".<text:s/></text:p>
      <text:p text:style-name="P1394">Na próxima aula, vamos ver como fazer a estatística<text:s/></text:p>
      <text:p text:style-name="P1395">descritiva dos nossos dados.<text:s/></text:p>
      <text:p text:style-name="Normal"/>
      <text:h text:style-name="P1396" text:outline-level="3">Investigando valores numéricos<text:s/></text:h>
      <text:p text:style-name="P1397">Quando você selecionar uma linha na transcrição, será direcionado à seção equivalente no vídeo<text:s/></text:p>
      <text:p text:style-name="P1398">Agora vamos ver como usar o pandas para calcular<text:s/></text:p>
      <text:p text:style-name="P1399">as estatísticas descritivas que descrevem as observações<text:s/></text:p>
      <text:p text:style-name="P1400">de uma variável. Para começar vamos importar o pandas.<text:s/></text:p>
      <text:p text:style-name="P1401">Além disso, nós vamos usar o nosso data set sobre carros<text:s/></text:p>
      <text:p text:style-name="P1402">para fazer essas continhas.<text:s/></text:p>
      <text:p text:style-name="P1403">Eu vou copiar o código das minhas anotações que faz a leitura desses<text:s/></text:p>
      <text:p text:style-name="P1404">dados e vou colar nessa sala.<text:s/></text:p>
      <text:p text:style-name="P1405">Para começar, vamos executar um somatório<text:s/></text:p>
      <text:p text:style-name="P1406">de todas as observações para todas as variáveis<text:s/></text:p>
      <text:p text:style-name="P1407">do nosso conjunto de dados.<text:s/></text:p>
      <text:p text:style-name="P1408">É possível fazer isso de uma só vez usando o método "sum" que já<text:s/></text:p>
      <text:p text:style-name="P1409">vem embutido no meu data frame.<text:s/></text:p>
      <text:p text:style-name="P1410">Repare que a soma só é executada para as<text:s/></text:p>
      <text:p text:style-name="P1411">variáveis que são numéricas.<text:s/></text:p>
      <text:p text:style-name="P1412">Caso queira executar um somatório para os<text:s/></text:p>
      <text:p text:style-name="P1413">valores de cada observação, individualmente,<text:s/></text:p>
      <text:p text:style-name="P1414">eu posso usar o parâmetro "axis=1" junto a minha função "sum".<text:s/></text:p>
      <text:p text:style-name="P1415">Veja.<text:s/></text:p>
      <text:p text:style-name="P1416">Assim, ao invés de executar a soma para cada coluna,<text:s/></text:p>
      <text:p text:style-name="P1417">o pandas faz a soma linha a linha.<text:s/></text:p>
      <text:p text:style-name="P1418">Agora vamos ver como calcular a mediana.<text:s/></text:p>
      <text:p text:style-name="P1419">A mediana é a estatística que calcula o ponto que<text:s/></text:p>
      <text:p text:style-name="P1420">divide o meu data set em números iguais de observação.<text:s/></text:p>
      <text:soft-page-break/>
      <text:p text:style-name="P1421">De um lado e de outro.<text:s/></text:p>
      <text:p text:style-name="P1422">Para calcular esse número, basta eu usar o método "median".<text:s/></text:p>
      <text:p text:style-name="P1423">E assim, temos a mediana de cada uma das colunas numéricas.<text:s/></text:p>
      <text:p text:style-name="P1424">Caso você queira executar a média aritmética de cada<text:s/></text:p>
      <text:p text:style-name="P1425">uma das minhas variáveis, você pode usar o método "mean".<text:s/></text:p>
      <text:p text:style-name="P1426">Por fim, nós podemos calcular o máximo de cada<text:s/></text:p>
      <text:p text:style-name="P1427">uma das variáveis usando o método "Max".<text:s/></text:p>
      <text:p text:style-name="P1428">E caso você queira saber qual linha contém esse valor,<text:s/></text:p>
      <text:p text:style-name="P1429">você pode usar o método "ID Max" para cada uma das variáveis.<text:s/></text:p>
      <text:p text:style-name="P1430">Por exemplo, vamos calcular<text:s/></text:p>
      <text:p text:style-name="P1431">o "ID Max" do mpg.<text:s/></text:p>
      <text:p text:style-name="P1432">Com isso, nós sabemos que a linha 19,<text:s/></text:p>
      <text:p text:style-name="P1433">é a linha que contém o maior valor encontrado para a variável mpg.<text:s/></text:p>
      <text:p text:style-name="P1434">Legal, não é mesmo?<text:s/></text:p>
      <text:p text:style-name="Normal"/>
      <text:p text:style-name="Normal"/>
      <text:h text:style-name="P1435" text:outline-level="3">Investigando a dispersão de uma variável<text:s/></text:h>
      <text:p text:style-name="P1436">Quando você selecionar uma linha na transcrição, será direcionado à seção equivalente no vídeo<text:s/></text:p>
      <text:p text:style-name="P1437">Agora, vamos ver como usar o Pandas para fazer<text:s/></text:p>
      <text:p text:style-name="P1438">a estatística descritiva da dispersão de uma variável.<text:s/></text:p>
      <text:p text:style-name="P1439">Para começar, vamos importar a nossa biblioteca e,<text:s/></text:p>
      <text:p text:style-name="P1440">em seguida, ler mais uma vez o nosso "dataset" sobre carros.<text:s/></text:p>
      <text:p text:style-name="P1441">Vamos aproveitar e calcular o desvio padrão para todas<text:s/></text:p>
      <text:p text:style-name="P1442">as nossas variáveis.<text:s/></text:p>
      <text:p text:style-name="P1443">Para isso, nós podemos usar o método chamado STD,<text:s/></text:p>
      <text:p text:style-name="P1444">que significa "Standard Deviation".<text:s/></text:p>
      <text:p text:style-name="P1445">Assim como os métodos da aula passada,<text:s/></text:p>
      <text:p text:style-name="P1446">esse também é um método embutido do meu DataFrame.<text:s/></text:p>
      <text:p text:style-name="P1447">Agora, vamos ver como calcular a variância dos meus dados.<text:s/></text:p>
      <text:p text:style-name="P1448">Veja bem, a variância é um cálculo para dizer o quão<text:s/></text:p>
      <text:p text:style-name="P1449">disperso estão os meus dados, quanto espalhados eles<text:s/></text:p>
      <text:p text:style-name="P1450">estão em relação ao todo.<text:s/></text:p>
      <text:p text:style-name="P1451">O desvio padrão, por sua vez, é calculado como a<text:s/></text:p>
      <text:p text:style-name="P1452">raiz quadrada da variância.<text:s/></text:p>
      <text:p text:style-name="P1453">A vantagem de usar o desvio padrão ao invés da variância é que<text:s/></text:p>
      <text:p text:style-name="P1454">o desvio padrão geralmente está na mesma medida que os seus dados.<text:s/></text:p>
      <text:p text:style-name="P1455">Você pode notar, por exemplo, que a variância<text:s/></text:p>
      <text:p text:style-name="P1456">do "disp" é um número muito mais elevado do que o valor<text:s/></text:p>
      <text:p text:style-name="P1457">do desvio padrão.<text:s/></text:p>
      <text:p text:style-name="P1458">Agora, vamos ver como calcular a contagem de valores para as<text:s/></text:p>
      <text:p text:style-name="P1459">nossas variáveis.<text:s/></text:p>
      <text:p text:style-name="P1460">Para isso, vamos usar o método "value_counts".<text:s/></text:p>
      <text:p text:style-name="P1461">Ao usar o método "value_counts" na variável "quantidade de marchas",<text:s/></text:p>
      <text:p text:style-name="P1462">nós conseguimos ver quantos carros tem três,<text:s/></text:p>
      <text:p text:style-name="P1463">quatro ou cinco marchas.<text:s/></text:p>
      <text:p text:style-name="P1464">Na esquerda, a quantidade de marchas,<text:s/></text:p>
      <text:soft-page-break/>
      <text:p text:style-name="P1465">e, na direita, a quantidade de carros.<text:s/></text:p>
      <text:p text:style-name="P1466">Então, por exemplo, nós sabemos que nós temos<text:s/></text:p>
      <text:p text:style-name="P1467">15 carros com três marchas.<text:s/></text:p>
      <text:p text:style-name="P1468">Por fim, eu quero te mostrar como fazer<text:s/></text:p>
      <text:p text:style-name="P1469">o descritivo estatístico para todas as nossas<text:s/></text:p>
      <text:p text:style-name="P1470">variáveis.<text:s/></text:p>
      <text:p text:style-name="P1471">O descritivo estatístico feito pelo Pandas usando<text:s/></text:p>
      <text:p text:style-name="P1472">o método "describe" inclui a maioria das descrições<text:s/></text:p>
      <text:p text:style-name="P1473">que nós fizemos até agora, tanto nessa aula<text:s/></text:p>
      <text:p text:style-name="P1474">quanto na aula passada, com exceção do cálculo<text:s/></text:p>
      <text:p text:style-name="P1475">da mediana e da contagem.<text:s/></text:p>
      <text:p text:style-name="P1476">O resultado do "describe" nos mostra quantas observação nós<text:s/></text:p>
      <text:p text:style-name="P1477">temos em cada variável, a média de cada variável,<text:s/></text:p>
      <text:p text:style-name="P1478">o desvio padrão, o mínimo, o máximo e também<text:s/></text:p>
      <text:p text:style-name="P1479">os nossos "quartis".<text:s/></text:p>
      <text:p text:style-name="P1480">Não se preocupe, eu vou explicar<text:s/></text:p>
      <text:p text:style-name="P1481">os "quartis" com mais calma nos próximos capítulos.<text:s/></text:p>
      <text:p text:style-name="P1482">Dessa forma, nós conseguimos ver um agregado de todas<text:s/></text:p>
      <text:p text:style-name="P1483">as restrições para as nossas variáveis num só lugar.<text:s/></text:p>
      <text:p text:style-name="P1484">Isso facilita bastante o nosso trabalho,<text:s/></text:p>
      <text:p text:style-name="P1485">principalmente quando nós queremos comparar<text:s/></text:p>
      <text:p text:style-name="P1486">uma variável com a outra.<text:s/></text:p>
      <text:p text:style-name="Normal"/>
      <text:h text:style-name="P1487" text:outline-level="3">Variáveis categóricas<text:s/></text:h>
      <text:p text:style-name="P1488">Quando você selecionar uma linha na transcrição, será direcionado à seção equivalente no vídeo<text:s/></text:p>
      <text:p text:style-name="P1489">Variáveis categóricas assumem um número finito<text:s/></text:p>
      <text:p text:style-name="P1490">de opções e servem, por exemplo, para indicar<text:s/></text:p>
      <text:p text:style-name="P1491">subconjuntos dentro dos seus dados.<text:s/></text:p>
      <text:p text:style-name="P1492">Suponha que você trabalha em um hospital e faz estudos<text:s/></text:p>
      <text:p text:style-name="P1493">sobre o genoma humano.<text:s/></text:p>
      <text:p text:style-name="P1494">Parte do seu estudo incluiu anotar diferenças encontradas<text:s/></text:p>
      <text:p text:style-name="P1495">entre HOMEns e mulheres.<text:s/></text:p>
      <text:p text:style-name="P1496">Você poderia ter uma variável categórica que indica qual o sexo<text:s/></text:p>
      <text:p text:style-name="P1497">de cada participante do estudo.<text:s/></text:p>
      <text:p text:style-name="P1498">Existem várias formas de descrever variáveis categóricas.<text:s/></text:p>
      <text:p text:style-name="P1499">Podemos fazer contagem de quantas vezes cada<text:s/></text:p>
      <text:p text:style-name="P1500">categoria aparece numa variável, podemos usarestatística<text:s/></text:p>
      <text:p text:style-name="P1501">descritiva para descrever detalhes dessa variável<text:s/></text:p>
      <text:p text:style-name="P1502">e podemos ainda usar essas variáveis para fazer<text:s/></text:p>
      <text:p text:style-name="P1503">agrupamentos e descrever esses grupos.<text:s/></text:p>
      <text:p text:style-name="P1504">Finalmente, nós podemos usar variáveis categóricas para fazer<text:s/></text:p>
      <text:p text:style-name="P1505">cruzamentos entre variáveis.<text:s/></text:p>
      <text:p text:style-name="P1506">Se você fizer um cruzamento usando as variáveis<text:s/></text:p>
      <text:p text:style-name="P1507">de quantidade de marchas e câmbio manual ou automático,<text:s/></text:p>
      <text:p text:style-name="P1508">podemos, facilmente, identificar que,<text:s/></text:p>
      <text:p text:style-name="P1509">no nosso conjunto de dados, temos 15 carros com câmbio<text:s/></text:p>
      <text:p text:style-name="P1510">automático e apenas três marchas.<text:s/></text:p>
      <text:soft-page-break/>
      <text:p text:style-name="P1511">Na próxima aula, eu vou te mostrar como fazer todas<text:s/></text:p>
      <text:p text:style-name="P1512">essas contas usando o Pandas.<text:s/></text:p>
      <text:p text:style-name="Normal"/>
      <text:p text:style-name="Normal"/>
      <text:h text:style-name="P1513" text:outline-level="3">Dados categóricos e o Pandas<text:s/></text:h>
      <text:p text:style-name="P1514">Quando você selecionar uma linha na transcrição, será direcionado à seção equivalente no vídeo<text:s/></text:p>
      <text:p text:style-name="P1515">Agora, eu quero te mostrar como lidar com dados<text:s/></text:p>
      <text:p text:style-name="P1516">categóricos usando o Pandas.<text:s/></text:p>
      <text:p text:style-name="P1517">Para começar, eu vou importar as nossas<text:s/></text:p>
      <text:p text:style-name="P1518">bibliotecas e ler os dados do "dataset" sobre carros.<text:s/></text:p>
      <text:p text:style-name="P1519">Além disso, eu vou selecionar apenas algumas variáveis<text:s/></text:p>
      <text:p text:style-name="P1520">categóricas para a gente poder executar os nossos testes.<text:s/></text:p>
      <text:p text:style-name="P1521">A quantidade de cilindros, o tipo do câmbio,<text:s/></text:p>
      <text:p text:style-name="P1522">se é manual ou automático, a quantidade de marchas<text:s/></text:p>
      <text:p text:style-name="P1523">e a quantidade de carburadores do carro.<text:s/></text:p>
      <text:p text:style-name="P1524">Agora, eu quero te mostrar como executar a estatística<text:s/></text:p>
      <text:p text:style-name="P1525">descritiva baseada em grupos.<text:s/></text:p>
      <text:p text:style-name="P1526">Nós podemos agrupar os nossos carros em qualquer<text:s/></text:p>
      <text:p text:style-name="P1527">uma dessas variáveis, haja visto que cada uma delas<text:s/></text:p>
      <text:p text:style-name="P1528">contém dados categóricas, mas eu vou escolher<text:s/></text:p>
      <text:p text:style-name="P1529">a quantidade de marchas.<text:s/></text:p>
      <text:p text:style-name="P1530">E vou salvar o agrupamento no novo "dataset"<text:s/></text:p>
      <text:p text:style-name="P1531">chamado "marchas de grupos".<text:s/></text:p>
      <text:p text:style-name="P1532">Finalmente, eu vou usar o método "describe",<text:s/></text:p>
      <text:p text:style-name="P1533">nosso conhecido da aula passada, para fazer a estatística<text:s/></text:p>
      <text:p text:style-name="P1534">descritiva de cada um desses grupos.<text:s/></text:p>
      <text:p text:style-name="P1535">Como nós temos muitas colunas, o Pandas não mostra todas.<text:s/></text:p>
      <text:p text:style-name="P1536">Por isso, eu vou usar um método para transpor essa matriz,<text:s/></text:p>
      <text:p text:style-name="P1537">que é o método ".T".<text:s/></text:p>
      <text:p text:style-name="P1538">Assim, nós conseguimos ver todas as colunas que,<text:s/></text:p>
      <text:p text:style-name="P1539">agora, viraram linhas.<text:s/></text:p>
      <text:p text:style-name="P1540">Dessa forma, também é possível investigar a diferença entre<text:s/></text:p>
      <text:p text:style-name="P1541">a estatística descritiva por cada quantidade de grupo.<text:s/></text:p>
      <text:p text:style-name="P1542">Por exemplo: nós sabemos que apenas 15 carros com três<text:s/></text:p>
      <text:p text:style-name="P1543">marchas possuem câmbio manual.<text:s/></text:p>
      <text:p text:style-name="P1544">Enquanto isso, 12 carros com quatro marchas<text:s/></text:p>
      <text:p text:style-name="P1545">possuem câmbio manual.<text:s/></text:p>
      <text:p text:style-name="P1546">E apenas cinco com cinco marchas possuem câmbio manual.<text:s/></text:p>
      <text:p text:style-name="P1547">Essa é uma forma mais fácil de investigar as estatísticas<text:s/></text:p>
      <text:p text:style-name="P1548">descritivas baseadas em grupos.<text:s/></text:p>
      <text:p text:style-name="P1549">E eu também quero te mostrar como criar uma nova variável<text:s/></text:p>
      <text:p text:style-name="P1550">que seja categórica.<text:s/></text:p>
      <text:p text:style-name="P1551">Para isso, basta eu usar o argumento "dtype",<text:s/></text:p>
      <text:p text:style-name="P1552">com o valor de "category", quando criar uma série.<text:s/></text:p>
      <text:p text:style-name="P1553">Isso vai tornar essa série uma série de dados categóricos<text:s/></text:p>
      <text:p text:style-name="P1554">e atribuir isso à minha nova coluna chamada "Grupo".<text:s/></text:p>
      <text:soft-page-break/>
      <text:p text:style-name="P1555">Nós podemos checar o tipo de dados olhando todos<text:s/></text:p>
      <text:p text:style-name="P1556">os tipos das nossas colunas usando o atributo "dtypes".<text:s/></text:p>
      <text:p text:style-name="P1557">Repare que é como no grupo, tem tipo "category".<text:s/></text:p>
      <text:p text:style-name="P1558">Por fim, eu quero mostrar uma pequena diferença que esse<text:s/></text:p>
      <text:p text:style-name="P1559">tipo traz para a minha coluna.<text:s/></text:p>
      <text:p text:style-name="P1560">Ao mostrar as linhas presentes nessa coluna,<text:s/></text:p>
      <text:p text:style-name="P1561">seja usando o método "read" ou mostrando<text:s/></text:p>
      <text:p text:style-name="P1562">todas as linhas da coluna, eu consigo ver uma descrição<text:s/></text:p>
      <text:p text:style-name="P1563">mais completa sobre o conteúdo que essa coluna contém,<text:s/></text:p>
      <text:p text:style-name="P1564">mostrando, na última linha, a quantidade de categorias<text:s/></text:p>
      <text:p text:style-name="P1565">e os valores possíveis.<text:s/></text:p>
      <text:p text:style-name="P1566">Por fim, eu quero te mostrar como calcular a tabulação cruzada<text:s/></text:p>
      <text:p text:style-name="P1567">usando o método "crosstab".<text:s/></text:p>
      <text:p text:style-name="P1568">Para isso, basta chamar o método "pd.crosstab"<text:s/></text:p>
      <text:p text:style-name="P1569">e passar as duas variáveis que eu quero usar de comparação.<text:s/></text:p>
      <text:p text:style-name="P1570">Assim, nós conseguimos comparar quantos carros com câmbio manual<text:s/></text:p>
      <text:p text:style-name="P1571">e com câmbio automático possuem quantas quantidades de marcha.<text:s/></text:p>
      <text:p text:style-name="P1572">Legal né?<text:s/></text:p>
      <text:p text:style-name="Normal"/>
      <text:p text:style-name="Normal"/>
      <text:h text:style-name="P1573" text:outline-level="3">Identificando correlações: Método paramétrico<text:s/></text:h>
      <text:p text:style-name="P1574">Quando você selecionar uma linha na transcrição, será direcionado à seção equivalente no vídeo<text:s/></text:p>
      <text:p text:style-name="P1575">Para terminar esse capítulo, nas próximas aulas,<text:s/></text:p>
      <text:p text:style-name="P1576">nós vamos ver como estudar correlações entre as variáveis<text:s/></text:p>
      <text:p text:style-name="P1577">nos nossos conjuntos de dados, mas antes eu preciso te<text:s/></text:p>
      <text:p text:style-name="P1578">alertar de algo muito importante sobre correlações.<text:s/></text:p>
      <text:p text:style-name="P1579">Correlação não implica causalidade.<text:s/></text:p>
      <text:p text:style-name="P1580">Deixe-me dar um exemplo disso.<text:s/></text:p>
      <text:p text:style-name="P1581">Vamos supor que você está fazendo um estudo que busca entender<text:s/></text:p>
      <text:p text:style-name="P1582">se a obesidade e a região em que as pessoas vivem têm relação.<text:s/></text:p>
      <text:p text:style-name="P1583">Para isso, você está usando dois conjuntos de dados.<text:s/></text:p>
      <text:p text:style-name="P1584">Um deles contém tamanhos<text:s/></text:p>
      <text:p text:style-name="P1585">de supermercados e o CEP de cada<text:s/></text:p>
      <text:p text:style-name="P1586">um deles e o outro contém<text:s/></text:p>
      <text:p text:style-name="P1587">a taxa de obesidade para cada CEP.<text:s/></text:p>
      <text:p text:style-name="P1588">Então, você decide usar o método de Pearson,<text:s/></text:p>
      <text:p text:style-name="P1589">que eu vou te mostrar mais tarde como aplicar,<text:s/></text:p>
      <text:p text:style-name="P1590">para identificar a correlação entre o tamanho de supermercado<text:s/></text:p>
      <text:p text:style-name="P1591">e a obesidade. E você percebe que quanto maior o tamanho supermercado,<text:s/></text:p>
      <text:p text:style-name="P1592">maior a taxa de obesidade.<text:s/></text:p>
      <text:p text:style-name="P1593">Claro que o tamanho do mercado não causa obesidade.<text:s/></text:p>
      <text:p text:style-name="P1594">Mas eles estão correlacionados e nós conseguimos quantificar<text:s/></text:p>
      <text:p text:style-name="P1595">essa correlação usando o método de Pearson.<text:s/></text:p>
      <text:p text:style-name="P1596">O coeficiente de Pearson é o que chamamos de método paramétrico,<text:s/></text:p>
      <text:p text:style-name="P1597">e ele serve para identificar correlações entre variáveis<text:s/></text:p>
      <text:p text:style-name="P1598">numéricas linearmente relacionadas.<text:s/></text:p>
      <text:soft-page-break/>
      <text:p text:style-name="P1599">O cálculo do coeficiente de Pearson nos dá o que chamamos<text:s/></text:p>
      <text:p text:style-name="P1600">de coeficientes de correlação, e varia de -1 a 1.<text:s/></text:p>
      <text:p text:style-name="P1601">Sendo 1 e -1 relacionamentos fortes entre as variáveis.<text:s/></text:p>
      <text:p text:style-name="P1602">Antes de aprender a aplicar o coeficiente de Pearson,<text:s/></text:p>
      <text:p text:style-name="P1603">você precisa saber os pressupostos que os seus dados precisam seguir<text:s/></text:p>
      <text:p text:style-name="P1604">para que esse método faça sentido.<text:s/></text:p>
      <text:p text:style-name="P1605">As suas variáveis precisam ter uma distribuição normal,<text:s/></text:p>
      <text:p text:style-name="P1606">elas precisam ser contínuas e precisam apresentar<text:s/></text:p>
      <text:p text:style-name="P1607">uma relação linear.<text:s/></text:p>
      <text:p text:style-name="P1608">Então, Pearson é muito utilizado para descobrir relações<text:s/></text:p>
      <text:p text:style-name="P1609">lineares entre as variáveis, mas, quando temos<text:s/></text:p>
      <text:p text:style-name="P1610">valores próximos de 0, normalmente não se descarta<text:s/></text:p>
      <text:p text:style-name="P1611">outros tipos de relações entre as variáveis.<text:s/></text:p>
      <text:p text:style-name="P1612">Na próxima aula, eu vou te mostrar como usar<text:s/></text:p>
      <text:p text:style-name="P1613">Python para calcular o coeficiente de Pearson na prática.<text:s/></text:p>
      <text:p text:style-name="Normal"/>
      <text:h text:style-name="P1614" text:outline-level="3">Calculando o Coeficiente de Pearson<text:s/></text:h>
      <text:p text:style-name="P1615">Quando você selecionar uma linha na transcrição, será direcionado à seção equivalente no vídeo<text:s/></text:p>
      <text:p text:style-name="P1616">Agora vamos ver como usar o pyton para calcular<text:s/></text:p>
      <text:p text:style-name="P1617">o coeficiente de Pearson para algumas de nossas<text:s/></text:p>
      <text:p text:style-name="P1618">variáveis. Para começar eu vou importar nossas bibliotecas<text:s/></text:p>
      <text:p text:style-name="P1619">e ler o conjunto de dados sobre os carros.<text:s/></text:p>
      <text:p text:style-name="P1620">Eu copiei e colei o código do último notebook que nós<text:s/></text:p>
      <text:p text:style-name="P1621">trabalhamos com isso.<text:s/></text:p>
      <text:p text:style-name="P1622">Além disso, nós vamos usar a biblioteca nova,<text:s/></text:p>
      <text:p text:style-name="P1623">que é a biblioteca scipy, porque essa biblioteca tem<text:s/></text:p>
      <text:p text:style-name="P1624">um método que faz o cálculo do coeficiente de Pearson.<text:s/></text:p>
      <text:p text:style-name="P1625">"From scipy"...<text:s/></text:p>
      <text:p text:style-name="P1626">Esse é o método "pearsonr".<text:s/></text:p>
      <text:p text:style-name="P1627">Como eu já brinquei bastante com os nossos dados,<text:s/></text:p>
      <text:p text:style-name="P1628">eu sei 4 variáveis que seguem os pressupostos<text:s/></text:p>
      <text:p text:style-name="P1629">da correlação de Pearson.<text:s/></text:p>
      <text:p text:style-name="P1630">Por isso, eu vou selecionar essas 4 variáveis e criar<text:s/></text:p>
      <text:p text:style-name="P1631">um data set novo.<text:s/></text:p>
      <text:p text:style-name="P1632">Claro, se esse fosse um conjunto<text:s/></text:p>
      <text:p text:style-name="P1633">de dados novos, eu poderia usar o método<text:s/></text:p>
      <text:p text:style-name="P1634">"per plot" do seaborn para construir a matriz<text:s/></text:p>
      <text:p text:style-name="P1635">de scatterplots e conferir se os meus dados seguem<text:s/></text:p>
      <text:p text:style-name="P1636">os 3 pressupostos.<text:s/></text:p>
      <text:p text:style-name="P1637">1 - apresentar distribuição normal;<text:s/></text:p>
      <text:p text:style-name="P1638">2 - as variáveis serem contínuas;<text:s/></text:p>
      <text:p text:style-name="P1639">e 3 - apresentarem uma relação linear.<text:s/></text:p>
      <text:p text:style-name="P1640">Eu vou fazer o gráfico aqui, só para te mostrar,<text:s/></text:p>
      <text:p text:style-name="P1641">mais ou menos, o que você deve olhar quando você estiver<text:s/></text:p>
      <text:p text:style-name="P1642">fazendo isso nos seus dados.<text:s/></text:p>
      <text:p text:style-name="P1643">Aparentemente, todos os histogramas se aproximam<text:s/></text:p>
      <text:p text:style-name="P1644">de uma distribuição normal.<text:s/></text:p>
      <text:soft-page-break/>
      <text:p text:style-name="P1645">Todas elas tem aquele formato tradicional de sino,<text:s/></text:p>
      <text:p text:style-name="P1646">e todos o scatterplots parecem ter uma relação linear.<text:s/></text:p>
      <text:p text:style-name="P1647">Agora vamos separar essas variáveis em novos objetos<text:s/></text:p>
      <text:p text:style-name="P1648">para a gente calcular o coeficiente de Pearson.<text:s/></text:p>
      <text:p text:style-name="P1649">Então, mpg...<text:s/></text:p>
      <text:p text:style-name="P1650">Vou só copiar aqui, para facilitar.<text:s/></text:p>
      <text:p text:style-name="P1651">hp...<text:s/></text:p>
      <text:p text:style-name="P1652">qsec...<text:s/></text:p>
      <text:p text:style-name="P1653">...<text:s/></text:p>
      <text:p text:style-name="P1654">wt....<text:s/></text:p>
      <text:p text:style-name="P1655">Então, primeiro eu vou calcular o coeficiente<text:s/></text:p>
      <text:p text:style-name="P1656">de correlação de Pearson, entre a variável mpg<text:s/></text:p>
      <text:p text:style-name="P1657">e a variável hp.<text:s/></text:p>
      <text:p text:style-name="P1658">E, por fim, eu vou pedir para a célula mostrar<text:s/></text:p>
      <text:p text:style-name="P1659">o resultado com um string, mostrando o coeficiente de pearson<text:s/></text:p>
      <text:p text:style-name="P1660">e o valor do coeficiente.<text:s/></text:p>
      <text:p text:style-name="P1661">Eu só usei esse método formate, para poder conseguir formatar<text:s/></text:p>
      <text:p text:style-name="P1662">o número dentro da minha string.<text:s/></text:p>
      <text:p text:style-name="P1663">Agora eu vou fazer a mesma coisa para ter mais variáveis.<text:s/></text:p>
      <text:p text:style-name="P1664">Copiar e colar aqui.<text:s/></text:p>
      <text:p text:style-name="P1665">wt, riq, sec...<text:s/></text:p>
      <text:p text:style-name="P1666">Assim, nós conseguimos ver a correlação entre<text:s/></text:p>
      <text:p text:style-name="P1667">os nossos dados.<text:s/></text:p>
      <text:p text:style-name="P1668">Por fim, nós podemos, também, usar o pandas<text:s/></text:p>
      <text:p text:style-name="P1669">para poder calcular o coeficiente de correlação.<text:s/></text:p>
      <text:p text:style-name="P1670">O método corr, calcula por padrão o coeficiente<text:s/></text:p>
      <text:p text:style-name="P1671">de correlação de Pearson, e retorna um novo data frame<text:s/></text:p>
      <text:p text:style-name="P1672">com o resultado desses cálculos.<text:s/></text:p>
      <text:p text:style-name="P1673">Basicamente, ele faz o que nós fizemos<text:s/></text:p>
      <text:p text:style-name="P1674">nas células anteriores para todas as variáveis<text:s/></text:p>
      <text:p text:style-name="P1675">do nosso data set. Por fim, nós podemos visualizar a correlação entre as variáveis<text:s/></text:p>
      <text:p text:style-name="P1676">usando um gráfico que nós chamamos de "heatmap".<text:s/></text:p>
      <text:p text:style-name="P1677">Para isso, nós podemos usar o método heat map do seaborn,<text:s/></text:p>
      <text:p text:style-name="P1678">passar para ele os nossos dados calculados da correlação,<text:s/></text:p>
      <text:p text:style-name="P1679">que ele vai mostrar esse mapa de calor indicando visualmente<text:s/></text:p>
      <text:p text:style-name="P1680">o qual relacionados estão cada uma das nossas variáveis.<text:s/></text:p>
      <text:p text:style-name="P1681">Então, cada cor do nosso mapa de calor corresponde<text:s/></text:p>
      <text:p text:style-name="P1682">a um valor de correlação.<text:s/></text:p>
      <text:p text:style-name="P1683">Quanto mais clarinho, nesse caso, mais próximo do 1,<text:s/></text:p>
      <text:p text:style-name="P1684">e quanto mais escuro, mais próximo do -1.<text:s/></text:p>
      <text:p text:style-name="P1685">Na próxima aula, nós vamos ver outros<text:s/></text:p>
      <text:p text:style-name="P1686">meios de calcular correlações entre variáveis.<text:s/></text:p>
      <text:p text:style-name="Normal"/>
      <text:h text:style-name="P1687" text:outline-level="3">Identificando correlações: Método não-paramétrico<text:s/></text:h>
      <text:p text:style-name="P1688">Quando você selecionar uma linha na transcrição, será direcionado à seção equivalente no vídeo<text:s/></text:p>
      <text:p text:style-name="P1689">Além de métodos paramétricos, existem métodos não paramétricos<text:s/></text:p>
      <text:p text:style-name="P1690">para encontrar correlações.<text:s/></text:p>
      <text:soft-page-break/>
      <text:p text:style-name="P1691">Nós usamos esse tipo de análise para encontrar correlação<text:s/></text:p>
      <text:p text:style-name="P1692">entre dados categóricos relacionados não linearmente.<text:s/></text:p>
      <text:p text:style-name="P1693">Nós vamos usar o método de Spearman e tabelas qui-quadrado<text:s/></text:p>
      <text:p text:style-name="P1694">para encontrar correlação entre dados que são categóricos.<text:s/></text:p>
      <text:p text:style-name="P1695">O método de Spearman funciona com dados ordinais.<text:s/></text:p>
      <text:p text:style-name="P1696">Caso você não saiba o que é isso, uma variável ordinal é uma<text:s/></text:p>
      <text:p text:style-name="P1697">variável numérica que podemos transformar em um dado categórico.<text:s/></text:p>
      <text:p text:style-name="P1698">O método de Spearman calcula o ranking das variáveis,<text:s/></text:p>
      <text:p text:style-name="P1699">baseado na força da correlação entre duas variáveis.<text:s/></text:p>
      <text:p text:style-name="P1700">Se isso parece um pouco confuso, não se preocupe,<text:s/></text:p>
      <text:p text:style-name="P1701">pois na demonstração de código, o conceito do método<text:s/></text:p>
      <text:p text:style-name="P1702">vai ficar mais claro.<text:s/></text:p>
      <text:p text:style-name="P1703">Assim como o método de Pearson, que vimos nas aulas passadas<text:s/></text:p>
      <text:p text:style-name="P1704">o método de spearman, também calcula o valor que<text:s/></text:p>
      <text:p text:style-name="P1705">definem uma correlação.<text:s/></text:p>
      <text:p text:style-name="P1706">"1" e o "- 1", indicam uma correlação forte<text:s/></text:p>
      <text:p text:style-name="P1707">entre o par de variáveis.<text:s/></text:p>
      <text:p text:style-name="P1708">Enquanto o "0" indica que as variáveis não estão<text:s/></text:p>
      <text:p text:style-name="P1709">correlacionadas.<text:s/></text:p>
      <text:p text:style-name="P1710">Os pressupostos de spearman, definem que suas<text:s/></text:p>
      <text:p text:style-name="P1711">variáveis são originais, que as variáveis não se<text:s/></text:p>
      <text:p text:style-name="P1712">relacionam linearmente e que os dados não apresentam<text:s/></text:p>
      <text:p text:style-name="P1713">uma distribuição normal.<text:s/></text:p>
      <text:p text:style-name="P1714">Antes de partir para o código, eu quero falar um pouco<text:s/></text:p>
      <text:p text:style-name="P1715">sobre o teste de hipótese "qui-quadrado".<text:s/></text:p>
      <text:p text:style-name="P1716">Qui-quadrado, serve para testar a independência das variáveis.<text:s/></text:p>
      <text:p text:style-name="P1717">Sendo assim, a hipótese<text:s/></text:p>
      <text:p text:style-name="P1718">nula é que as variáveis<text:s/></text:p>
      <text:p text:style-name="P1719">são, de fato, independentes.<text:s/></text:p>
      <text:p text:style-name="P1720">Para isso, ao rodar o teste, se obtivermos um valor<text:s/></text:p>
      <text:p text:style-name="P1721">menor do que 0.05,<text:s/></text:p>
      <text:p text:style-name="P1722">nós rejeitamos a hipótese nula e concluímos que<text:s/></text:p>
      <text:p text:style-name="P1723">as variáveis são correlacionadas.<text:s/></text:p>
      <text:p text:style-name="P1724">Caso contrário, aceitamos a hipótese nula<text:s/></text:p>
      <text:p text:style-name="P1725">e concluímos que as variáveis são independentes.<text:s/></text:p>
      <text:p text:style-name="P1726">E para finalizar, vamos conferir os pressupostos<text:s/></text:p>
      <text:p text:style-name="P1727">do teste qui-quadrado.<text:s/></text:p>
      <text:p text:style-name="P1728">Nós aplicamos qui-quadrado em variáveis categóricas.<text:s/></text:p>
      <text:p text:style-name="P1729">Se por acaso, a sua variável for continua,<text:s/></text:p>
      <text:p text:style-name="P1730">nós precisamos dividir os valores em "bins".<text:s/></text:p>
      <text:p text:style-name="P1731">"Bins" são intervalos numéricos.<text:s/></text:p>
      <text:p text:style-name="P1732">Por exemplo, se nós temos uma variável<text:s/></text:p>
      <text:p text:style-name="P1733">que vai de 0 a cem, nós podemos dividir essa<text:s/></text:p>
      <text:p text:style-name="P1734">variável em 10 intervalos.<text:s/></text:p>
      <text:p text:style-name="P1735">O primeiro variando de 0 a 10, o segundo de 10 a 20,<text:s/></text:p>
      <text:p text:style-name="P1736">e assim sucessivamente.<text:s/></text:p>
      <text:p text:style-name="P1737">Na aula seguinte eu vou mostrar como você pode<text:s/></text:p>
      <text:p text:style-name="P1738">usar o método de Spearman e as tabelas qui- quadrado,<text:s/></text:p>
      <text:p text:style-name="P1739">para identificar a correlação entre as 2 variáveis.<text:s/></text:p>
      <text:p text:style-name="Normal"/>
      <text:soft-page-break/>
      <text:h text:style-name="P1740" text:outline-level="3">Usando Spearman e Qui-Quadrado<text:s/></text:h>
      <text:p text:style-name="P1741">Quando você selecionar uma linha na transcrição, será direcionado à seção equivalente no vídeo<text:s/></text:p>
      <text:p text:style-name="P1742">Agora, vamos ver como usar o método de Spearman e como<text:s/></text:p>
      <text:p text:style-name="P1743">calcular as tabelas Qui-quadrado.<text:s/></text:p>
      <text:p text:style-name="P1744">Pra começar, vamos importar as nossas bibliotecas<text:s/></text:p>
      <text:p text:style-name="P1745">e ler os nossos dados.<text:s/></text:p>
      <text:p text:style-name="P1746">Mais uma vez, eu estou usando data sets sobre carros.<text:s/></text:p>
      <text:p text:style-name="P1747">Por fim, eu ainda preciso importar a função que<text:s/></text:p>
      <text:p text:style-name="P1748">faz o cálculo da correlação de Spearman.<text:s/></text:p>
      <text:p text:style-name="P1749">De todo o nosso data set, apenas quatro variáveis seguem<text:s/></text:p>
      <text:p text:style-name="P1750">os pressupostos da correlação.<text:s/></text:p>
      <text:p text:style-name="P1751">Lembrando, os pressupostos são: não apresentar<text:s/></text:p>
      <text:p text:style-name="P1752">distribuição normal, as variáveis serem ordinais<text:s/></text:p>
      <text:p text:style-name="P1753">e as variáveis serem não linearmente relacionadas.<text:s/></text:p>
      <text:p text:style-name="P1754">Como eu já brinquei bastante com esse conjunto de dados,<text:s/></text:p>
      <text:p text:style-name="P1755">eu já sei quais são essas variáveis.<text:s/></text:p>
      <text:p text:style-name="P1756">Mas não se preocupe que eu vou mostrar para você<text:s/></text:p>
      <text:p text:style-name="P1757">como você pode identificar as variáveis para aplicar<text:s/></text:p>
      <text:p text:style-name="P1758">a correlação de Spearman.<text:s/></text:p>
      <text:p text:style-name="P1759">Então, criando um novo data set com as minhas<text:s/></text:p>
      <text:p text:style-name="P1760">variáveis de trabalho.<text:s/></text:p>
      <text:p text:style-name="P1761">Quantidade de cilindros.<text:s/></text:p>
      <text:p text:style-name="P1762">Formato do motor.<text:s/></text:p>
      <text:p text:style-name="P1763">Tipo do câmbio.<text:s/></text:p>
      <text:p text:style-name="P1764">E a quantidade de marchas.<text:s/></text:p>
      <text:p text:style-name="P1765">Para checar os pressupostos, eu vou usar a matriz<text:s/></text:p>
      <text:p text:style-name="P1766">de Scatter Plot.<text:s/></text:p>
      <text:p text:style-name="P1767">Olhando para matriz de gráficos, eu consigo ver que,<text:s/></text:p>
      <text:p text:style-name="P1768">nos histogramas, os meus dados não apresentam<text:s/></text:p>
      <text:p text:style-name="P1769">uma distribuição normal.<text:s/></text:p>
      <text:p text:style-name="P1770">E eu também consigo investigar que,<text:s/></text:p>
      <text:p text:style-name="P1771">olhando os scatter plots, eles são variáveis ordinais<text:s/></text:p>
      <text:p text:style-name="P1772">e não linearmente relacionados.<text:s/></text:p>
      <text:p text:style-name="P1773">Agora, vamos, de fato, calcular o coeficiente de Spearman<text:s/></text:p>
      <text:p text:style-name="P1774">para essas quatro variáveis.<text:s/></text:p>
      <text:p text:style-name="P1775">Primeiro, eu vou criar um objeto para cada uma delas.<text:s/></text:p>
      <text:p text:style-name="P1776">Depois, usar o método Spearman R para calcular<text:s/></text:p>
      <text:p text:style-name="P1777">o coeficiente e o p-valor.<text:s/></text:p>
      <text:p text:style-name="P1778">E também vou pedir para o Júpiter me mostrar<text:s/></text:p>
      <text:p text:style-name="P1779">o resultado desse cálculo.<text:s/></text:p>
      <text:p text:style-name="P1780">Como eu vou repetir os mesmos passos para as próximas variáveis,<text:s/></text:p>
      <text:p text:style-name="P1781">eu vou só copiar o código e alterar.<text:s/></text:p>
      <text:p text:style-name="P1782">Apenas para facilitar o trabalho.<text:s/></text:p>
      <text:p text:style-name="P1783">Vamos rodar as nossas células.<text:s/></text:p>
      <text:p text:style-name="P1784">Assim, conseguimos ver que os cilindros e o formato do motor<text:s/></text:p>
      <text:p text:style-name="P1785">têm uma relação muito forte, enquanto os cilindros,<text:s/></text:p>
      <text:p text:style-name="P1786">e o tipo do câmbio e cilindros e a quantidade de marchas têm<text:s/></text:p>
      <text:p text:style-name="P1787">uma relação mais amena.<text:s/></text:p>
      <text:soft-page-break/>
      <text:p text:style-name="P1788">Agora, vamos calcular o Qui-quadrado.<text:s/></text:p>
      <text:p text:style-name="P1789">Para isso, nós precisamos começar fazendo um crossTAB,<text:s/></text:p>
      <text:p text:style-name="P1790">que a gente já conhece de aulas passadas.<text:s/></text:p>
      <text:p text:style-name="P1791">Eu ainda vou precisar importar o método que faz<text:s/></text:p>
      <text:p text:style-name="P1792">o cálculo do Qui-quadrado.<text:s/></text:p>
      <text:p text:style-name="P1793">Esse método vem da biblioteca "scipy stats".<text:s/></text:p>
      <text:p text:style-name="P1794">Uma coisa que acontece quando a gente roda esse método é que ele<text:s/></text:p>
      <text:p text:style-name="P1795">retorna quatro valores para gente: o Qui-quadrado, o valor de P<text:s/></text:p>
      <text:p text:style-name="P1796">e mais duas medidas estatísticas que nós não vamos usar agora.<text:s/></text:p>
      <text:p text:style-name="P1797">Então, quando eu chamo o método, eu preciso passar o meu crossTAB.<text:s/></text:p>
      <text:p text:style-name="P1798">Na realidade, eu só passo os valores que estão<text:s/></text:p>
      <text:p text:style-name="P1799">contidos na minha tabela.<text:s/></text:p>
      <text:p text:style-name="P1800">E, por fim, eu vou pedir para o Júpiter me mostrar os resultados<text:s/></text:p>
      <text:p text:style-name="P1801">de p-valor e de Qui-quadrado.<text:s/></text:p>
      <text:p text:style-name="P1802">Como eu vou precisar repetir esse código para as<text:s/></text:p>
      <text:p text:style-name="P1803">minhas outras variáveis, eu vou copiar e colar esse código<text:s/></text:p>
      <text:p text:style-name="P1804">da minha célula na próxima.<text:s/></text:p>
      <text:p text:style-name="P1805">Criação do crossTAB.<text:s/></text:p>
      <text:p text:style-name="P1806">E a chamada do método.<text:s/></text:p>
      <text:p text:style-name="P1807">E o print.<text:s/></text:p>
      <text:p text:style-name="P1808">E vou trocar o nome da segunda variável para "vs".<text:s/></text:p>
      <text:p text:style-name="P1809">E aqui, na última, pra "quantidade de marchas".<text:s/></text:p>
      <text:p text:style-name="P1810">Agora eu posso rodar.<text:s/></text:p>
      <text:p text:style-name="P1811">Agora, vamos discutir os resultados do Qui-quadrado.<text:s/></text:p>
      <text:p text:style-name="P1812">Basicamente, o que nós vamos olhar é o p-valor<text:s/></text:p>
      <text:p text:style-name="P1813">de cada uma dessas células.<text:s/></text:p>
      <text:p text:style-name="P1814">Como todas as células nós tivemos como resultado<text:s/></text:p>
      <text:p text:style-name="P1815">um p-valor menor que 0.05,<text:s/></text:p>
      <text:p text:style-name="P1816">nós conseguimos rejeitar a hipótese nula e concluir<text:s/></text:p>
      <text:p text:style-name="P1817">que nossas variáveis estão correlacionadas.<text:s/></text:p>
      <text:p text:style-name="P1818">É assim que nós usamos o teste Qui-quadrado.<text:s/></text:p>
      <text:p text:style-name="P1819">Agora que você já sabe encontrar correlações<text:s/></text:p>
      <text:p text:style-name="P1820">entre as suas variáveis, nós vamos aprender,<text:s/></text:p>
      <text:p text:style-name="P1821">na próxima aula, como alterar as distribuições<text:s/></text:p>
      <text:p text:style-name="P1822">das suas variáveis.<text:s/></text:p>
      <text:p text:style-name="Normal"/>
      <text:h text:style-name="P1823" text:outline-level="3">Transformando distribuições de dados<text:s/></text:h>
      <text:p text:style-name="P1824">Quando você selecionar uma linha na transcrição, será direcionado à seção equivalente no vídeo<text:s/></text:p>
      <text:p text:style-name="P1825">Para finalizar esse capítulo, vamos falar sobre colocar<text:s/></text:p>
      <text:p text:style-name="P1826">os nossos dados em escala.<text:s/></text:p>
      <text:p text:style-name="P1827">Colocar os dados em escala ajuda a evitar que variáveis<text:s/></text:p>
      <text:p text:style-name="P1828">com grandezas diferentes, levam a conclusões erradas.<text:s/></text:p>
      <text:p text:style-name="P1829">Por exemplo, imagine que você quer medir<text:s/></text:p>
      <text:p text:style-name="P1830">o impacto das estratégias de marketing para as<text:s/></text:p>
      <text:p text:style-name="P1831">campanhas de fim de ano nas vendas de uma loja.<text:s/></text:p>
      <text:p text:style-name="P1832">Para isso, você está comparando as vendas diárias de dezembro<text:s/></text:p>
      <text:p text:style-name="P1833">de 1990 e dezembro de 2016.<text:s/></text:p>
      <text:soft-page-break/>
      <text:p text:style-name="P1834">Você percebe que em 1990, a média de valor gasto<text:s/></text:p>
      <text:p text:style-name="P1835">por venda aumenta, diariamente, 20 reais,<text:s/></text:p>
      <text:p text:style-name="P1836">e em 2016, a média de gasto diário,<text:s/></text:p>
      <text:p text:style-name="P1837">aumenta, diariamente, 200 reais.<text:s/></text:p>
      <text:p text:style-name="P1838">Será que essa diferença de 180 reais é resultado das campanhas<text:s/></text:p>
      <text:p text:style-name="P1839">de marketing de 2016 apenas?<text:s/></text:p>
      <text:p text:style-name="P1840">Não. Existem outros fatores, como o aumento<text:s/></text:p>
      <text:p text:style-name="P1841">do poder aquisitivo, inflação e o aumento<text:s/></text:p>
      <text:p text:style-name="P1842">da confiança na marca, que influenciam esses valores.<text:s/></text:p>
      <text:p text:style-name="P1843">Ao comparar valores de 1990 e 2016,<text:s/></text:p>
      <text:p text:style-name="P1844">puramente, você está tentando comparar maçãs e laranjas,<text:s/></text:p>
      <text:p text:style-name="P1845">porque você não colocou as suas variáveis em escala.<text:s/></text:p>
      <text:p text:style-name="P1846">Existem 2 maneiras de colocar os seus dados em escala.<text:s/></text:p>
      <text:p text:style-name="P1847">1 usando a normalização e 2 usando a padronização.<text:s/></text:p>
      <text:p text:style-name="P1848">A normalização coloca os dados numa escala relativa para que<text:s/></text:p>
      <text:p text:style-name="P1849">o valor mínimo e máximo deles, passem a ser 0 e 1,<text:s/></text:p>
      <text:p text:style-name="P1850">respectivamente, enquanto a padronização,<text:s/></text:p>
      <text:p text:style-name="P1851">move a média dos seus dados para 0 e a variância para 1.<text:s/></text:p>
      <text:p text:style-name="P1852">Antes de partirmos para demonstração<text:s/></text:p>
      <text:p text:style-name="P1853">de código onde tudo isso vai ficar mais claro,<text:s/></text:p>
      <text:p text:style-name="P1854">vamos falar um pouco sobre o scikit-learn.<text:s/></text:p>
      <text:p text:style-name="P1855">O scikit-learn, é a biblioteca de machine learn em pyton.<text:s/></text:p>
      <text:p text:style-name="P1856">Dentre outras coisas, o scikit-learn tem<text:s/></text:p>
      <text:p text:style-name="P1857">um módulo extensivo de pré processamento<text:s/></text:p>
      <text:p text:style-name="P1858">de dados, que nos permite colocar<text:s/></text:p>
      <text:p text:style-name="P1859">nossos dados em escala, centralizar dados,<text:s/></text:p>
      <text:p text:style-name="P1860">normaliza-los, colocar os nossos dados em bins e permite,<text:s/></text:p>
      <text:p text:style-name="P1861">também, preparar os nossos dados para fazer a entrada de dados.<text:s/></text:p>
      <text:p text:style-name="P1862">Na próxima aula você vai ver como usar o scikit-learn<text:s/></text:p>
      <text:p text:style-name="P1863">para colocar os seus dados em escala e normalizar<text:s/></text:p>
      <text:p text:style-name="P1864">esses dados.<text:s/></text:p>
      <text:p text:style-name="Normal"/>
      <text:p text:style-name="Normal"/>
      <text:h text:style-name="P1865" text:outline-level="3">Pre-processamento com Sckit-Learn<text:s/></text:h>
      <text:p text:style-name="P1866">Quando você selecionar uma linha na transcrição, será direcionado à seção equivalente no vídeo<text:s/></text:p>
      <text:p text:style-name="P1867">Agora vamos ver como usar o Scikit-Learn para poder<text:s/></text:p>
      <text:p text:style-name="P1868">colocar os nossos dados em escala.<text:s/></text:p>
      <text:p text:style-name="P1869">Vamos começar importando as nossas bibliotecas.<text:s/></text:p>
      <text:p text:style-name="P1870">Além disso, eu já copiei o código que faz a leitura<text:s/></text:p>
      <text:p text:style-name="P1871">dos nossos dados.<text:s/></text:p>
      <text:p text:style-name="P1872">Eu vou acrescentar aqui o importe do módulo<text:s/></text:p>
      <text:p text:style-name="P1873">preprocessing do Scikit-Learn.<text:s/></text:p>
      <text:p text:style-name="P1874">Agora vamos ver como usar o transformador MinMaxScaler<text:s/></text:p>
      <text:p text:style-name="P1875">para colocar os nossos dados em escala usando<text:s/></text:p>
      <text:p text:style-name="P1876">o método fit transform.<text:s/></text:p>
      <text:p text:style-name="P1877">Antes disso vamos olhar o sumário descritivo da minha variável mpg.<text:s/></text:p>
      <text:soft-page-break/>
      <text:p text:style-name="P1878">Usando o método de scribd, eu consigo ver que<text:s/></text:p>
      <text:p text:style-name="P1879">a minha variável mpg tem um valor<text:s/></text:p>
      <text:p text:style-name="P1880">mínimo de 10.4<text:s/></text:p>
      <text:p text:style-name="P1881">e chegando até um valor máximo de 33.9.<text:s/></text:p>
      <text:p text:style-name="P1882">Uma coisa que eu quero fazer para te mostrar é o<text:s/></text:p>
      <text:p text:style-name="P1883">gráfico de linha bem básico dessa mesma variável.<text:s/></text:p>
      <text:p text:style-name="P1884">Assim nós conseguimos ver os picos e vales que os valores<text:s/></text:p>
      <text:p text:style-name="P1885">das observações da minha variável tem a nos mostrar.<text:s/></text:p>
      <text:p text:style-name="P1886">Então para usar o nosso transformador MinMaxScaler,<text:s/></text:p>
      <text:p text:style-name="P1887">eu vou começar transformando a minha variável em mpg<text:s/></text:p>
      <text:p text:style-name="P1888">numa matriz de uma coluna.<text:s/></text:p>
      <text:p text:style-name="P1889">Vou chamar esse novo objeto de mpg underline mate de matriz.<text:s/></text:p>
      <text:p text:style-name="P1890">Note que eu já estou usando o nosso método conhecido<text:s/></text:p>
      <text:p text:style-name="P1891">reshape e passando para ele os argumentos menos um e um.<text:s/></text:p>
      <text:p text:style-name="P1892">Menos um indica que eu quero todas as linhas do meu objeto<text:s/></text:p>
      <text:p text:style-name="P1893">e um que eu quero uma coluna.<text:s/></text:p>
      <text:p text:style-name="P1894">Eu também vou criar um objeto chamado de Scaler.<text:s/></text:p>
      <text:p text:style-name="P1895">Que vai colocar os meus dados em escala,<text:s/></text:p>
      <text:p text:style-name="P1896">que vai receber uma instância no meu MinMaxScaler do módulo<text:s/></text:p>
      <text:p text:style-name="P1897">preprocessing do Sckit-Learn.<text:s/></text:p>
      <text:p text:style-name="P1898">Agora vamos usar o método fit transform do nosso Sacaler.<text:s/></text:p>
      <text:p text:style-name="P1899">Eu passo para ele o objeto matriz,<text:s/></text:p>
      <text:p text:style-name="P1900">gerada a partir dos valores do mpg e o resultado vai ser<text:s/></text:p>
      <text:p text:style-name="P1901">um objeto onde os valores vão estar variando entre zero e um.<text:s/></text:p>
      <text:p text:style-name="P1902">Pra gente visualizar isso, eu vou fazer um gráfico<text:s/></text:p>
      <text:p text:style-name="P1903">da minha nova variável.<text:s/></text:p>
      <text:p text:style-name="P1904">Note como o gráfico da variável não muda,<text:s/></text:p>
      <text:p text:style-name="P1905">mas se você observar o eixo y, você vai ver que agora<text:s/></text:p>
      <text:p text:style-name="P1906">as observações ficam variando entre zero e um.<text:s/></text:p>
      <text:p text:style-name="P1907">Eu ainda posso alterar o funcionamento padrão<text:s/></text:p>
      <text:p text:style-name="P1908">do meu MinMaxScaler usando o parâmetro<text:s/></text:p>
      <text:p text:style-name="P1909">fit renji assim colocando os valores<text:s/></text:p>
      <text:p text:style-name="P1910">da minha variável em qualquer escala.<text:s/></text:p>
      <text:p text:style-name="P1911">Vou te mostrar um exemplo.<text:s/></text:p>
      <text:p text:style-name="P1912">Vou criar uma nova instância do meu transformador,<text:s/></text:p>
      <text:p text:style-name="P1913">Usando o parâmetro fit renji, e passando para ele uma tupla<text:s/></text:p>
      <text:p text:style-name="P1914">com o valor mínimo e o valor máximo que eu quero utilizar,<text:s/></text:p>
      <text:p text:style-name="P1915">por exemplo zero e 10.<text:s/></text:p>
      <text:p text:style-name="P1916">Agora basta usar o meu método fit transform<text:s/></text:p>
      <text:p text:style-name="P1917">novamente nos meus dados.<text:s/></text:p>
      <text:p text:style-name="P1918">E por fim vamos olhar o gráfico.<text:s/></text:p>
      <text:p text:style-name="P1919">Repare mais uma vez, o gráfico não muda,<text:s/></text:p>
      <text:p text:style-name="P1920">mas o eixo y representa de zero até 10.<text:s/></text:p>
      <text:p text:style-name="P1921">Para finalizar essa aula vamos usar o método scaler,<text:s/></text:p>
      <text:p text:style-name="P1922">também da biblioteca preprocessing para padronizar os nossos dados.<text:s/></text:p>
      <text:p text:style-name="P1923">Esse método recebe vários parâmetros.<text:s/></text:p>
      <text:p text:style-name="P1924">Usando os parâmetros with mean iguala false e o<text:s/></text:p>
      <text:p text:style-name="P1925">with SYTD igual a false, isso quer dizer que eu<text:s/></text:p>
      <text:p text:style-name="P1926">não vou fazer nenhum processo de padronização.<text:s/></text:p>
      <text:p text:style-name="P1927">Basicamente quando nós colocamos o gráfico para mostrar,<text:s/></text:p>
      <text:soft-page-break/>
      <text:p text:style-name="P1928">nós temos a nossa variável original.<text:s/></text:p>
      <text:p text:style-name="P1929">Para efetivamente fazer o pré processamento,<text:s/></text:p>
      <text:p text:style-name="P1930">nós precisamos usar o método scaler sem<text:s/></text:p>
      <text:p text:style-name="P1931">passar o mean e o STD.<text:s/></text:p>
      <text:p text:style-name="P1932">Assim.<text:s/></text:p>
      <text:p text:style-name="P1933">Com isso você pode perceber que a média do meu gráfico<text:s/></text:p>
      <text:p text:style-name="P1934">se moveu para o centro zero e que a variância está em um.<text:s/></text:p>
      <text:p text:style-name="P1935">Agora você já é capaz de padronizar<text:s/></text:p>
      <text:p text:style-name="P1936">os seus dados.<text:s/></text:p>
      <text:p text:style-name="Normal"/>
      <text:h text:style-name="P1937" text:outline-level="3">Introdução ao machine learning<text:s/></text:h>
      <text:p text:style-name="P1938">Quando você selecionar uma linha na transcrição, será direcionado à seção equivalente no vídeo<text:s/></text:p>
      <text:p text:style-name="P1939">Você já ouviu o termo machine Learning durante esse curso,<text:s/></text:p>
      <text:p text:style-name="P1940">mas chegou a hora de uma introdução mais completa.<text:s/></text:p>
      <text:p text:style-name="P1941">Você pode pensar em machine learning ou aprendizado<text:s/></text:p>
      <text:p text:style-name="P1942">de máquina como o cérebro por trás das<text:s/></text:p>
      <text:p text:style-name="P1943">inteligencias artificiais, mas formalmente machine Lane<text:s/></text:p>
      <text:p text:style-name="P1944">é o processo de aplicar algoritmos de processamento<text:s/></text:p>
      <text:p text:style-name="P1945">analítico para descobrir padrões escondidos ou tendências<text:s/></text:p>
      <text:p text:style-name="P1946">que são úteis para predições, então é possível utilizar machine<text:s/></text:p>
      <text:p text:style-name="P1947">leaning em diversas situações, como por exemplo,<text:s/></text:p>
      <text:p text:style-name="P1948">predição de vendas, segmentação de usuários<text:s/></text:p>
      <text:p text:style-name="P1949">e detecção de fraude.<text:s/></text:p>
      <text:p text:style-name="P1950">Existem muitos modelos de machine learnig,<text:s/></text:p>
      <text:p text:style-name="P1951">mais especificamente neste curso, nós vamos descobrir:<text:s/></text:p>
      <text:p text:style-name="P1952">modelos de regressão, modelos bayesianos,<text:s/></text:p>
      <text:p text:style-name="P1953">redução de dimensionalidade, os modelos baseados em instância<text:s/></text:p>
      <text:p text:style-name="P1954">e os modelos de clusterização.<text:s/></text:p>
      <text:p text:style-name="P1955">Eu também quero que você se familiarize<text:s/></text:p>
      <text:p text:style-name="P1956">com alguns termos usados em machine<text:s/></text:p>
      <text:p text:style-name="P1957">learning: feature é um<text:s/></text:p>
      <text:p text:style-name="P1958">sinônimo de variável, colunas, atributos e campo;<text:s/></text:p>
      <text:p text:style-name="P1959">instância, por outro lado, é sinônimo de linha,<text:s/></text:p>
      <text:p text:style-name="P1960">de observação, dado, valor e caso;<text:s/></text:p>
      <text:p text:style-name="P1961">target é o sinônimo de predito, de variável dependente;<text:s/></text:p>
      <text:p text:style-name="P1962">e dado é o sinônimo de preditor e conjuntos<text:s/></text:p>
      <text:p text:style-name="P1963">de variáveis preditivas.<text:s/></text:p>
      <text:p text:style-name="P1964">Também é importante conhecer o significado<text:s/></text:p>
      <text:p text:style-name="P1965">de conjunto de teste e conjunto de treinamento.<text:s/></text:p>
      <text:p text:style-name="P1966">Quando estamos construindo nosso modelo de machine learning,<text:s/></text:p>
      <text:p text:style-name="P1967">é necessário dividir os nossos dados em dois conjuntos,<text:s/></text:p>
      <text:p text:style-name="P1968">um deles geralmente corresponde a dois terços dos nossos dados e é<text:s/></text:p>
      <text:p text:style-name="P1969">conhecido como conjunto de treino;<text:s/></text:p>
      <text:p text:style-name="P1970">o outro é a parcela que sobra dos dados e serve para testar<text:s/></text:p>
      <text:p text:style-name="P1971">o nosso modelo e é conhecido como conjunto de teste.<text:s/></text:p>
      <text:p text:style-name="P1972">Esses dados são utilizados para medir se o modelo<text:s/></text:p>
      <text:p text:style-name="P1973">está performando bem.<text:s/></text:p>
      <text:soft-page-break/>
      <text:p text:style-name="P1974">Ainda é preciso saber que os modelos de machine learning<text:s/></text:p>
      <text:p text:style-name="P1975">se dividem em dois grandes grupos, aqueles que são supervisionados,<text:s/></text:p>
      <text:p text:style-name="P1976">ou seja, são treinados em cima de dados já categorizados e os<text:s/></text:p>
      <text:p text:style-name="P1977">que são não supervisionados, aqueles que são treinados<text:s/></text:p>
      <text:p text:style-name="P1978">com dados que não possuem categorias.<text:s/></text:p>
      <text:p text:style-name="P1979">Um exemplo de machine learning supervisionado,<text:s/></text:p>
      <text:p text:style-name="P1980">você pode pensar em spam, quando os e-mail chegam<text:s/></text:p>
      <text:p text:style-name="P1981">na sua caixa de entrada, você começa a marcar<text:s/></text:p>
      <text:p text:style-name="P1982">os que são spam. Depois de algum tempo a sua caixa de e-mails começa a ficar esperta<text:s/></text:p>
      <text:p text:style-name="P1983">e já mover automaticamente os e-mails de spam para a lixeira.<text:s/></text:p>
      <text:p text:style-name="P1984">No caso do machine learning não supervisionado,<text:s/></text:p>
      <text:p text:style-name="P1985">você pode pensar, por exemplo, na venda de casas.<text:s/></text:p>
      <text:p text:style-name="P1986">Vamos supor que você quer colocar a sua casa à venda e você não sabe<text:s/></text:p>
      <text:p text:style-name="P1987">o quanto cobrar por uma casa, você poderia pegar preços<text:s/></text:p>
      <text:p text:style-name="P1988">de casas parecidas com a sua e fazer um comparativo considerando<text:s/></text:p>
      <text:p text:style-name="P1989">a quantidade de quartos, a vizinhança que está<text:s/></text:p>
      <text:p text:style-name="P1990">localizada a casa e assim consegui entender<text:s/></text:p>
      <text:p text:style-name="P1991">o quanto você poderia cobrar pela sua casa.<text:s/></text:p>
      <text:p text:style-name="P1992">Na próxima aula nós vamos ver sobre análise de fatores,<text:s/></text:p>
      <text:p text:style-name="P1993">que não é tecnicamente machine learnig,<text:s/></text:p>
      <text:p text:style-name="P1994">mas é um ótimo jeito de você começar a pegar<text:s/></text:p>
      <text:p text:style-name="P1995">a prática no pensamento do machine learnig.<text:s/></text:p>
      <text:p text:style-name="Normal"/>
      <text:p text:style-name="Normal"/>
      <text:h text:style-name="P1996" text:outline-level="3">Análise de fatores<text:s/></text:h>
      <text:p text:style-name="P1997">Quando você selecionar uma linha na transcrição, será direcionado à seção equivalente no vídeo<text:s/></text:p>
      <text:p text:style-name="P1998">Análise de fatores é um método de regressão utilizado<text:s/></text:p>
      <text:p text:style-name="P1999">para encontrar variáveis latentes, essas variáveis<text:s/></text:p>
      <text:p text:style-name="P2000">afetam o nosso dado, mas não necessariamente<text:s/></text:p>
      <text:p text:style-name="P2001">estão visíveis. Às vezes elas são inferidas a partir das variáveis presentes.<text:s/></text:p>
      <text:p text:style-name="P2002">Um lado interessante da análise de fatores é que essa técnica<text:s/></text:p>
      <text:p text:style-name="P2003">reduz a dimensionalidade do seu conjunto de dados.<text:s/></text:p>
      <text:p text:style-name="P2004">Isso quer dizer que o resultado é um conjunto de fatores que<text:s/></text:p>
      <text:p text:style-name="P2005">representam os seus dados, mas sem a presença de redundâncias<text:s/></text:p>
      <text:p text:style-name="P2006">ou dimensões extras.<text:s/></text:p>
      <text:p text:style-name="P2007">Então vamos aos pressupostos da análise de fatores.<text:s/></text:p>
      <text:p text:style-name="P2008">Quando aplicamos análise de fatores assumirmos que<text:s/></text:p>
      <text:p text:style-name="P2009">as variáveis são métricas contínuas ou ordinais que<text:s/></text:p>
      <text:p text:style-name="P2010">apresenta o coeficiente de correlação maior que<text:s/></text:p>
      <text:p text:style-name="P2011">ponto três e que temos mais de 100 observações<text:s/></text:p>
      <text:p text:style-name="P2012">e mais de cinco observações por variável.<text:s/></text:p>
      <text:p text:style-name="P2013">Também é importante lembrar que a mostra precisa ser homogênea.<text:s/></text:p>
      <text:p text:style-name="P2014">Se você está começando agora em ciência de dados,<text:s/></text:p>
      <text:p text:style-name="P2015">não se prendem em decorar todos esses detalhes,<text:s/></text:p>
      <text:p text:style-name="P2016">quanto mais você estudar, mais essas regras vão<text:s/></text:p>
      <text:p text:style-name="P2017">ser internalizadas.<text:s/></text:p>
      <text:soft-page-break/>
      <text:p text:style-name="P2018">Antes de partirmos para demonstração de código,<text:s/></text:p>
      <text:p text:style-name="P2019">eu quero te falar um pouco mais sobre<text:s/></text:p>
      <text:p text:style-name="P2020">o dataset que vamos utilizar.<text:s/></text:p>
      <text:p text:style-name="P2021">Nós vamos usar um dataset de flores Iris,<text:s/></text:p>
      <text:p text:style-name="P2022">nesse dataset nós encontramos observações<text:s/></text:p>
      <text:p text:style-name="P2023">de três tipos diferentes de flores da espécie Iris:<text:s/></text:p>
      <text:p text:style-name="P2024">setosa, versicolor e virginica.<text:s/></text:p>
      <text:p text:style-name="P2025">E nós temos quatro variáveis numéricas que são:<text:s/></text:p>
      <text:p text:style-name="P2026">Comprimento e largura da cepa, comprimento é largura da pétala.<text:s/></text:p>
      <text:p text:style-name="P2027">Eu quero que você preste atenção nos nomes que<text:s/></text:p>
      <text:p text:style-name="P2028">estão entre parênteses, pois esses são os nomes em inglês<text:s/></text:p>
      <text:p text:style-name="P2029">que vamos encontrar como nome das colunas no nosso dataset.<text:s/></text:p>
      <text:p text:style-name="P2030">A seguir, vamos ver como fazer a análise de fatores usando<text:s/></text:p>
      <text:p text:style-name="P2031">o site sckit-learn. Bom, para começar a fazer nossa análise de fatores,<text:s/></text:p>
      <text:p text:style-name="P2032">vamos primeiro importar nosso bom e velho amigo pandas.<text:s/></text:p>
      <text:p text:style-name="P2033">Vamos também usar a classe Factory análises do módulo decomposition<text:s/></text:p>
      <text:p text:style-name="P2034">do sckit-learn E por fim, nós vamos usar o módulo datasets<text:s/></text:p>
      <text:p text:style-name="P2035">do sckit-learn para ler os nossos dados do dataset Iris.<text:s/></text:p>
      <text:p text:style-name="P2036">É esse módulo que contém vários conjuntos de dados para você<text:s/></text:p>
      <text:p text:style-name="P2037">brincar enquanto você estuda.<text:s/></text:p>
      <text:p text:style-name="P2038">Pra começar vamos carregar os nossos dados usando<text:s/></text:p>
      <text:p text:style-name="P2039">o método load underline Iris.<text:s/></text:p>
      <text:p text:style-name="P2040">E eu vou chamar esse objeto que vai conter os meus dados de íris.<text:s/></text:p>
      <text:p text:style-name="P2041">Esse conjunto de dados traz principalmente duas informações:<text:s/></text:p>
      <text:p text:style-name="P2042">os dados sobre as pétalas e sobre as cepas e as...<text:s/></text:p>
      <text:p text:style-name="P2043">que são os nomes das nossas variáveis ou os<text:s/></text:p>
      <text:p text:style-name="P2044">nomes das nossas colunas.<text:s/></text:p>
      <text:p text:style-name="P2045">Então eu vou criar mais dois objetos,<text:s/></text:p>
      <text:p text:style-name="P2046">um com os dados e o outro com os nomes das colunas.<text:s/></text:p>
      <text:p text:style-name="P2047">Iris feature names.<text:s/></text:p>
      <text:p text:style-name="P2048">E só para você ver mais ou menos como essa dataset,<text:s/></text:p>
      <text:p text:style-name="P2049">eu vou mostrar as cinco primeiras linhas.<text:s/></text:p>
      <text:p text:style-name="P2050">De zero a cinco.<text:s/></text:p>
      <text:p text:style-name="P2051">Todas as colunas.<text:s/></text:p>
      <text:p text:style-name="P2052">Por fim, vou executar a Factory análises usando o método fit<text:s/></text:p>
      <text:p text:style-name="P2053">da classe Factory análises e vou salvar o resultado nesse<text:s/></text:p>
      <text:p text:style-name="P2054">objeto chamado fatores.<text:s/></text:p>
      <text:p text:style-name="P2055">alálises.<text:s/></text:p>
      <text:p text:style-name="P2056">E eu quero fazer o Fit dos meus dados.<text:s/></text:p>
      <text:p text:style-name="P2057">Por fim, eu quero colocar os fatores resultantes<text:s/></text:p>
      <text:p text:style-name="P2058">com os nomes das variáveis em um data frame.<text:s/></text:p>
      <text:p text:style-name="P2059">Com ponents Underline.<text:s/></text:p>
      <text:p text:style-name="P2060">As discussões sobre o significado desses resultados,<text:s/></text:p>
      <text:p text:style-name="P2061">nós vamos ver nas próximas aulas.<text:s/></text:p>
      <text:p text:style-name="Normal"/>
      <text:p text:style-name="Normal"/>
      <text:h text:style-name="P2062" text:outline-level="3">Análise de componentes principais (PCA)<text:s/></text:h>
      <text:soft-page-break/>
      <text:p text:style-name="P2063">Quando você selecionar uma linha na transcrição, será direcionado à seção equivalente no vídeo<text:s/></text:p>
      <text:p text:style-name="P2064">A análise de componentes principais ou PCA,<text:s/></text:p>
      <text:p text:style-name="P2065">é um método de machine learn não supervisionado que<text:s/></text:p>
      <text:p text:style-name="P2066">descobre conjuntos de variáveis correlacionadas e as reduz<text:s/></text:p>
      <text:p text:style-name="P2067">para um conjunto de variáveis não correlacionadas que<text:s/></text:p>
      <text:p text:style-name="P2068">representam as variáveis originais e são chamadas<text:s/></text:p>
      <text:p text:style-name="P2069">de componentes principais, em outras palavras se nós<text:s/></text:p>
      <text:p text:style-name="P2070">removermos as redundâncias, os ruídos, os outliers<text:s/></text:p>
      <text:p text:style-name="P2071">e reduzimos as dimensões das nossas variáveis,<text:s/></text:p>
      <text:p text:style-name="P2072">o que sobra são as partes mais importantes do nosso<text:s/></text:p>
      <text:p text:style-name="P2073">conjunto de dados original.<text:s/></text:p>
      <text:p text:style-name="P2074">Essas partes que chamamos de componentes principais.<text:s/></text:p>
      <text:p text:style-name="P2075">Sendo assim, o PCA pode ser utilizado para:<text:s/></text:p>
      <text:p text:style-name="P2076">detecção de fraude e de spam, reconhecimento de imagem<text:s/></text:p>
      <text:p text:style-name="P2077">e reconhecimento de fala, e também para a<text:s/></text:p>
      <text:p text:style-name="P2078">remoção de outlier, se você estiver usando o PCA<text:s/></text:p>
      <text:p text:style-name="P2079">para pré-processar os seus dados.<text:s/></text:p>
      <text:p text:style-name="P2080">Como tanto os fatores, quantos componentes removem ruído<text:s/></text:p>
      <text:p text:style-name="P2081">e redundância dos nossos dados, nós podemos usar essas<text:s/></text:p>
      <text:p text:style-name="P2082">formas comprimidas de representação de dados<text:s/></text:p>
      <text:p text:style-name="P2083">como variáveis de entradas em modelos de machine<text:s/></text:p>
      <text:p text:style-name="P2084">Learn e executar predições usando ambas.<text:s/></text:p>
      <text:p text:style-name="P2085">Antes de mostrar como o PCA funciona na prática,<text:s/></text:p>
      <text:p text:style-name="P2086">eu quero te ensinar mais duas coisas importantes.<text:s/></text:p>
      <text:p text:style-name="P2087">Uma é a razão de variância, isso te mostra quanto<text:s/></text:p>
      <text:p text:style-name="P2088">a informação está compactada nos primeiros componentes e a<text:s/></text:p>
      <text:p text:style-name="P2089">segunda é a variância cumulativa, que é o somatório da<text:s/></text:p>
      <text:p text:style-name="P2090">razão da variância.<text:s/></text:p>
      <text:p text:style-name="P2091">Com a variância cumulativa, você descobre quantos<text:s/></text:p>
      <text:p text:style-name="P2092">componentes precisa para manter nos seus modelos.<text:s/></text:p>
      <text:p text:style-name="P2093">A regra geral nesse caso é tentar manter uma variância cumulativa<text:s/></text:p>
      <text:p text:style-name="P2094">de pelo menos ponto sete, ou seja, 70% dos<text:s/></text:p>
      <text:p text:style-name="P2095">seus dados originais.<text:s/></text:p>
      <text:p text:style-name="P2096">Agora sim podemos seguir para a parte de código.<text:s/></text:p>
      <text:p text:style-name="P2097">Agora vamos ver como aplicar a análise<text:s/></text:p>
      <text:p text:style-name="P2098">de componentes principais, PCA, no conjunto de dados Iris.<text:s/></text:p>
      <text:p text:style-name="P2099">Para começar, eu copiei e colei da aula de fatores toda a parte<text:s/></text:p>
      <text:p text:style-name="P2100">do código que faz importação das nossas bibliotecas e a leitura<text:s/></text:p>
      <text:p text:style-name="P2101">dos nossos dados e eu vou colar aqui na nossa primeira célula.<text:s/></text:p>
      <text:p text:style-name="P2102">A única diferença é que ao invés de usar o método<text:s/></text:p>
      <text:p text:style-name="P2103">de factor análises, eu estou importando<text:s/></text:p>
      <text:p text:style-name="P2104">do módulo de composition, o método PCA.<text:s/></text:p>
      <text:p text:style-name="P2105">Então para começar vamos fazer uma instância do nosso objeto<text:s/></text:p>
      <text:p text:style-name="P2106">PCA e aplicar o método fit transform nos dados de íris<text:s/></text:p>
      <text:p text:style-name="P2107">e eu vou salvar o resultado num objeto chamado Iris PCA.<text:s/></text:p>
      <text:p text:style-name="P2108">E a primeira coisa que eu quero te mostrar é o array que contém<text:s/></text:p>
      <text:p text:style-name="P2109">os dados da razão da variância.<text:s/></text:p>
      <text:p text:style-name="P2110">Com isso, nós conseguimos ver que os dois primeiros componentes<text:s/></text:p>
      <text:p text:style-name="P2111">já somam mais de 97.7%<text:s/></text:p>
      <text:soft-page-break/>
      <text:p text:style-name="P2112">dos nossos dados.<text:s/></text:p>
      <text:p text:style-name="P2113">Agora, deixa eu te mostrar como calcular<text:s/></text:p>
      <text:p text:style-name="P2114">a variância cumulativa.<text:s/></text:p>
      <text:p text:style-name="P2115">Para isso, eu vou usar o método de soma e o mesmo método que<text:s/></text:p>
      <text:p text:style-name="P2116">me dá a razão das variâncias para todos os componentes.<text:s/></text:p>
      <text:p text:style-name="P2117">Como estamos somando todas as porcentagens<text:s/></text:p>
      <text:p text:style-name="P2118">com métodos sum, o resultado esperado<text:s/></text:p>
      <text:p text:style-name="P2119">é um que indica 100%.<text:s/></text:p>
      <text:p text:style-name="P2120">Por fim, eu vou montar um dataframe que contém<text:s/></text:p>
      <text:p text:style-name="P2121">todos os componentes e o nome das colunas vai ser<text:s/></text:p>
      <text:p text:style-name="P2122">o nome das variáveis do nosso dataset tradicional<text:s/></text:p>
      <text:p text:style-name="P2123">de íris eu vou chamar esse novo objeto de comps.<text:s/></text:p>
      <text:p text:style-name="P2124">Vou passar para ele os componentes<text:s/></text:p>
      <text:p text:style-name="P2125">do nosso PCA.<text:s/></text:p>
      <text:p text:style-name="P2126">E o argumento columns vai receber os nomes das variáveis.<text:s/></text:p>
      <text:p text:style-name="P2127">Só para gente ver como ficou, comps.<text:s/></text:p>
      <text:p text:style-name="P2128">Por fim, vamos fazer um heatmap.<text:s/></text:p>
      <text:p text:style-name="P2129">Eu poderia tirar conclusões olhando para os valores numéricos,<text:s/></text:p>
      <text:p text:style-name="P2130">eu acho particularmente que o heatmap é um jeito<text:s/></text:p>
      <text:p text:style-name="P2131">mais tranquilo de identificar as correlações.<text:s/></text:p>
      <text:p text:style-name="P2132">Então, para isso vamos usar o método heatmap do seaborn.<text:s/></text:p>
      <text:p text:style-name="P2133">Como nós sabemos que o componente 1 e o componente 2 são<text:s/></text:p>
      <text:p text:style-name="P2134">os componentes que trazem a maior proporção dos dados originais,<text:s/></text:p>
      <text:p text:style-name="P2135">nós vamos analisar esses dois.<text:s/></text:p>
      <text:p text:style-name="P2136">Então, olhando o nosso heatmap, eu consigo ver que o PC1,<text:s/></text:p>
      <text:p text:style-name="P2137">o principal componente um, possui uma correlação<text:s/></text:p>
      <text:p text:style-name="P2138">fortemente positiva com o comprimento da pétala,<text:s/></text:p>
      <text:p text:style-name="P2139">uma correlação moderadamente positiva com o comprimento da<text:s/></text:p>
      <text:p text:style-name="P2140">cepa e a largura da pétala, e uma correlação francamente<text:s/></text:p>
      <text:p text:style-name="P2141">negativa com a largura da cepa.<text:s/></text:p>
      <text:p text:style-name="P2142">Enquanto isso, o principal componente dois tem<text:s/></text:p>
      <text:p text:style-name="P2143">uma correlação fortemente negativa com o comprimento<text:s/></text:p>
      <text:p text:style-name="P2144">da pétala, uma correlação moderadamente<text:s/></text:p>
      <text:p text:style-name="P2145">positiva com o comprimento da cepa e a largura da cepa e,<text:s/></text:p>
      <text:p text:style-name="P2146">por fim, uma correlação francamente negativa<text:s/></text:p>
      <text:p text:style-name="P2147">com a largura da pétala.<text:s/></text:p>
      <text:p text:style-name="P2148">Bom, agora que você já sabe<text:s/></text:p>
      <text:p text:style-name="P2149">identificar corrrelações<text:s/></text:p>
      <text:p text:style-name="P2150">usando o PCA, na próxima aula nós vamos ver<text:s/></text:p>
      <text:p text:style-name="P2151">como identificar outliers.<text:s/></text:p>
      <text:p text:style-name="Normal"/>
      <text:h text:style-name="P2152" text:outline-level="3">Análise de valores extremos usando métodos univariados<text:s/></text:h>
      <text:p text:style-name="P2153">Quando você selecionar uma linha na transcrição, será direcionado à seção equivalente no vídeo<text:s/></text:p>
      <text:p text:style-name="P2154">Detecção de Outlier pode ser usado como parte<text:s/></text:p>
      <text:p text:style-name="P2155">do pré-processamento de análises ou para<text:s/></text:p>
      <text:p text:style-name="P2156">machine learning, e também é um método<text:s/></text:p>
      <text:p text:style-name="P2157">analítico por si só.<text:s/></text:p>
      <text:soft-page-break/>
      <text:p text:style-name="P2158">Existem três tipos de Outlier: Os pontuais, que são<text:s/></text:p>
      <text:p text:style-name="P2159">observações anômalas quando comparadas a maioria das<text:s/></text:p>
      <text:p text:style-name="P2160">observações em uma variável;<text:s/></text:p>
      <text:p text:style-name="P2161">os de contexto, que são observações anômalas quando<text:s/></text:p>
      <text:p text:style-name="P2162">estamos em um contexto específico e os Outlier coletivos,<text:s/></text:p>
      <text:p text:style-name="P2163">uma coleção de observações anômalas que aparecem proximidade,<text:s/></text:p>
      <text:p text:style-name="P2164">pois todas apresentam o mesmo comportamento fora do padrão.<text:s/></text:p>
      <text:p text:style-name="P2165">Neste curso, nós vamos ver os métodos a seguir<text:s/></text:p>
      <text:p text:style-name="P2166">para encontrar Outliers: o método de Tukey;<text:s/></text:p>
      <text:p text:style-name="P2167">análise multivariada e os métodos de machine learning,<text:s/></text:p>
      <text:p text:style-name="P2168">DBSCAN e PCA. Você se lembra que eu falei mais cedo nessa aula que a detecção<text:s/></text:p>
      <text:p text:style-name="P2169">de Outliers pode ser usada como método analítico por si só?<text:s/></text:p>
      <text:p text:style-name="P2170">Pois bem, a detecção de Outliers pode ser<text:s/></text:p>
      <text:p text:style-name="P2171">utilizada para identificar casos de falha de equipamento,<text:s/></text:p>
      <text:p text:style-name="P2172">fraude e eventos de cybersegurança.<text:s/></text:p>
      <text:p text:style-name="P2173">Por fim,eu quero te mostrar a anatomia de um boxplot.<text:s/></text:p>
      <text:p text:style-name="P2174">Esse modelo de caixa marca o intervalo entre quartisou IQR.<text:s/></text:p>
      <text:p text:style-name="P2175">As barras indicam o limite dos pontos considerados<text:s/></text:p>
      <text:p text:style-name="P2176">dentro do padrão,todos os pontos que ficam acima<text:s/></text:p>
      <text:p text:style-name="P2177">ou abaixo das barras podem ser considerados Outliers.<text:s/></text:p>
      <text:p text:style-name="P2178">Uma forma não visual de encontrar Outliersé usar o método<text:s/></text:p>
      <text:p text:style-name="P2179">de identificação de tukey ou em inglêsTukey Outlier Labeling,é<text:s/></text:p>
      <text:p text:style-name="P2180">uma fórmula matemática que define um intervalo de valores<text:s/></text:p>
      <text:p text:style-name="P2181">onde as observações dentro desse intervalo são consideradas<text:s/></text:p>
      <text:p text:style-name="P2182">dentro do padrão e as observações fora desse intervalo são<text:s/></text:p>
      <text:p text:style-name="P2183">consideradas Outliers.<text:s/></text:p>
      <text:p text:style-name="P2184">Aseguir, vamos ver como aplicar esses métodos aos nossos dados.<text:s/></text:p>
      <text:p text:style-name="P2185">Bom,para ver como aplicar boxplots e um método de tukey<text:s/></text:p>
      <text:p text:style-name="P2186">para identificar Outliers,eu já importei as minhas bibliotecas<text:s/></text:p>
      <text:p text:style-name="P2187">e já fiz a leitura dos meus dados e também configurei um jupyter<text:s/></text:p>
      <text:p text:style-name="P2188">notebook para mostrar gráficos.<text:s/></text:p>
      <text:p text:style-name="P2189">Para começar,vamos ver como usar o boxplots.<text:s/></text:p>
      <text:p text:style-name="P2190">Uma coisa importante de notar é que o boxplot<text:s/></text:p>
      <text:p text:style-name="P2191">é uma forma visual de identificar Outliers,então<text:s/></text:p>
      <text:p text:style-name="P2192">eu vou começar pedindo para o método boxplot<text:s/></text:p>
      <text:p text:style-name="P2193">mostrar o meu gráfico a partir do meu<text:s/></text:p>
      <text:p text:style-name="P2194">conjunto de dados.<text:s/></text:p>
      <text:p text:style-name="P2195">Como eu falei antes, os Outliersse situam depois<text:s/></text:p>
      <text:p text:style-name="P2196">das barras de boxplot.<text:s/></text:p>
      <text:p text:style-name="P2197">Nós podemos notar que na variável de largura de cepa,que<text:s/></text:p>
      <text:p text:style-name="P2198">é a segunda variável do meu boxplot,<text:s/></text:p>
      <text:p text:style-name="P2199">nós temos uns pontos acima e abaixo das barras de limite,<text:s/></text:p>
      <text:p text:style-name="P2200">certo?Então,vão<text:s/></text:p>
      <text:p text:style-name="P2201">seresses pontos de dados que eu vou ter que<text:s/></text:p>
      <text:p text:style-name="P2202">filtrar do meu dataset.<text:s/></text:p>
      <text:p text:style-name="P2203">Então eu vou criar um objeto novo que eu vou chamar<text:s/></text:p>
      <text:p text:style-name="P2204">de largura de cepa.<text:s/></text:p>
      <text:p text:style-name="P2205">E vou selecionar apenas a coluna com a largura<text:s/></text:p>
      <text:p text:style-name="P2206">de cepa do meu datasetoriginal.<text:s/></text:p>
      <text:p text:style-name="P2207">Assim,eu posso usar filtros.Olhando<text:s/></text:p>
      <text:soft-page-break/>
      <text:p text:style-name="P2208">para o gráfico,eu consigo identificar que<text:s/></text:p>
      <text:p text:style-name="P2209">o limite superior está mais ou menos no número 4 no meu<text:s/></text:p>
      <text:p text:style-name="P2210">Y e olimite inferior está um pouco acima do 2,então<text:s/></text:p>
      <text:p text:style-name="P2211">o número aproximado de 2.05,por<text:s/></text:p>
      <text:p text:style-name="P2212">isso eu vou definir o meu filtro chamando ele de Iris Outliers e eu<text:s/></text:p>
      <text:p text:style-name="P2213">vou falar que isso é o resultado de largura da cepa maior que 4.<text:s/></text:p>
      <text:p text:style-name="P2214">Por fim,eu vou filtrar as linhas do meu datasetusando este filtro<text:s/></text:p>
      <text:p text:style-name="P2215">que eu acabei de fazer.<text:s/></text:p>
      <text:p text:style-name="P2216">Assimnós conseguimos identificar os três pontos que são Outliers<text:s/></text:p>
      <text:p text:style-name="P2217">de acordo com o limite superior.<text:s/></text:p>
      <text:p text:style-name="P2218">E vou fazer o mesmo que o limite inferior.<text:s/></text:p>
      <text:p text:style-name="P2219">E agora executando filtro no meu dataset,<text:s/></text:p>
      <text:p text:style-name="P2220">eu identifico apenas um ponto.<text:s/></text:p>
      <text:p text:style-name="P2221">Agora,eu vou fazer a mesma coisa usando<text:s/></text:p>
      <text:p text:style-name="P2222">os passos do método detukeyque que é basicamente<text:s/></text:p>
      <text:p text:style-name="P2223">calcular o intervalo entre quartis,multiplicar<text:s/></text:p>
      <text:p text:style-name="P2224">esse intervalo por 1.5<text:s/></text:p>
      <text:p text:style-name="P2225">e definir os limites superior adicionando ou subtraindo<text:s/></text:p>
      <text:p text:style-name="P2226">o resultado da multiplicação.<text:s/></text:p>
      <text:p text:style-name="P2227">Antes de tudo,eu quero definir as opções<text:s/></text:p>
      <text:p text:style-name="P2228">para apenas mostrar doispontos depois da casa decimal,para<text:s/></text:p>
      <text:p text:style-name="P2229">não ter informação demais na tela que eu não preciso<text:s/></text:p>
      <text:p text:style-name="P2230">levar em consideração.<text:s/></text:p>
      <text:p text:style-name="P2231">Então com isso eu vou usar o próprio pandas,<text:s/></text:p>
      <text:p text:style-name="P2232">os módulos de options e display,e vou dizer que o formato dos<text:s/></text:p>
      <text:p text:style-name="P2233">meus números decimais é dado por doispontos depois da vírgula.<text:s/></text:p>
      <text:p text:style-name="P2234">Por fim,eu vou criar um dataframe apenas com aquela variável<text:s/></text:p>
      <text:p text:style-name="P2235">que eu já sei que tem Outliers só por questão de facilitar<text:s/></text:p>
      <text:p text:style-name="P2236">as minhas contas,mas normalmente nós usaríamos nesse<text:s/></text:p>
      <text:p text:style-name="P2237">método para todas as variáveis para tentar definir Outliers.<text:s/></text:p>
      <text:p text:style-name="P2238">Vou chamar esse meu novo data frame de "x_df".<text:s/></text:p>
      <text:p text:style-name="P2239">Vou usar a classe dataframe do pandas e passar<text:s/></text:p>
      <text:p text:style-name="P2240">para ela apenas a coluna de largura da cepa.<text:s/></text:p>
      <text:p text:style-name="P2241">Por fim,eu também vou calcular<text:s/></text:p>
      <text:p text:style-name="P2242">o sumário estatístico do meu dataset.<text:s/></text:p>
      <text:p text:style-name="P2243">Vou colocar esse resultado numa variável chamada<text:s/></text:p>
      <text:p text:style-name="P2244">sumário e vou usar o método "ponto describe",nosso<text:s/></text:p>
      <text:p text:style-name="P2245">velho conhecido.<text:s/></text:p>
      <text:p text:style-name="P2246">E aqui eu quero ver o resultado disso<text:s/></text:p>
      <text:p text:style-name="P2247">para facilitar nas minhas contas.<text:s/></text:p>
      <text:p text:style-name="P2248">Bem,o resultado do método describes é sempre<text:s/></text:p>
      <text:p text:style-name="P2249">um dataframe,então eu posso usar o índice desse<text:s/></text:p>
      <text:p text:style-name="P2250">dataframe para pegar os valores que nós temos,por<text:s/></text:p>
      <text:p text:style-name="P2251">exemplo,do meu quartil inferior e do meu quartil superior,que<text:s/></text:p>
      <text:p text:style-name="P2252">são as barras de boxplot e qualquer outro valor<text:s/></text:p>
      <text:p text:style-name="P2253">que eu queira. Nesse caso,como a gente precisa calcular o intervalo entre partes,<text:s/></text:p>
      <text:p text:style-name="P2254">eu vou pegar os valores inferior e superior<text:s/></text:p>
      <text:p text:style-name="P2255">para fazer a nossa conta.<text:s/></text:p>
      <text:p text:style-name="P2256">Então, Vou chamar ointervalo entre quartes de iqr,<text:s/></text:p>
      <text:p text:style-name="P2257">eu vou subtrair o limite inferior,que<text:s/></text:p>
      <text:soft-page-break/>
      <text:p text:style-name="P2258">é o 25%,do superior,que é o 75.<text:s/></text:p>
      <text:p text:style-name="P2259">E olimite inferior de 25%.Lembrando<text:s/></text:p>
      <text:p text:style-name="P2260">que para acessar esses índices eu preciso usar o método loc.<text:s/></text:p>
      <text:p text:style-name="P2261">E só para você ver o valor que isso vai dar,vou<text:s/></text:p>
      <text:p text:style-name="P2262">chamar o meu objeto iqr.<text:s/></text:p>
      <text:p text:style-name="P2263">Então,a gente sabe que a diferença entre o terceiro<text:s/></text:p>
      <text:p text:style-name="P2264">quartil e oprimeiro quartil é de ponto cinco.<text:s/></text:p>
      <text:p text:style-name="P2265">E agora vamos calcular os limites inferior e superior.<text:s/></text:p>
      <text:p text:style-name="P2266">Lembrando que a fórmula que define os limites é o quartilque<text:s/></text:p>
      <text:p text:style-name="P2267">eu estou considerando somando ou subtraindo o iqr vezes 1.5.<text:s/></text:p>
      <text:p text:style-name="P2268">E aqui chamando o meu objeto para ver quanto foi esse valor.<text:s/></text:p>
      <text:p text:style-name="P2269">Então nós sabemos que o nosso limite inferior é de 2.05<text:s/></text:p>
      <text:p text:style-name="P2270">e se nós olharmos para o nosso sumário que ainda<text:s/></text:p>
      <text:p text:style-name="P2271">está ali em cima,eu consigo ver que<text:s/></text:p>
      <text:p text:style-name="P2272">o valor mínimo que eu tenho para essa<text:s/></text:p>
      <text:p text:style-name="P2273">variável é de 2. Então a gente sabe que a gente tem pelo menos algum ponto que fica<text:s/></text:p>
      <text:p text:style-name="P2274">abaixo do limite inferior e também que nós deveremos considerar esse<text:s/></text:p>
      <text:p text:style-name="P2275">ponto como um possível Outlier.<text:s/></text:p>
      <text:p text:style-name="P2276">Agora,calculando um limite superior.<text:s/></text:p>
      <text:p text:style-name="P2277">Nós conseguimos ver que o nosso limite superior é de 4.05<text:s/></text:p>
      <text:p text:style-name="P2278">e que nós temos,se nós olharmos para o sumário<text:s/></text:p>
      <text:p text:style-name="P2279">que ainda está em cima,valores que chegam até 4.4<text:s/></text:p>
      <text:p text:style-name="P2280">no meu valor máximo para essa variável.<text:s/></text:p>
      <text:p text:style-name="P2281">Então nós sabemos que temos pelo menos umponto acima<text:s/></text:p>
      <text:p text:style-name="P2282">do meu limite superior que podemos considerar como Outlier.<text:s/></text:p>
      <text:p text:style-name="P2283">Dessa forma a gente consegue calcular matematicamente,sem<text:s/></text:p>
      <text:p text:style-name="P2284">precisar necessariamente olhar para o boxplot,como<text:s/></text:p>
      <text:p text:style-name="P2285">calcular os meus limites para encontrar Outliers.<text:s/></text:p>
      <text:p text:style-name="Normal"/>
      <text:p text:style-name="Normal"/>
      <text:h text:style-name="P2286" text:outline-level="3">Análise multivariada para detecção de outliers<text:s/></text:h>
      <text:p text:style-name="P2287">Quando você selecionar uma linha na transcrição, será direcionado à seção equivalente no vídeo<text:s/></text:p>
      <text:p text:style-name="P2288">Você pode usar métodos multivariados para detectar<text:s/></text:p>
      <text:p text:style-name="P2289">outliers que surgem da combinação de 2<text:s/></text:p>
      <text:p text:style-name="P2290">ou mais variáveis.<text:s/></text:p>
      <text:p text:style-name="P2291">Existem vários métodos multivariados,<text:s/></text:p>
      <text:p text:style-name="P2292">nessa aula nós vamos ver como usar Boxplots e matrizes de Scatterplot<text:s/></text:p>
      <text:p text:style-name="P2293">para identificar esses outliers.<text:s/></text:p>
      <text:p text:style-name="P2294">Então vamos para o código.<text:s/></text:p>
      <text:p text:style-name="P2295">Eu já importei as minhas bibliotecas e já fiz<text:s/></text:p>
      <text:p text:style-name="P2296">o carregamento dos meus dados.<text:s/></text:p>
      <text:p text:style-name="P2297">Agora nós vamos usar o método Boxplot do seaborn para fazer<text:s/></text:p>
      <text:p text:style-name="P2298">o nosso primeiro Boxplot.<text:s/></text:p>
      <text:p text:style-name="P2299">Dessa vez, eu vou usar 2 variáveis:<text:s/></text:p>
      <text:p text:style-name="P2300">a primeira, que vai ser a espécie das minhas flores.<text:s/></text:p>
      <text:p text:style-name="P2301">E a segunda, que vai ser o comprimento da cepa.<text:s/></text:p>
      <text:soft-page-break/>
      <text:p text:style-name="P2302">Quando nós levamos em consideração essas 2 variáveis,<text:s/></text:p>
      <text:p text:style-name="P2303">nós conseguimos ver que tem um ponto que fica<text:s/></text:p>
      <text:p text:style-name="P2304">fora das barras de Boxplot.<text:s/></text:p>
      <text:p text:style-name="P2305">Quando levamos em consideração a flor virgínica,<text:s/></text:p>
      <text:p text:style-name="P2306">essa é a diferença entre o Boxplot dessa aula e da aula anterior,<text:s/></text:p>
      <text:p text:style-name="P2307">nós temos agora o cruzamento<text:s/></text:p>
      <text:p text:style-name="P2308">de 2 variáveis.<text:s/></text:p>
      <text:p text:style-name="P2309">Para finalizar, eu vou te mostrar como usar as matrizes<text:s/></text:p>
      <text:p text:style-name="P2310">de Scatterplot para identificar esses outliers.<text:s/></text:p>
      <text:p text:style-name="P2311">Então, usando o nosso método "per plot".<text:s/></text:p>
      <text:p text:style-name="P2312">Dessa vez, eu vou passar a espécie como o valor<text:s/></text:p>
      <text:p text:style-name="P2313">do meu parâmetro Rue, repetir o nosso mesmo<text:s/></text:p>
      <text:p text:style-name="P2314">conjunto de cores de antes.<text:s/></text:p>
      <text:p text:style-name="P2315">No caso dos Scatterplots, o que nós vamos procurar vão<text:s/></text:p>
      <text:p text:style-name="P2316">ser sempre aqueles pontos que ficam fora do agrupamento deles,<text:s/></text:p>
      <text:p text:style-name="P2317">por exemplo, esse ponto aqui.<text:s/></text:p>
      <text:p text:style-name="P2318">Esse é um ponto que parece estar mais afastado do que as outras<text:s/></text:p>
      <text:p text:style-name="P2319">observações para a mesma cor.<text:s/></text:p>
      <text:p text:style-name="P2320">No caso, para mesma espécie, que é a virgínica.<text:s/></text:p>
      <text:p text:style-name="P2321">Então, esse é um ponto que a gente teria que ter atenção<text:s/></text:p>
      <text:p text:style-name="P2322">porque ele pode ser um outlier.<text:s/></text:p>
      <text:p text:style-name="P2323">Na próxima aula, nós vamos ver como usar outros<text:s/></text:p>
      <text:p text:style-name="P2324">métodos para detectar outliers.<text:s/></text:p>
      <text:p text:style-name="Normal"/>
      <text:h text:style-name="P2325" text:outline-level="3">Usando DBSCan para detectar outliers<text:s/></text:h>
      <text:p text:style-name="P2326">Quando você selecionar uma linha na transcrição, será direcionado à seção equivalente no vídeo<text:s/></text:p>
      <text:p text:style-name="P2327">O método da DBSCAN encontra clusters baseado na<text:s/></text:p>
      <text:p text:style-name="P2328">densidade de observações em determinada região,<text:s/></text:p>
      <text:p text:style-name="P2329">ou seja, quanto maior o aglomerado<text:s/></text:p>
      <text:p text:style-name="P2330">de observação juntas, mais provável que elas façam<text:s/></text:p>
      <text:p text:style-name="P2331">parte de um mesmo subgrupo.<text:s/></text:p>
      <text:p text:style-name="P2332">Dessa forma, todas as observações que estão separadas das demais<text:s/></text:p>
      <text:p text:style-name="P2333">podem ser consideradas Outliers.<text:s/></text:p>
      <text:p text:style-name="P2334">Isso também resulta em o DBSCAN ser um ótimo método para encontrar<text:s/></text:p>
      <text:p text:style-name="P2335">grupos de Outliers, apenas lembre-se de certificar<text:s/></text:p>
      <text:p text:style-name="P2336">que os Outliers não passam de 5% do seu total de observações.<text:s/></text:p>
      <text:p text:style-name="P2337">Antes de partirmos para demonstração de código,<text:s/></text:p>
      <text:p text:style-name="P2338">eu quero te mostrar 2 parâmetros importantes do DBSCAN,<text:s/></text:p>
      <text:p text:style-name="P2339">que são: EPS e Min-samples.<text:s/></text:p>
      <text:p text:style-name="P2340">O EPS define a distância máxima entre 2 amostras e você vai querer<text:s/></text:p>
      <text:p text:style-name="P2341">começar com um valor bem pequeno, como ponto1.<text:s/></text:p>
      <text:p text:style-name="P2342">Já o Min-samples é o parâmetro que define<text:s/></text:p>
      <text:p text:style-name="P2343">a quantidade mínima de amostras na vizinhança<text:s/></text:p>
      <text:p text:style-name="P2344">para que uma observação se classifique como ponto<text:s/></text:p>
      <text:p text:style-name="P2345">central, aqui também você vai<text:s/></text:p>
      <text:p text:style-name="P2346">querer definir como um valor pequeno para começar.<text:s/></text:p>
      <text:p text:style-name="P2347">Um processo importante do DBSCAN é ir fazendo testes<text:s/></text:p>
      <text:soft-page-break/>
      <text:p text:style-name="P2348">com valores dos parâmetros até encontrar um resultado<text:s/></text:p>
      <text:p text:style-name="P2349">que gere até 5% de Outliers.<text:s/></text:p>
      <text:p text:style-name="P2350">Agora vamos para o código.<text:s/></text:p>
      <text:p text:style-name="P2351">Eu já importei as minhas bibliotecas e fiz a leitura<text:s/></text:p>
      <text:p text:style-name="P2352">dos meus dados. Repare que eu também importei a classe DBSCAN do módulo<text:s/></text:p>
      <text:p text:style-name="P2353">cluster do Learning e eu ainda importei a classe Counter,<text:s/></text:p>
      <text:p text:style-name="P2354">do módulo Colections do próprio Payton,<text:s/></text:p>
      <text:p text:style-name="P2355">que vai servir para gente contar as nossas observações que podem<text:s/></text:p>
      <text:p text:style-name="P2356">ser consideradas como Outliers, ou não, mais para frente.<text:s/></text:p>
      <text:p text:style-name="P2357">Então, primeiro eu vou criar o meu modelo<text:s/></text:p>
      <text:p text:style-name="P2358">usando a classe DBSCAN e vou chamar de modelo<text:s/></text:p>
      <text:p text:style-name="P2359">o meu objeto.<text:s/></text:p>
      <text:p text:style-name="P2360">E como eu já brinquei um pouco com esse método,<text:s/></text:p>
      <text:p text:style-name="P2361">eu não vou começar os meus parâmetros no mínimo possível,<text:s/></text:p>
      <text:p text:style-name="P2362">eu já vou usar os valores corretos aqui.<text:s/></text:p>
      <text:p text:style-name="P2363">Mas idealmente você começaria com o valor menor possível<text:s/></text:p>
      <text:p text:style-name="P2364">e iria aumentando gradativamente até encontrar um resultado<text:s/></text:p>
      <text:p text:style-name="P2365">que te desse menos do que 5% de Outliers.<text:s/></text:p>
      <text:p text:style-name="P2366">E eu já vou chamar o método Fitch para fazer<text:s/></text:p>
      <text:p text:style-name="P2367">o ajuste dos meus dados, passando para ele o objeto x.<text:s/></text:p>
      <text:p text:style-name="P2368">E vou também pedir para mostrar para mim o resultado desse modelo.<text:s/></text:p>
      <text:p text:style-name="P2369">Assim, nós conseguimos ver qual que foi o algoritmo<text:s/></text:p>
      <text:p text:style-name="P2370">que o modelo usou, qual que é o nosso é EPS,<text:s/></text:p>
      <text:p text:style-name="P2371">qual que é o nosso mínimo de amostras<text:s/></text:p>
      <text:p text:style-name="P2372">e assim sucessivamente.<text:s/></text:p>
      <text:p text:style-name="P2373">Caso você tenha interesse, eu recomendo que você dê<text:s/></text:p>
      <text:p text:style-name="P2374">uma olhadinha na documentação dessa classe para entender<text:s/></text:p>
      <text:p text:style-name="P2375">o que esses parâmetros extras querem dizer e agora vamos<text:s/></text:p>
      <text:p text:style-name="P2376">olhar os nossos resultados.<text:s/></text:p>
      <text:p text:style-name="P2377">O que o counter vai fazer, vai ser contar quantas vezes<text:s/></text:p>
      <text:p text:style-name="P2378">cada uma das identificações apareceram no meu atributo labels.<text:s/></text:p>
      <text:p text:style-name="P2379">Com isso, nós conseguimos ver que nós temos 6 observações<text:s/></text:p>
      <text:p text:style-name="P2380">que são considerados Outliers, porque o identificador<text:s/></text:p>
      <text:p text:style-name="P2381">dessas observações é -1.<text:s/></text:p>
      <text:p text:style-name="P2382">E agora eu quero ver quais são essas 6 observações,<text:s/></text:p>
      <text:p text:style-name="P2383">então, para isso, eu vou usar o labels do modelo<text:s/></text:p>
      <text:p text:style-name="P2384">para fazer um conjunto de boleanos true false,<text:s/></text:p>
      <text:p text:style-name="P2385">para fazer um filtro no meu Outliers DF.<text:s/></text:p>
      <text:p text:style-name="P2386">E assim nós conseguimos ver as 6 observações que<text:s/></text:p>
      <text:p text:style-name="P2387">são consideradas Outliers, de acordo com o DBSCAN.<text:s/></text:p>
      <text:p text:style-name="P2388">Uma coisa que eu vou querer fazer também é mostrar<text:s/></text:p>
      <text:p text:style-name="P2389">visualmente essas observações, então eu vou fazer um "plot",<text:s/></text:p>
      <text:p text:style-name="P2390">mais precisamente um "scatter plot" usando o PLT do Matplotlib?<text:s/></text:p>
      <text:p text:style-name="P2391">Eu também vou definir um objeto "cores" que vai<text:s/></text:p>
      <text:p text:style-name="P2392">receber os meus labels, para gente conseguir colorir<text:s/></text:p>
      <text:p text:style-name="P2393">o nosso "scatter plot". E só para o nosso gráfico ficar mais apresentável,<text:s/></text:p>
      <text:p text:style-name="P2394">eu vou copiar das minhas<text:s/></text:p>
      <text:p text:style-name="P2395">anotações as definições<text:s/></text:p>
      <text:p text:style-name="P2396">de títulos tanto do eixo<text:s/></text:p>
      <text:p text:style-name="P2397">x, quanto do eixo y e do próprio gráfico.<text:s/></text:p>
      <text:soft-page-break/>
      <text:p text:style-name="P2398">E agora eu vou colar aqui.<text:s/></text:p>
      <text:p text:style-name="P2399">Assim, nós conseguimos ver bem facilmente quais<text:s/></text:p>
      <text:p text:style-name="P2400">são os nossos Outliers, porque eles são esses<text:s/></text:p>
      <text:p text:style-name="P2401">pontos que estão marcadas de preto no nosso gráfico<text:s/></text:p>
      <text:p text:style-name="P2402">de Scatter Plot.<text:s/></text:p>
      <text:p text:style-name="Normal"/>
      <text:h text:style-name="P2403" text:outline-level="3">Método KMeans<text:s/></text:h>
      <text:p text:style-name="P2404">Quando você selecionar uma linha na transcrição, será direcionado à seção equivalente no vídeo<text:s/></text:p>
      <text:p text:style-name="P2405">Neste capítulo, nós vamos ver 3 métodos<text:s/></text:p>
      <text:p text:style-name="P2406">de clusterização: K-Means, clusterização<text:s/></text:p>
      <text:p text:style-name="P2407">hierárquica e KNN.<text:s/></text:p>
      <text:p text:style-name="P2408">Mais tarde eu vou explicar o funcionamento de cada um deles,<text:s/></text:p>
      <text:p text:style-name="P2409">mas vamos começar pelo k-Means.<text:s/></text:p>
      <text:p text:style-name="P2410">K-Means é um método não supervisionado que<text:s/></text:p>
      <text:p text:style-name="P2411">permite a identificação de grupos nos nossos dados.<text:s/></text:p>
      <text:p text:style-name="P2412">Um ponto importante em relação ao K-Means é que você precisa<text:s/></text:p>
      <text:p text:style-name="P2413">ter ideia da quantidade de clusters que os seus dados<text:s/></text:p>
      <text:p text:style-name="P2414">vão formar antes de usar o modelo.<text:s/></text:p>
      <text:p text:style-name="P2415">As predições do K-Means são baseadas em 2 fatores:<text:s/></text:p>
      <text:p text:style-name="P2416">1, o número de centroides, ou seja, o número de grupos que<text:s/></text:p>
      <text:p text:style-name="P2417">você está querendo encontrar e 2, na medida da distância entre<text:s/></text:p>
      <text:p text:style-name="P2418">o centroide e as observações.<text:s/></text:p>
      <text:p text:style-name="P2419">É possível usar o K-Means em casos de modelagem de custo de mercado,<text:s/></text:p>
      <text:p text:style-name="P2420">segmentação de usuário e caso de detecção de fraude<text:s/></text:p>
      <text:p text:style-name="P2421">em pedidos de seguro.<text:s/></text:p>
      <text:p text:style-name="P2422">É importante lembrar que ao usar o K-Means que você precisa:<text:s/></text:p>
      <text:p text:style-name="P2423">1, colocar as variáveis em escala antes de customizar<text:s/></text:p>
      <text:p text:style-name="P2424">seus dados e 2, caso você não faça ideia<text:s/></text:p>
      <text:p text:style-name="P2425">de quantos clusters os seus dados podem formar,<text:s/></text:p>
      <text:p text:style-name="P2426">você deve olhar o skater plotter para estimar<text:s/></text:p>
      <text:p text:style-name="P2427">o número de centroides.<text:s/></text:p>
      <text:p text:style-name="P2428">Antes de partirmos para demonstrações<text:s/></text:p>
      <text:p text:style-name="P2429">de código, eu ainda quero te ensinar<text:s/></text:p>
      <text:p text:style-name="P2430">sobre precisão e revocação.<text:s/></text:p>
      <text:p text:style-name="P2431">Precisão é a medida sobre a relevância do seu modelo,<text:s/></text:p>
      <text:p text:style-name="P2432">quer dizer que das respostas encontradas,<text:s/></text:p>
      <text:p text:style-name="P2433">qual a porcentagem de respostas relevantes para o que você<text:s/></text:p>
      <text:p text:style-name="P2434">estava procurando.<text:s/></text:p>
      <text:p text:style-name="P2435">Revocação, a medida de completude,<text:s/></text:p>
      <text:p text:style-name="P2436">qual a porcentagem encontradas respostas relevantes possíveis.<text:s/></text:p>
      <text:p text:style-name="P2437">Bom, agora que você já conhece o K-Means,<text:s/></text:p>
      <text:p text:style-name="P2438">vamos ver como aplicá-lo aos nossos dados.<text:s/></text:p>
      <text:p text:style-name="P2439">Eu já importei as nossas bibliotecas que vamos<text:s/></text:p>
      <text:p text:style-name="P2440">precisar e já configurei os nossos dados para serem<text:s/></text:p>
      <text:p text:style-name="P2441">utilizados com o modelo.<text:s/></text:p>
      <text:p text:style-name="P2442">Repare que eu importei a classe K-Means do módulo Clustering<text:s/></text:p>
      <text:p text:style-name="P2443">Learning e eu também importei o método Classification Report,<text:s/></text:p>
      <text:soft-page-break/>
      <text:p text:style-name="P2444">do Learning Metrics.<text:s/></text:p>
      <text:p text:style-name="P2445">Esse Classification Report vai ser utilizado para gente calcular<text:s/></text:p>
      <text:p text:style-name="P2446">a precisão e a revocação do nosso modelo ao final deste notebook.<text:s/></text:p>
      <text:p text:style-name="P2447">Então, para começar, vamos criar nosso modelo<text:s/></text:p>
      <text:p text:style-name="P2448">e colocar ele no objeto.<text:s/></text:p>
      <text:p text:style-name="P2449">Lembrando que o K-Means, você tem que ter uma ideia<text:s/></text:p>
      <text:p text:style-name="P2450">de quantos clusters você quer ver e para isso eu<text:s/></text:p>
      <text:p text:style-name="P2451">usei o parâmetro "n clusters", porque eu já sei que temos 3<text:s/></text:p>
      <text:p text:style-name="P2452">espécies de flores numa data 7.<text:s/></text:p>
      <text:p text:style-name="P2453">Eu também vou passar o parâmetro "random state"<text:s/></text:p>
      <text:p text:style-name="P2454">pro meu método igual a 5.<text:s/></text:p>
      <text:p text:style-name="P2455">Só para garantir que você vai ter os mesmos resultados que eu na<text:s/></text:p>
      <text:p text:style-name="P2456">hora que você rodar o seu método.<text:s/></text:p>
      <text:p text:style-name="P2457">E eu já vou fazer o fit dos meus dados usando<text:s/></text:p>
      <text:p text:style-name="P2458">o método Fitch para eu já ter os resultados do meu<text:s/></text:p>
      <text:p text:style-name="P2459">modelo com os dados de íris, e eu vou somar aqui o objeto<text:s/></text:p>
      <text:p text:style-name="P2460">clustering para gente ver como ficou o nosso modelo.<text:s/></text:p>
      <text:p text:style-name="P2461">Certo, uma coisa muito legal que eu gosto de fazer é visualizar<text:s/></text:p>
      <text:p text:style-name="P2462">o resultado do meu modelo em gráficos de Scatter Plot.<text:s/></text:p>
      <text:p text:style-name="P2463">Para isso, eu vou criar um esquema de cores.<text:s/></text:p>
      <text:p text:style-name="P2464">Esse esquema de cores é o que vai ser usada para colorir<text:s/></text:p>
      <text:p text:style-name="P2465">os pontos no meu gráfico.<text:s/></text:p>
      <text:p text:style-name="P2466">E eu também vou usar o método Sub Plot que<text:s/></text:p>
      <text:p text:style-name="P2467">me permite criar gráficos, por exemplo, um ao lado do outro,<text:s/></text:p>
      <text:p text:style-name="P2468">por que isso? Porque eu quero comparar as observações que eu<text:s/></text:p>
      <text:p text:style-name="P2469">tenho no data 7 original, com o resultado encontrado<text:s/></text:p>
      <text:p text:style-name="P2470">pelo meu K-Means.<text:s/></text:p>
      <text:p text:style-name="P2471">Então, o Sub Plot funciona assim: você passa para ele uma quantidade<text:s/></text:p>
      <text:p text:style-name="P2472">de linhas do primeiro parâmetro, uma quantidade de colunas<text:s/></text:p>
      <text:p text:style-name="P2473">no segundo e o terceiro parâmetro é o índice do seu gráfico.<text:s/></text:p>
      <text:p text:style-name="P2474">Então, aqui eu estou dizendo que eu quero um gráfico que<text:s/></text:p>
      <text:p text:style-name="P2475">tem 1 linha e 2 colunas, ou seja, 2 sub-gráficos e eu<text:s/></text:p>
      <text:p text:style-name="P2476">estou criando o primeiro deles.<text:s/></text:p>
      <text:p text:style-name="P2477">Agora eu vou chamar o método Skater Plot,<text:s/></text:p>
      <text:p text:style-name="P2478">que nós já conhecemos, para mostrar o meu resultado.<text:s/></text:p>
      <text:p text:style-name="P2479">Para isso eu estou escolhendo o tamanho da pétala e o<text:s/></text:p>
      <text:p text:style-name="P2480">comprimento da pétala.<text:s/></text:p>
      <text:p text:style-name="P2481">Agora vem um truque bem legal que é o das cores.<text:s/></text:p>
      <text:p text:style-name="P2482">Ali em cima, eu defini as 3 cores que eu quero usar no meu gráfico.<text:s/></text:p>
      <text:p text:style-name="P2483">E o que eu vou fazer é passar aqui dentro os nomes das<text:s/></text:p>
      <text:p text:style-name="P2484">espécies das minhas observações usando o "target".<text:s/></text:p>
      <text:p text:style-name="P2485">Isso vai fazer com que cada target tenha uma cor e assim<text:s/></text:p>
      <text:p text:style-name="P2486">eu consigo colorir os meus pontos no gráfico corretamente.<text:s/></text:p>
      <text:p text:style-name="P2487">Além disso, eu vou colocar um título só para gente saber<text:s/></text:p>
      <text:p text:style-name="P2488">que esse gráfico é o gráfico da classificação original.<text:s/></text:p>
      <text:p text:style-name="P2489">E eu vou copiar esse código porque eu vou repetir ele<text:s/></text:p>
      <text:p text:style-name="P2490">pro meu segundo plot, alterando o índice do meu<text:s/></text:p>
      <text:p text:style-name="P2491">gráfico para 2 e alterando as cores para usar o resultado<text:s/></text:p>
      <text:p text:style-name="P2492">do meu K-Means.<text:s/></text:p>
      <text:p text:style-name="P2493">Eu também vou alterar o título para indicar que<text:s/></text:p>
      <text:soft-page-break/>
      <text:p text:style-name="P2494">esse é o resultado do K-Means.<text:s/></text:p>
      <text:p text:style-name="P2495">E agora vamos ver como ficou.<text:s/></text:p>
      <text:p text:style-name="P2496">Parece que o meu K-Means foi bem sucedido,<text:s/></text:p>
      <text:p text:style-name="P2497">mas note que as cores estão trocadas.<text:s/></text:p>
      <text:p text:style-name="P2498">Então, eu vou corrigir as cores usando um método<text:s/></text:p>
      <text:p text:style-name="P2499">"dunupai" que é chamado...<text:s/></text:p>
      <text:p text:style-name="P2500">Como passo a passo para criar o gráfico vai ser o mesmo,<text:s/></text:p>
      <text:p text:style-name="P2501">eu vou copiar e colar ele aqui de cima,<text:s/></text:p>
      <text:p text:style-name="P2502">aqui em baixo.<text:s/></text:p>
      <text:p text:style-name="P2503">E eu vou só alterar o objeto que eu estou usando para o<text:s/></text:p>
      <text:p text:style-name="P2504">objeto novo que eu vou criar agora usando o "MPT Tools".<text:s/></text:p>
      <text:p text:style-name="P2505">Basicamente, o que o MPT Tools vai fazer é traduzir os índices<text:s/></text:p>
      <text:p text:style-name="P2506">para que eu possa colorir da forma que eu quero então o 0 vai<text:s/></text:p>
      <text:p text:style-name="P2507">virar 2 e assim sucessivamente, para todas as outras cores.<text:s/></text:p>
      <text:p text:style-name="P2508">E a outra alteração que eu preciso fazer é usar meu objeto novo.<text:s/></text:p>
      <text:p text:style-name="P2509">Agora sim podemos comparar cor a cor.<text:s/></text:p>
      <text:p text:style-name="P2510">Eu consigo ver ali pelo gráfico que temos algumas observações<text:s/></text:p>
      <text:p text:style-name="P2511">que foram classificadas erroneamente pelo K-Means,<text:s/></text:p>
      <text:p text:style-name="P2512">mas tudo bem, nenhum dos métodos que nós vamos<text:s/></text:p>
      <text:p text:style-name="P2513">utilizar são 100% perfeitos.<text:s/></text:p>
      <text:p text:style-name="P2514">É comum os métodos que nós estamos utilizando não terem<text:s/></text:p>
      <text:p text:style-name="P2515">100% de acurácia e, por falar em acurácia,<text:s/></text:p>
      <text:p text:style-name="P2516">vamos ver como fica a métrica do nosso modelo.<text:s/></text:p>
      <text:p text:style-name="P2517">Para isso eu vou usar o nosso método Classification<text:s/></text:p>
      <text:p text:style-name="P2518">Report e vou salvar o resultado da classificação<text:s/></text:p>
      <text:p text:style-name="P2519">nesse objeto "métricas".<text:s/></text:p>
      <text:p text:style-name="P2520">Por fim, como eu quero ver as médicas que a gente obteve,<text:s/></text:p>
      <text:p text:style-name="P2521">eu vou usar o método "print", passando o meu<text:s/></text:p>
      <text:p text:style-name="P2522">objeto com métricas.<text:s/></text:p>
      <text:p text:style-name="P2523">Assim nós conseguimos ver que a precisão ricoh<text:s/></text:p>
      <text:p text:style-name="P2524">para o 0 é de 100%, o que faz total sentido<text:s/></text:p>
      <text:p text:style-name="P2525">porque é aquele grupo mais separado dos demais,<text:s/></text:p>
      <text:p text:style-name="P2526">enquanto os outros é um pouco mais abaixo do que isso,<text:s/></text:p>
      <text:p text:style-name="P2527">nós temos 74% de precisão e 78% de ricoh para as<text:s/></text:p>
      <text:p text:style-name="P2528">observações de número 1, 77% de precisão e 72% de ricoh<text:s/></text:p>
      <text:p text:style-name="P2529">para as observações de índice 2.<text:s/></text:p>
      <text:p text:style-name="P2530">Na média, o nosso K-Means foi razoavelmente bem,<text:s/></text:p>
      <text:p text:style-name="P2531">porque ele teve uma nota de precisão de ponto 83 e uma<text:s/></text:p>
      <text:p text:style-name="P2532">nota de ricoh ponto 83 também.<text:s/></text:p>
      <text:p text:style-name="P2533">É importante lembrar que em Machine Learning,<text:s/></text:p>
      <text:p text:style-name="P2534">nós sempre estamos almejando ter uma precisão<text:s/></text:p>
      <text:p text:style-name="P2535">e um ricoh muito altos, isso quer dizer que<text:s/></text:p>
      <text:p text:style-name="P2536">o nosso método, ou o nosso modelo,<text:s/></text:p>
      <text:p text:style-name="P2537">ou o algoritmo que nós estamos usando tem uma alta acurácia,<text:s/></text:p>
      <text:p text:style-name="P2538">que é sempre o nosso objetivo final.<text:s/></text:p>
      <text:p text:style-name="P2539">Na próxima aula, nós vamos aprender sobre<text:s/></text:p>
      <text:p text:style-name="P2540">métodos hierárquicos.<text:s/></text:p>
      <text:p text:style-name="Normal"/>
      <text:p text:style-name="Normal"/>
      <text:soft-page-break/>
      <text:h text:style-name="P2541" text:outline-level="3">Métodos hierárquicos<text:s/></text:h>
      <text:p text:style-name="P2542">Quando você selecionar uma linha na transcrição, será direcionado à seção equivalente no vídeo<text:s/></text:p>
      <text:p text:style-name="P2543">Clusterização Hierárquica é um método não supervisionado<text:s/></text:p>
      <text:p text:style-name="P2544">que pode ser usado para prever agrupamentos baseados na<text:s/></text:p>
      <text:p text:style-name="P2545">distância entre observações.<text:s/></text:p>
      <text:p text:style-name="P2546">Assim como o blockspot é uma forma visual de identificar out layers,<text:s/></text:p>
      <text:p text:style-name="P2547">na clusterização hierárquica nós temos o que chamamos<text:s/></text:p>
      <text:p text:style-name="P2548">de "dendrograma". É um gráfico em formato de árvore que distribui os seus<text:s/></text:p>
      <text:p text:style-name="P2549">dados com base na distância e nos permite encontrar<text:s/></text:p>
      <text:p text:style-name="P2550">subgrupos para a clusterização.<text:s/></text:p>
      <text:p text:style-name="P2551">Casos onde podemos usar clusterização hierárquica inclui:<text:s/></text:p>
      <text:p text:style-name="P2552">gerenciamento de recursos hospitalares;<text:s/></text:p>
      <text:p text:style-name="P2553">estudo de linhagem genética;<text:s/></text:p>
      <text:p text:style-name="P2554">segmentação de usuário;<text:s/></text:p>
      <text:p text:style-name="P2555">e análise de redes sociais.<text:s/></text:p>
      <text:p text:style-name="P2556">Assim como quem me diz que vimos na aula passada<text:s/></text:p>
      <text:p text:style-name="P2557">na clusterização hierárquica você também precisa indicar<text:s/></text:p>
      <text:p text:style-name="P2558">quantos central a gente devemos usar.<text:s/></text:p>
      <text:p text:style-name="P2559">E aí que entra o dendrograma.<text:s/></text:p>
      <text:p text:style-name="P2560">Vamos supor que você quer ter uma distância máxima de 150<text:s/></text:p>
      <text:p text:style-name="P2561">entre as suas observações.<text:s/></text:p>
      <text:p text:style-name="P2562">Para isso você deverá traçar uma linha horizontal cruzando<text:s/></text:p>
      <text:p text:style-name="P2563">o eixo Y em 150 e contar quantas vezes essa linha<text:s/></text:p>
      <text:p text:style-name="P2564">também cruza o seu dendrograma.<text:s/></text:p>
      <text:p text:style-name="P2565">Neste caso, a linha que cruza o eixo Y em 150<text:s/></text:p>
      <text:p text:style-name="P2566">é a linha inferior, e ela também cruza o meu<text:s/></text:p>
      <text:p text:style-name="P2567">dendrograma em 5 vezes.<text:s/></text:p>
      <text:p text:style-name="P2568">Esse seria o nosso número de centroides.<text:s/></text:p>
      <text:p text:style-name="P2569">Se você estivesse escolhido uma distância máxima de 500,<text:s/></text:p>
      <text:p text:style-name="P2570">indicada no gráfico pela linha horizontal superior,<text:s/></text:p>
      <text:p text:style-name="P2571">nós teríamos apenas 2 centroides.<text:s/></text:p>
      <text:p text:style-name="P2572">Antes de partirmos para demonstração de código,<text:s/></text:p>
      <text:p text:style-name="P2573">tem dois parâmetros importantes que eu quero que você conheça.<text:s/></text:p>
      <text:p text:style-name="P2574">O primeiro, "Affinity", define o formato utilizado<text:s/></text:p>
      <text:p text:style-name="P2575">para calcular a distância e pode ser um dos três:<text:s/></text:p>
      <text:p text:style-name="P2576">"Euclidiano"; "Manhattan";<text:s/></text:p>
      <text:p text:style-name="P2577">e "Cosine". O segundo, "Linkage", define como é feita a conexão<text:s/></text:p>
      <text:p text:style-name="P2578">entre observações e pode ser: "Word";<text:s/></text:p>
      <text:p text:style-name="P2579">"Complete"; ou "Avarage".<text:s/></text:p>
      <text:p text:style-name="P2580">Na hora de escolher um par entre o primeiro e o segundo,<text:s/></text:p>
      <text:p text:style-name="P2581">você deve tentar todas as combinações e escolher<text:s/></text:p>
      <text:p text:style-name="P2582">aquela que tiver maior acurácia.<text:s/></text:p>
      <text:p text:style-name="P2583">E agora vamos para o código.<text:s/></text:p>
      <text:p text:style-name="P2584">Bom, eu já importei as minhas bibliotecas<text:s/></text:p>
      <text:p text:style-name="P2585">e já fiz a leitura de dados.<text:s/></text:p>
      <text:p text:style-name="P2586">Repare que eu já importei também alguns métodos que nós vamos usar,<text:s/></text:p>
      <text:p text:style-name="P2587">que é o dendrograma;<text:s/></text:p>
      <text:p text:style-name="P2588">o linkage; o agglomerative clustering;<text:s/></text:p>
      <text:soft-page-break/>
      <text:p text:style-name="P2589">e o accuracy score.<text:s/></text:p>
      <text:p text:style-name="P2590">Todos esses eu vou mostrar como a gente vai usar daqui para frente.<text:s/></text:p>
      <text:p text:style-name="P2591">Então, vamos começar pelo linkage.<text:s/></text:p>
      <text:p text:style-name="P2592">Eu vou criar um novo conjunto de dados que vai ser a resposta<text:s/></text:p>
      <text:p text:style-name="P2593">do cálculo das distancias.<text:s/></text:p>
      <text:p text:style-name="P2594">Pra usar o método linkage eu preciso passar os meus<text:s/></text:p>
      <text:p text:style-name="P2595">dados e o método de cálculo.<text:s/></text:p>
      <text:p text:style-name="P2596">Nesse caso eu vou usar o "word".<text:s/></text:p>
      <text:p text:style-name="P2597">E agora, eu vou usar o método de dendrograma.<text:s/></text:p>
      <text:p text:style-name="P2598">Esse método vai desenhar o dendrograma para mim.<text:s/></text:p>
      <text:p text:style-name="P2599">Como esse dendrograma é um gráfico,<text:s/></text:p>
      <text:p text:style-name="P2600">eu também posso adicionar algumas informações como por<text:s/></text:p>
      <text:p text:style-name="P2601">exemplo o título...<text:s/></text:p>
      <text:p text:style-name="P2602">...."title"...<text:s/></text:p>
      <text:p text:style-name="P2603">...os nomes nos eixos...<text:s/></text:p>
      <text:p text:style-name="P2604">....e eu vou desenhar aquelas nossas duas linhas,<text:s/></text:p>
      <text:p text:style-name="P2605">um nos 150 e a outra no 500.<text:s/></text:p>
      <text:p text:style-name="P2606">Pra isso eu vou usar um método novo que chama "AXHline".<text:s/></text:p>
      <text:p text:style-name="P2607">E por fim...<text:s/></text:p>
      <text:p text:style-name="P2608">ele deixou para mostrar o meu gráfico.<text:s/></text:p>
      <text:p text:style-name="P2609">Eu errei o nome do método aqui, não tem esse "a" porque<text:s/></text:p>
      <text:p text:style-name="P2610">o nome do método é em inglês.<text:s/></text:p>
      <text:p text:style-name="P2611">Assim nós conseguimos ver os cortes que<text:s/></text:p>
      <text:p text:style-name="P2612">as nossas linhas horizontais fazem<text:s/></text:p>
      <text:p text:style-name="P2613">e definir a quantidade de clusters.<text:s/></text:p>
      <text:p text:style-name="P2614">Eu vou definir os meus clusters igual a 2,<text:s/></text:p>
      <text:p text:style-name="P2615">então vou colocar aqui um k = 2, e agora eu vou usar o método<text:s/></text:p>
      <text:p text:style-name="P2616">agglomerative clustering para poder calcular os meus<text:s/></text:p>
      <text:p text:style-name="P2617">clusters - e eu vou colocar o resultado em "hclusters"<text:s/></text:p>
      <text:p text:style-name="P2618">de clusters hierárquicos, chamando de fato a minha classe;<text:s/></text:p>
      <text:p text:style-name="P2619">passando a quantidade de clusters.<text:s/></text:p>
      <text:p text:style-name="P2620">Escolhi duas formas de calcular as métricas<text:s/></text:p>
      <text:p text:style-name="P2621">e como conectar os pontos, e eu também já vou chamar o método<text:s/></text:p>
      <text:p text:style-name="P2622">fit em cima dos meus dados.<text:s/></text:p>
      <text:p text:style-name="P2623">Por último, uma coisa importante que a gente precisa é o nível<text:s/></text:p>
      <text:p text:style-name="P2624">de acurácia desse método, para poder a gente escolher<text:s/></text:p>
      <text:p text:style-name="P2625">o par que é melhor para os meus dados então para isso eu<text:s/></text:p>
      <text:p text:style-name="P2626">vou usar o método accuracy score, passando o meu Y - que seria o meu<text:s/></text:p>
      <text:p text:style-name="P2627">target - e os valores encontrados pelo meu agglomerative clustering<text:s/></text:p>
      <text:p text:style-name="P2628">que fica no atributo "labels" do meu objeto "hclusters".<text:s/></text:p>
      <text:p text:style-name="P2629">Eu vou repetir mais algumas vezes esses mesmos passos pra<text:s/></text:p>
      <text:p text:style-name="P2630">outras métricas e outras formas de linkar os objetos,<text:s/></text:p>
      <text:p text:style-name="P2631">então eu vou copiar e colar o código nas outras células<text:s/></text:p>
      <text:p text:style-name="P2632">e trocar um pouco esses parâmetros de linkage.<text:s/></text:p>
      <text:p text:style-name="P2633">"Complete".<text:s/></text:p>
      <text:p text:style-name="P2634">"Average". "Average".<text:s/></text:p>
      <text:p text:style-name="P2635">Trocar o método de cálculo da distância para "Manhattan".<text:s/></text:p>
      <text:p text:style-name="P2636">Olhando pros meus resultados eu poderia dizer que eu encontrei<text:s/></text:p>
      <text:p text:style-name="P2637">dois formatos de clusterização que funcionam pros meus dados.<text:s/></text:p>
      <text:p text:style-name="P2638">Esses formatos são: "euclidean + avarege"<text:s/></text:p>
      <text:soft-page-break/>
      <text:p text:style-name="P2639">e "euclidean + word", porque eles dão<text:s/></text:p>
      <text:p text:style-name="P2640">os mesmos números, os mesmos valores de acurácia.<text:s/></text:p>
      <text:p text:style-name="P2641">Então é importante lembrar sempre que você tem que testar<text:s/></text:p>
      <text:p text:style-name="P2642">as possibilidades para conseguir encontrar aquela que melhor<text:s/></text:p>
      <text:p text:style-name="P2643">funciona com seus dados.<text:s/></text:p>
      <text:p text:style-name="P2644">Na próxima aula nós vamos ver o método KNN.<text:s/></text:p>
      <text:p text:style-name="Normal"/>
      <text:h text:style-name="P2645" text:outline-level="3">Método KNN<text:s/></text:h>
      <text:p text:style-name="P2646">Quando você selecionar uma linha na transcrição, será direcionado à seção equivalente no vídeo<text:s/></text:p>
      <text:p text:style-name="P2647">KNN é um método supervisionado de machine learning que faz<text:s/></text:p>
      <text:p text:style-name="P2648">a classificação de observações baseado em um conjunto<text:s/></text:p>
      <text:p text:style-name="P2649">de dados de treino que já está classificada.<text:s/></text:p>
      <text:p text:style-name="P2650">Assim, ele tenta identificar novas observações com base<text:s/></text:p>
      <text:p text:style-name="P2651">naquelas em que foi treinado.<text:s/></text:p>
      <text:p text:style-name="P2652">Nós podemos usar KNN em vários casos.<text:s/></text:p>
      <text:p text:style-name="P2653">São alguns deles: predição de preços de ações,<text:s/></text:p>
      <text:p text:style-name="P2654">sistemas de recomendação, análise de risco de crédito,<text:s/></text:p>
      <text:p text:style-name="P2655">e planejamento preditivo de viagens.<text:s/></text:p>
      <text:p text:style-name="P2656">Para fazer tudo isso, é necessário que os seus dados<text:s/></text:p>
      <text:p text:style-name="P2657">sigam os seguintes pressupostos: apresentar pouco ruído,<text:s/></text:p>
      <text:p text:style-name="P2658">ter um conjunto de dados identificados,<text:s/></text:p>
      <text:p text:style-name="P2659">ter apenas variáveis relevantes, e os sub grupos formados devem<text:s/></text:p>
      <text:p text:style-name="P2660">ser claramente identificáveis.<text:s/></text:p>
      <text:p text:style-name="P2661">É importante lembrar de evitar usar o KNN em conjuntos grandes,<text:s/></text:p>
      <text:p text:style-name="P2662">pois o modelo irá demorar para rodar todos os cálculos<text:s/></text:p>
      <text:p text:style-name="P2663">que precisa fazer.<text:s/></text:p>
      <text:p text:style-name="P2664">Então vamos ao código.<text:s/></text:p>
      <text:p text:style-name="P2665">Então, eu já importei as minhas bibliotecas.<text:s/></text:p>
      <text:p text:style-name="P2666">Reparem que eu importei o classificador<text:s/></text:p>
      <text:p text:style-name="P2667">KNeighborsClassifiers do meu módulo Neighbors<text:s/></text:p>
      <text:p text:style-name="P2668"><text:span text:style-name="T2669">do sklearning.<text:s/></text:span><text:span text:style-name="T2670">Eu também importei o módulo de preprocessing do sklearning<text:s/></text:span></text:p>
      <text:p text:style-name="P2671">e as duas funções que fazem a divisão dos meus dados<text:s/></text:p>
      <text:p text:style-name="P2672">para teste e treina, e o classification report,<text:s/></text:p>
      <text:p text:style-name="P2673">que vai me dar as estatísticas do meu modelo.<text:s/></text:p>
      <text:p text:style-name="P2674">Eu já li os meus dados, eu vou usar mais uma vez<text:s/></text:p>
      <text:p text:style-name="P2675">aquele nosso dataset de Carros.<text:s/></text:p>
      <text:p text:style-name="P2676">E vou começar colocando os meus dados em escala e dividindo<text:s/></text:p>
      <text:p text:style-name="P2677">os meus dados em teste e treino.<text:s/></text:p>
      <text:p text:style-name="P2678">Usando mais uma vez a função scale,<text:s/></text:p>
      <text:p text:style-name="P2679">para colocar os meus dados em escala.<text:s/></text:p>
      <text:p text:style-name="P2680">E agora eu vou usar o método train_test_split<text:s/></text:p>
      <text:p text:style-name="P2681">e passar o meu x o meu y.<text:s/></text:p>
      <text:p text:style-name="P2682">Vou passar o meu test_size=.33<text:s/></text:p>
      <text:p text:style-name="P2683">que quer dizer, aproximadamente, um terço dos meus<text:s/></text:p>
      <text:p text:style-name="P2684">dados originais, e o random_state só<text:s/></text:p>
      <text:p text:style-name="P2685">para garantir que você vai ter os mesmos<text:s/></text:p>
      <text:p text:style-name="P2686">resultados que eu.<text:s/></text:p>
      <text:soft-page-break/>
      <text:p text:style-name="P2687">Vai ser igual a 17.<text:s/></text:p>
      <text:p text:style-name="P2688">Esse método retorna quatro objetos.<text:s/></text:p>
      <text:p text:style-name="P2689">Então, nós precisamos dar nomes a eles.<text:s/></text:p>
      <text:p text:style-name="P2690">O primeiro é o x de treino, o dataset que eu vou usar<text:s/></text:p>
      <text:p text:style-name="P2691">para treinar o meu modelo.<text:s/></text:p>
      <text:p text:style-name="P2692">O segundo é o x de teste, o dataset que eu vou rodar<text:s/></text:p>
      <text:p text:style-name="P2693">o modelo em cima para ver como ele está se saindo.<text:s/></text:p>
      <text:p text:style-name="P2694">O terceiro é o meu y de treino, que é o resultado que o meu<text:s/></text:p>
      <text:p text:style-name="P2695">modelo deve tentar encontrar na hora do treinamento.<text:s/></text:p>
      <text:p text:style-name="P2696">E o meu y de teste, que são os valores que ele<text:s/></text:p>
      <text:p text:style-name="P2697">deveria encontrar ao rodar o modelo na hora do teste.<text:s/></text:p>
      <text:p text:style-name="P2698">Depois de separar os meus dados, chegou a hora de,<text:s/></text:p>
      <text:p text:style-name="P2699">finalmente, treinar meu modelo.<text:s/></text:p>
      <text:p text:style-name="P2700">E aí eu vou criar um novo objeto de classificador clf,<text:s/></text:p>
      <text:p text:style-name="P2701">e vou usar a classe KNeighbors.<text:s/></text:p>
      <text:p text:style-name="P2702">Eu vou também usar o método fit e passar o meu x de treino,<text:s/></text:p>
      <text:p text:style-name="P2703">e o meu y de treino.<text:s/></text:p>
      <text:p text:style-name="P2704">Assim o meu modelo no.clf<text:s/></text:p>
      <text:p text:style-name="P2705">vai ser treinada.<text:s/></text:p>
      <text:p text:style-name="P2706">Por fim, eu quero ver como ficou esse modelo,<text:s/></text:p>
      <text:p text:style-name="P2707">então eu vou fazer print e chamar o nome do meu objeto.clf,<text:s/></text:p>
      <text:p text:style-name="P2708">e aqui, alguns detalhes de como foi estruturado o meu modelo,<text:s/></text:p>
      <text:p text:style-name="P2709">com os valores padrão.<text:s/></text:p>
      <text:p text:style-name="P2710">E, por fim, chegou a hora de usar o método predict,<text:s/></text:p>
      <text:p text:style-name="P2711">que vai, de fato, fazer a predição das classes<text:s/></text:p>
      <text:p text:style-name="P2712">das minhas observações usando os meus dados de teste,<text:s/></text:p>
      <text:p text:style-name="P2713">e é isso que nós vamos usar para avaliar como o<text:s/></text:p>
      <text:p text:style-name="P2714">meu modelo se saiu.<text:s/></text:p>
      <text:p text:style-name="P2715">Por fim, eu vou mostrar na tela usando o método<text:s/></text:p>
      <text:p text:style-name="P2716">classification_report como o meu modelo se saiu.<text:s/></text:p>
      <text:p text:style-name="P2717">Comparando o y esperado, que é o meu y de teste,<text:s/></text:p>
      <text:p text:style-name="P2718">com o meu y predito.<text:s/></text:p>
      <text:p text:style-name="P2719">Nesse caso, o meu objetivo era tentar inferir se um<text:s/></text:p>
      <text:p text:style-name="P2720">carro era automático ou manual usando as variáveis<text:s/></text:p>
      <text:p text:style-name="P2721">de consumo de gasolina, dispi, que é uma medida<text:s/></text:p>
      <text:p text:style-name="P2722">do poder do carro, de HP que é o nosso Horse Power,<text:s/></text:p>
      <text:p text:style-name="P2723">e o peso do carro.<text:s/></text:p>
      <text:p text:style-name="P2724">Então a gente tava usando essas quatro variáveis no nosso x.<text:s/></text:p>
      <text:p text:style-name="P2725">E como nosso y, que era o nosso foco de predição,<text:s/></text:p>
      <text:p text:style-name="P2726">a gente estava usando a variável AM que diz se o<text:s/></text:p>
      <text:p text:style-name="P2727">carro é manual ou automático.<text:s/></text:p>
      <text:p text:style-name="P2728">Agora, olhando para o nosso classification_report,<text:s/></text:p>
      <text:p text:style-name="P2729">a gente consegue ver, por exemplo, que<text:s/></text:p>
      <text:p text:style-name="P2730">para a variável 1, ou seja, para os carros manuais,<text:s/></text:p>
      <text:p text:style-name="P2731">nós tivemos uma precisão de 100%, e um recall de 67%.<text:s/></text:p>
      <text:p text:style-name="P2732">Quando a gente tem uma alta precisão e uma baixa evocação,<text:s/></text:p>
      <text:p text:style-name="P2733">como é esse caso, isso quer dizer que<text:s/></text:p>
      <text:p text:style-name="P2734">poucos resultados relevantes foram encontrados.<text:s/></text:p>
      <text:p text:style-name="P2735">Mas dos resultados encontrados, todos eles estavam corretos,<text:s/></text:p>
      <text:p text:style-name="P2736">ou seja, o nosso modelo teve uma alta acurácia,<text:s/></text:p>
      <text:soft-page-break/>
      <text:p text:style-name="P2737">mas uma pouca completude.<text:s/></text:p>
      <text:p text:style-name="P2738">Ele poderia ter desempenhado melhor para os carros manuais.<text:s/></text:p>
      <text:p text:style-name="P2739">Na próxima aula, nós vamos ver como criar os nossos<text:s/></text:p>
      <text:p text:style-name="P2740">próprios conjuntos de dados.<text:s/></text:p>
      <text:p text:style-name="Normal"/>
      <text:h text:style-name="P2741" text:outline-level="3">Modelo de Regressão Linear<text:s/></text:h>
      <text:p text:style-name="P2742">Quando você selecionar uma linha na transcrição, será direcionado à seção equivalente no vídeo<text:s/></text:p>
      <text:p text:style-name="P2743">Regressão linear é um método estatístico aplicado em machine<text:s/></text:p>
      <text:p text:style-name="P2744">learning que ajuda a prever o valor de uma observação<text:s/></text:p>
      <text:p text:style-name="P2745">baseado num target e em variáveis independentes<text:s/></text:p>
      <text:p text:style-name="P2746">linearmente relacionadas.<text:s/></text:p>
      <text:p text:style-name="P2747">Existem dois tipos de regressão linear.<text:s/></text:p>
      <text:p text:style-name="P2748">Uma é a simples, onde nós temos uma variável<text:s/></text:p>
      <text:p text:style-name="P2749">preditora e um predito;<text:s/></text:p>
      <text:p text:style-name="P2750">a outra é a múltipla, onde nós temos múltiplos<text:s/></text:p>
      <text:p text:style-name="P2751">preditores e um predito.<text:s/></text:p>
      <text:p text:style-name="P2752">Casos comuns da aplicação da regressão linear são:<text:s/></text:p>
      <text:p text:style-name="P2753">predição de vendas;<text:s/></text:p>
      <text:p text:style-name="P2754">consumo de recursos;<text:s/></text:p>
      <text:p text:style-name="P2755">custo de suprimentos;<text:s/></text:p>
      <text:p text:style-name="P2756">e predição do ciclo de vida de telecomunicações.<text:s/></text:p>
      <text:p text:style-name="P2757">Antes de seguirmos para demonstrações<text:s/></text:p>
      <text:p text:style-name="P2758">de código é necessário manter em mente<text:s/></text:p>
      <text:p text:style-name="P2759">os pressupostos da regressão linear.<text:s/></text:p>
      <text:p text:style-name="P2760">O primeiro é que todas as variáveis no seu conjunto<text:s/></text:p>
      <text:p text:style-name="P2761">de dados devem ser contínuas, numéricas, não categóricas;<text:s/></text:p>
      <text:p text:style-name="P2762">o conjunto de dados não pode conter outliers<text:s/></text:p>
      <text:p text:style-name="P2763">ou valores em branco;<text:s/></text:p>
      <text:p text:style-name="P2764">precisa existir uma relação linear entre os preditores e o predito;<text:s/></text:p>
      <text:p text:style-name="P2765">todas as variáveis preditoras são independentes umas das outras;<text:s/></text:p>
      <text:p text:style-name="P2766">e o último pressuposto diz que os erros de predição têm<text:s/></text:p>
      <text:p text:style-name="P2767">uma distribuição normal.<text:s/></text:p>
      <text:p text:style-name="P2768">Agora vamos para a próxima aula que eu vou<text:s/></text:p>
      <text:p text:style-name="P2769">te mostrar como aplicar uma regressão linear.<text:s/></text:p>
      <text:p text:style-name="Normal"/>
      <text:p text:style-name="Normal"/>
      <text:h text:style-name="P2770" text:outline-level="3">Aplicando a Regressão Linear<text:s/></text:h>
      <text:p text:style-name="P2771">Quando você selecionar uma linha na transcrição, será direcionado à seção equivalente no vídeo<text:s/></text:p>
      <text:p text:style-name="P2772">Agora vamos ver como aplicar uma regressão linear nossos dados.<text:s/></text:p>
      <text:p text:style-name="P2773">Eu já importei as nossas bibliotecas e já fiz a leitura<text:s/></text:p>
      <text:p text:style-name="P2774">do nosso novo dataset.<text:s/></text:p>
      <text:p text:style-name="P2775">Esse dataset contém informações sobre as inscrições num curso<text:s/></text:p>
      <text:p text:style-name="P2776">numa faculdade no novo México, e ele foi utilizado<text:s/></text:p>
      <text:soft-page-break/>
      <text:p text:style-name="P2777">para fazer a predição de quantos inscritos<text:s/></text:p>
      <text:p text:style-name="P2778">nós teríamos no curso do ano que vem.<text:s/></text:p>
      <text:p text:style-name="P2779">Nesse dataset nós temos cinco variáveis,<text:s/></text:p>
      <text:p text:style-name="P2780">a primeira é o ano, que incluído os anos<text:s/></text:p>
      <text:p text:style-name="P2781">de 1961 a 1989;<text:s/></text:p>
      <text:p text:style-name="P2782">a segunda que é "roll" indica a quantidade<text:s/></text:p>
      <text:p text:style-name="P2783">de inscritos no outono;<text:s/></text:p>
      <text:p text:style-name="P2784">a terceira "unem" indica a taxa de desemprego no Novo México;<text:s/></text:p>
      <text:p text:style-name="P2785">A quarta, hgrad, é a quantidade de formados<text:s/></text:p>
      <text:p text:style-name="P2786">no ano anterior;<text:s/></text:p>
      <text:p text:style-name="P2787">e inc é a renda per capita da cidade de Albuquerque.<text:s/></text:p>
      <text:p text:style-name="P2788">Então, para começar, nós precisamos checar<text:s/></text:p>
      <text:p text:style-name="P2789">se os nossos dados seguem os pressupostos<text:s/></text:p>
      <text:p text:style-name="P2790">da regressão linear.<text:s/></text:p>
      <text:p text:style-name="P2791">Eu vou começar conferindo se as nossas variáveis<text:s/></text:p>
      <text:p text:style-name="P2792">possuem uma relação linear e se elas são contínuas.<text:s/></text:p>
      <text:p text:style-name="P2793">Pra isso eu vou usar o método perplot do Seaborn,<text:s/></text:p>
      <text:p text:style-name="P2794">que a gente já conhece, e passar o meu dataset.<text:s/></text:p>
      <text:p text:style-name="P2795">Olhando para a matriz de Scatterplots,<text:s/></text:p>
      <text:p text:style-name="P2796">eu consigo ver que as minhas variáveis são contínuas<text:s/></text:p>
      <text:p text:style-name="P2797">e algumas delas apresentam uma relação linear bem clara.<text:s/></text:p>
      <text:p text:style-name="P2798">Como eu já mexi com esse dataset antes,<text:s/></text:p>
      <text:p text:style-name="P2799">eu sei que as duas variáveis de interesse<text:s/></text:p>
      <text:p text:style-name="P2800">que nós vamos usar vão ser:<text:s/></text:p>
      <text:p text:style-name="P2801">a variável "roll" e a variável "unem".<text:s/></text:p>
      <text:p text:style-name="P2802">A relação linear delas não é tão clara assim,<text:s/></text:p>
      <text:p text:style-name="P2803">que é essa variável, que é esse Scatterplot aqui.<text:s/></text:p>
      <text:p text:style-name="P2804">Mas nós vamos considerar que está tudo bem e vamos seguir com elas.<text:s/></text:p>
      <text:p text:style-name="P2805">A segunda coisa que eu vou fazer, é investigar a correlação entre<text:s/></text:p>
      <text:p text:style-name="P2806">as minhas duas variáveis.<text:s/></text:p>
      <text:p text:style-name="P2807">Então, olhando para o valor da correlação entre<text:s/></text:p>
      <text:p text:style-name="P2808">a quantidade de inscritos e a taxa de desemprego,<text:s/></text:p>
      <text:p text:style-name="P2809">nós podemos perceber que é uma correlação bem baixa.<text:s/></text:p>
      <text:p text:style-name="P2810">Com isso eu fico confiante que nós podemos usar essas<text:s/></text:p>
      <text:p text:style-name="P2811">duas variáveis para fazer a nossa regressão linear.<text:s/></text:p>
      <text:p text:style-name="P2812">Por isso eu vou separá-las no nosso novo dataset criando<text:s/></text:p>
      <text:p text:style-name="P2813">a nossa lista de colunas.<text:s/></text:p>
      <text:p text:style-name="P2814">Infiltrando essas colunas.<text:s/></text:p>
      <text:p text:style-name="P2815">Como o meu objetivo é predizer quantos inscritos nós vamos ter,<text:s/></text:p>
      <text:p text:style-name="P2816">eu vou colocar na minha variável target a coluna<text:s/></text:p>
      <text:p text:style-name="P2817">com os inscritos até agora.<text:s/></text:p>
      <text:p text:style-name="P2818">Assim como os demais métodos que nós vimos até agora,<text:s/></text:p>
      <text:p text:style-name="P2819">é importante que os dados estejam em escala.<text:s/></text:p>
      <text:p text:style-name="P2820">Então eu vou criar o meu x e meu y,<text:s/></text:p>
      <text:p text:style-name="P2821">já colocando os meus dados em escala,<text:s/></text:p>
      <text:p text:style-name="P2822">usando o método scale.<text:s/></text:p>
      <text:p text:style-name="P2823">Falta um "s" aqui no nome da minha variável.<text:s/></text:p>
      <text:p text:style-name="P2824">Corrigindo isso.<text:s/></text:p>
      <text:p text:style-name="P2825">Outra coisa importante para aplicar a minha regressão<text:s/></text:p>
      <text:p text:style-name="P2826">linear é conferir se nós temos valores em branco.<text:s/></text:p>
      <text:soft-page-break/>
      <text:p text:style-name="P2827">Então, para isso, eu vou criar uma variável<text:s/></text:p>
      <text:p text:style-name="P2828">de booleanos que vai conter um conjunto de booleanos indicando<text:s/></text:p>
      <text:p text:style-name="P2829">se nós temos valores em branco, o nosso np.NAN,<text:s/></text:p>
      <text:p text:style-name="P2830">ou não.<text:s/></text:p>
      <text:p text:style-name="P2831">E vou filtrar os meus dados, que já estão em escala,<text:s/></text:p>
      <text:p text:style-name="P2832">com essa variável, comparando ela com true.<text:s/></text:p>
      <text:p text:style-name="P2833">E eu obtive um array vazio.<text:s/></text:p>
      <text:p text:style-name="P2834">Então isso quer dizer que nós não temos nenhum valor em branco.<text:s/></text:p>
      <text:p text:style-name="P2835">Então podemos seguir com a nossa regressão linear.<text:s/></text:p>
      <text:p text:style-name="P2836">E agora nós vamos aplicar a nossa regressão linear,<text:s/></text:p>
      <text:p text:style-name="P2837">eu vou criar um objeto chamado lin_reg,<text:s/></text:p>
      <text:p text:style-name="P2838">de regressão linear, e vou usar a nossa<text:s/></text:p>
      <text:p text:style-name="P2839">classe linear_regression.<text:s/></text:p>
      <text:p text:style-name="P2840">E também vou chamar o nosso método fit para fazer o fit dos nossos<text:s/></text:p>
      <text:p text:style-name="P2841">dados junto a regressão linear.<text:s/></text:p>
      <text:p text:style-name="P2842">Assim, eu consigo ter um modelo para predizer a quantidade<text:s/></text:p>
      <text:p text:style-name="P2843">de inscritos para o ano seguinte, ou para qualquer outro<text:s/></text:p>
      <text:p text:style-name="P2844">ano de acordo com a taxa de desemprego,<text:s/></text:p>
      <text:p text:style-name="P2845">e a quantidade de inscritos nos anos anteriores.<text:s/></text:p>
      <text:p text:style-name="P2846">Uma coisa importante que nós devemos sempre checar também,<text:s/></text:p>
      <text:p text:style-name="P2847">é o score do nosso modelo.<text:s/></text:p>
      <text:p text:style-name="P2848">O score do nosso modelo diz o quão bem o nosso modelo consegue<text:s/></text:p>
      <text:p text:style-name="P2849">predizer valores de acordo com os dados que ele foi treinado.<text:s/></text:p>
      <text:p text:style-name="P2850">Neste caso nós tivemos um score de.84,<text:s/></text:p>
      <text:p text:style-name="P2851">ele poderia ser melhor mas tem um desempenho bem alto.<text:s/></text:p>
      <text:p text:style-name="P2852">O número máximo que nós podemos ter de score é sempre um,<text:s/></text:p>
      <text:p text:style-name="P2853">e o mínimo é sempre zero.<text:s/></text:p>
      <text:p text:style-name="P2854">Então, quanto mais próximo de um melhor.<text:s/></text:p>
      <text:p text:style-name="P2855">Na próxima aula nós vamos entender como funciona<text:s/></text:p>
      <text:p text:style-name="P2856">regressão logísticas.<text:s/></text:p>
      <text:p text:style-name="Normal"/>
      <text:p text:style-name="Normal"/>
      <text:h text:style-name="P2857" text:outline-level="3">Modelo de Regressão Logística<text:s/></text:h>
      <text:p text:style-name="P2858">Quando você selecionar uma linha na transcrição, será direcionado à seção equivalente no vídeo<text:s/></text:p>
      <text:p text:style-name="P2859">Diferentemente da regressão linear,<text:s/></text:p>
      <text:p text:style-name="P2860">que usamos variáveis numéricas para predizer<text:s/></text:p>
      <text:p text:style-name="P2861">valores de uma observação, com a regressão logística<text:s/></text:p>
      <text:p text:style-name="P2862">nós podemos predizer a categoria de observação.<text:s/></text:p>
      <text:p text:style-name="P2863">Casos de uso da regressão logística incluem:<text:s/></text:p>
      <text:p text:style-name="P2864">análise de propensão de vendas VS gastos com propaganda;<text:s/></text:p>
      <text:p text:style-name="P2865">predição de rotatividade de clientes;<text:s/></text:p>
      <text:p text:style-name="P2866">e predição de eventos perigosos.<text:s/></text:p>
      <text:p text:style-name="P2867">Ao aplicar uma regressão logística,<text:s/></text:p>
      <text:p text:style-name="P2868">precisamos conferir se os dados seguem os pressupostos<text:s/></text:p>
      <text:p text:style-name="P2869">desse tipo de regressão: O conjunto de dados não podem<text:s/></text:p>
      <text:p text:style-name="P2870">conter valores em branco;<text:s/></text:p>
      <text:soft-page-break/>
      <text:p text:style-name="P2871">A variável predita é categórica ou binária ou ordinal;<text:s/></text:p>
      <text:p text:style-name="P2872">todas as variáveis preditoras são independentes;<text:s/></text:p>
      <text:p text:style-name="P2873">e existem pelo menos 50 observações<text:s/></text:p>
      <text:p text:style-name="P2874">por variável preditora.<text:s/></text:p>
      <text:p text:style-name="P2875">A seguir vamos ver como aplicar regressão<text:s/></text:p>
      <text:p text:style-name="P2876">logística à um conjunto de dados.<text:s/></text:p>
      <text:p text:style-name="Normal"/>
      <text:h text:style-name="P2877" text:outline-level="3">Aplicando uma Regressão Logística<text:s/></text:h>
      <text:p text:style-name="P2878">Quando você selecionar uma linha na transcrição, será direcionado à seção equivalente no vídeo<text:s/></text:p>
      <text:p text:style-name="P2879">Agora vamos ver como aplicar uma regressão logística<text:s/></text:p>
      <text:p text:style-name="P2880">nos nossos dados.<text:s/></text:p>
      <text:p text:style-name="P2881">Eu já importei os nossos módulos e funções,<text:s/></text:p>
      <text:p text:style-name="P2882">e também já fiz a leitura dos dados do nosso dataset de Ccarros.<text:s/></text:p>
      <text:p text:style-name="P2883">Pra essa demonstração nós vamos usar duas variáveis<text:s/></text:p>
      <text:p text:style-name="P2884">para tentar predizer se um carro é automático ou manual.<text:s/></text:p>
      <text:p text:style-name="P2885">Essas duas variáveis são "drat", que é uma informação em relação<text:s/></text:p>
      <text:p text:style-name="P2886">ao eixo traseiro do carro;<text:s/></text:p>
      <text:p text:style-name="P2887">e "carb", que é quantidade de carburadores de cada carro.<text:s/></text:p>
      <text:p text:style-name="P2888">E o que eu vou fazer é separar os valores dessas duas<text:s/></text:p>
      <text:p text:style-name="P2889">variáveis num dataset novo.<text:s/></text:p>
      <text:p text:style-name="P2890">Por fim eu vou criar o meu y, que vai ser a minha<text:s/></text:p>
      <text:p text:style-name="P2891">variável "target", que é a coluna "am".<text:s/></text:p>
      <text:p text:style-name="P2892">Mais uma vez eu também só quero os valores da coluna.<text:s/></text:p>
      <text:p text:style-name="P2893">Agora eu preciso checar se os meus dados também<text:s/></text:p>
      <text:p text:style-name="P2894">seguem os pressupostos da regressão logística.<text:s/></text:p>
      <text:p text:style-name="P2895">Eu vou começar desenhando um scatterplot usando o seaborn<text:s/></text:p>
      <text:p text:style-name="P2896">para investigar se as minhas variáveis são categóricas.<text:s/></text:p>
      <text:p text:style-name="P2897">Parece que as nossas variáveis tem um conjunto limitado de opções,<text:s/></text:p>
      <text:p text:style-name="P2898">então eu posso dizer sim que elas são categóricas.<text:s/></text:p>
      <text:p text:style-name="P2899">Agora eu vou conferir se elas são independentes.<text:s/></text:p>
      <text:p text:style-name="P2900">Para isso eu vou usar o coeficiente de Spearman,<text:s/></text:p>
      <text:p text:style-name="P2901">que a gente já viu há alguns capítulos atrás.<text:s/></text:p>
      <text:p text:style-name="P2902">O coeficiente de Spearman foi bem próximo de zero,<text:s/></text:p>
      <text:p text:style-name="P2903">então posso concluir que essas variáveis são independentes.<text:s/></text:p>
      <text:p text:style-name="P2904">Agora eu vou checar também se essas variáveis contém valores<text:s/></text:p>
      <text:p text:style-name="P2905">em branco usando o método "isnull" e o método "sum" para contar<text:s/></text:p>
      <text:p text:style-name="P2906">quantos valores em branco aparecem em cada uma das variáveis.<text:s/></text:p>
      <text:p text:style-name="P2907">Não temos nenhum valor em branco.<text:s/></text:p>
      <text:p text:style-name="P2908">Ótimo.<text:s/></text:p>
      <text:p text:style-name="P2909">Agora eu preciso investigar se a minha variável target<text:s/></text:p>
      <text:p text:style-name="P2910">é uma variável do tipo binária ou ordinal.<text:s/></text:p>
      <text:p text:style-name="P2911">Pra isso eu vou usar um plot do seaborn que é o "count plot".<text:s/></text:p>
      <text:p text:style-name="P2912">Esse gráfico vai mostrar uma contagem de cada<text:s/></text:p>
      <text:p text:style-name="P2913">um dos valores possíveis na minha variável.<text:s/></text:p>
      <text:p text:style-name="P2914">Então a variável target é "AM";<text:s/></text:p>
      <text:p text:style-name="P2915">o meu conjunto de dados é o "Carros",<text:s/></text:p>
      <text:p text:style-name="P2916">e as cores nosso hls.<text:s/></text:p>
      <text:soft-page-break/>
      <text:p text:style-name="P2917">Então eu consigo ver que a minha variável é binária,<text:s/></text:p>
      <text:p text:style-name="P2918">ela só pode assumir ou um ou zero.<text:s/></text:p>
      <text:p text:style-name="P2919">Por fim, a gente precisa checar se o nosso dataset contém pelo<text:s/></text:p>
      <text:p text:style-name="P2920">menos 50 observações por variável.<text:s/></text:p>
      <text:p text:style-name="P2921">Pra isso eu vou usar o método<text:s/></text:p>
      <text:p text:style-name="P2922">"info" que me diz quantas observações<text:s/></text:p>
      <text:p text:style-name="P2923">eu tenho em cada uma das colunas,<text:s/></text:p>
      <text:p text:style-name="P2924">então eu consigo ver que eu tenho 32 em cada.<text:s/></text:p>
      <text:p text:style-name="P2925">Isso pode ser um pouco problemático porque esse<text:s/></text:p>
      <text:p text:style-name="P2926">é um dataset relativamente pequeno para aplicar<text:s/></text:p>
      <text:p text:style-name="P2927">uma regressão logística, mas para o propósito<text:s/></text:p>
      <text:p text:style-name="P2928">dessa demonstração, nós vamos considerar que<text:s/></text:p>
      <text:p text:style-name="P2929">isso é o suficiente.<text:s/></text:p>
      <text:p text:style-name="P2930">Agora, seguindo, eu vou colocar meus<text:s/></text:p>
      <text:p text:style-name="P2931">dados em escala, sempre importante colocar<text:s/></text:p>
      <text:p text:style-name="P2932">os dados numa escala.<text:s/></text:p>
      <text:p text:style-name="P2933">E vou usar a minha classe logistic_regression<text:s/></text:p>
      <text:p text:style-name="P2934">para montar o meu modelo.<text:s/></text:p>
      <text:p text:style-name="P2935">Eu já vou chamar o método fit passando para ele os meus dados<text:s/></text:p>
      <text:p text:style-name="P2936">e a minha variável target, e também já vou pedir<text:s/></text:p>
      <text:p text:style-name="P2937">para mostrar o meu score.<text:s/></text:p>
      <text:p text:style-name="P2938">Então, nós tivemos um score relativamente bom de 0.81,<text:s/></text:p>
      <text:p text:style-name="P2939">assim como na regressão linear, quanto mais próximo do um,<text:s/></text:p>
      <text:p text:style-name="P2940">melhor. E agora nós podemos usar nosso método classification_report<text:s/></text:p>
      <text:p text:style-name="P2941">para ver, em mais detalhes,<text:s/></text:p>
      <text:p text:style-name="P2942">como nosso modelo está indo.<text:s/></text:p>
      <text:p text:style-name="P2943">Pra isso eu vou criar o meu predito,<text:s/></text:p>
      <text:p text:style-name="P2944">chamando o meu modelo e passando para ele o meu conjunto de dados,<text:s/></text:p>
      <text:p text:style-name="P2945">e para fazer o classification_report,<text:s/></text:p>
      <text:p text:style-name="P2946">de fato, eu passo a minha variável target,<text:s/></text:p>
      <text:p text:style-name="P2947">e o que foi predito pelo meu modelo.<text:s/></text:p>
      <text:p text:style-name="P2948">Aqui faltou chamar o método de predição né?.predit.<text:s/></text:p>
      <text:p text:style-name="P2949">Pronto.<text:s/></text:p>
      <text:p text:style-name="P2950">Com isso nós conseguimos ver em mais detalhe<text:s/></text:p>
      <text:p text:style-name="P2951">como nosso modelo se saiu.<text:s/></text:p>
      <text:p text:style-name="P2952">Na próxima aula eu vou te mostrar como usar Naive Bayse.<text:s/></text:p>
      <text:p text:style-name="Normal"/>
      <text:p text:style-name="Normal"/>
      <text:h text:style-name="P2953" text:outline-level="3">Classificadores Naïve Bayes<text:s/></text:h>
      <text:p text:style-name="P2954">Quando você selecionar uma linha na transcrição, será direcionado à seção equivalente no vídeo<text:s/></text:p>
      <text:p text:style-name="P2955">Classificadores Naive Bayes são utilizados para predizer a chance<text:s/></text:p>
      <text:p text:style-name="P2956">de um evento acontecer com base nos seus dados atuais.<text:s/></text:p>
      <text:p text:style-name="P2957">No mundo da estatística, isso é conhecido<text:s/></text:p>
      <text:p text:style-name="P2958">como "probabilidade condicional".<text:s/></text:p>
      <text:p text:style-name="P2959">Existem três tipos de modelos bayesianos:<text:s/></text:p>
      <text:p text:style-name="P2960">o Multinomial, que é indicado para variáveis que contém<text:s/></text:p>
      <text:soft-page-break/>
      <text:p text:style-name="P2961">valores de frequências;<text:s/></text:p>
      <text:p text:style-name="P2962">o Bernoulli, que é utilizado quando temos variáveis binárias;<text:s/></text:p>
      <text:p text:style-name="P2963">e o Geussiano, que deve ser usado quando os nossos dados apresentam<text:s/></text:p>
      <text:p text:style-name="P2964">uma distribuição normal.<text:s/></text:p>
      <text:p text:style-name="P2965">Na demonstração de código eu vou te mostrar como usar<text:s/></text:p>
      <text:p text:style-name="P2966">todos esses modelos.<text:s/></text:p>
      <text:p text:style-name="P2967">Modelos bayesianos podem ser usados para a detecção de spam;<text:s/></text:p>
      <text:p text:style-name="P2968">classificação de usuários;<text:s/></text:p>
      <text:p text:style-name="P2969">predição de risco de crédito;<text:s/></text:p>
      <text:p text:style-name="P2970">e predição de risco à saúde.<text:s/></text:p>
      <text:p text:style-name="P2971">É importante também ter em mente os pressupostos desses modelos,<text:s/></text:p>
      <text:p text:style-name="P2972">que são: as variáveis preditores são independentes;<text:s/></text:p>
      <text:p text:style-name="P2973">que os eventos a serem preditos ainda seguem as mesmas condições<text:s/></text:p>
      <text:p text:style-name="P2974">das observações do passado, ou seja, as predições são feitas<text:s/></text:p>
      <text:p text:style-name="P2975">com base no conhecimento a priori;<text:s/></text:p>
      <text:p text:style-name="P2976">e que todos os modelos também mantém o pressuposto a priori.<text:s/></text:p>
      <text:p text:style-name="P2977">Agora vamos ao código para ver como aplicar modelos bayesianos,<text:s/></text:p>
      <text:p text:style-name="P2978">e finalizar esse capítulo.<text:s/></text:p>
      <text:p text:style-name="Normal"/>
      <text:p text:style-name="Normal"/>
      <text:h text:style-name="P2979" text:outline-level="3">Aplicando modelos Bayesianos<text:s/></text:h>
      <text:p text:style-name="P2980">Quando você selecionar uma linha na transcrição, será direcionado à seção equivalente no vídeo<text:s/></text:p>
      <text:p text:style-name="P2981">Agora, vamos ver como aplicar modelos bayesianos<text:s/></text:p>
      <text:p text:style-name="P2982">para identificar spam.<text:s/></text:p>
      <text:p text:style-name="P2983">Eu já importei os nossos módulos e já li os nossos<text:s/></text:p>
      <text:p text:style-name="P2984">dados do arquivo "spambase.data".<text:s/></text:p>
      <text:p text:style-name="P2985">Esse conjunto de dados é bem<text:s/></text:p>
      <text:p text:style-name="P2986">grande, mas nós só vamos usar as variáveis<text:s/></text:p>
      <text:p text:style-name="P2987">que contém contagem de palavras, que são as variáveis<text:s/></text:p>
      <text:p text:style-name="P2988">que vão de 0 a 48.<text:s/></text:p>
      <text:p text:style-name="P2989">Então, vamos separá-las no nosso objeto x e a nossa variável<text:s/></text:p>
      <text:p text:style-name="P2990">target está na última coluna no nosso conjunto de dados.<text:s/></text:p>
      <text:p text:style-name="P2991">Então vamos colocar essa variável no nosso objeto y.<text:s/></text:p>
      <text:p text:style-name="P2992">Como os meus dados já estão na mesma escala,<text:s/></text:p>
      <text:p text:style-name="P2993">eu não preciso usar o método scale para ajusta-los.<text:s/></text:p>
      <text:p text:style-name="P2994">Então, já posso, direto, dividir os meus dados<text:s/></text:p>
      <text:p text:style-name="P2995">em treino e teste usando o meu método "train_test_split",<text:s/></text:p>
      <text:p text:style-name="P2996">e passando as minhas duas variáveis de dados,<text:s/></text:p>
      <text:p text:style-name="P2997">definido o meu "test_size" como 33% dos meus dados originais,<text:s/></text:p>
      <text:p text:style-name="P2998">e o "random_state" igual a 17.<text:s/></text:p>
      <text:p text:style-name="P2999">O primeiro modelo que eu vou fazer vai ser o gaussiano,<text:s/></text:p>
      <text:p text:style-name="P3000">eu vou chamar ele de GausNB, e usar a classe GaussianNB.<text:s/></text:p>
      <text:p text:style-name="P3001">E eu já vou chamar o método fit, e passando o meu x de treino<text:s/></text:p>
      <text:p text:style-name="P3002">e o meu y de treino.<text:s/></text:p>
      <text:p text:style-name="P3003">Vou pedir para o Jupyter me mostrar como ficou esse modelo,<text:s/></text:p>
      <text:p text:style-name="P3004">e eu também vou querer ver como ficou a acurácia<text:s/></text:p>
      <text:soft-page-break/>
      <text:p text:style-name="P3005">desse modelo. Pra isso eu vou criar minha variável de predito,<text:s/></text:p>
      <text:p text:style-name="P3006">chamando o meu modelo gaus e o método predict.<text:s/></text:p>
      <text:p text:style-name="P3007">E passando meu x de teste.<text:s/></text:p>
      <text:p text:style-name="P3008">Eu também vou querer conferir o "accuracy_score",<text:s/></text:p>
      <text:p text:style-name="P3009">passando meu y de teste, que seria o meu y esperado<text:s/></text:p>
      <text:p text:style-name="P3010">e o meu y predito.<text:s/></text:p>
      <text:p text:style-name="P3011">Então, conseguimos ver que esse modelo tem um score de 81.3%.<text:s/></text:p>
      <text:p text:style-name="P3012">Agora, vamos fazer um multinomial.<text:s/></text:p>
      <text:p text:style-name="P3013">Mais uma vez usando o nome da classe e chamando o método fit,<text:s/></text:p>
      <text:p text:style-name="P3014">passando o meu x de treino, e o meu y de treino.<text:s/></text:p>
      <text:p text:style-name="P3015">E mais uma vez criando o meu predito usando o meu x de teste<text:s/></text:p>
      <text:p text:style-name="P3016">e pedindo o meu accuracy score.<text:s/></text:p>
      <text:p text:style-name="P3017">Com o meu y de teste e o meu y predito.<text:s/></text:p>
      <text:p text:style-name="P3018">Já tivemos um score mais alto do que o gaussiano.<text:s/></text:p>
      <text:p text:style-name="P3019">Por fim, eu quero te mostrar como fazer o Bernoulli,<text:s/></text:p>
      <text:p text:style-name="P3020">que segue o mesmo padrão que os anteriores.<text:s/></text:p>
      <text:p text:style-name="P3021">BernoulliNB, mas dessa vez eu preciso<text:s/></text:p>
      <text:p text:style-name="P3022">usar um parâmetro que é o binarize.<text:s/></text:p>
      <text:p text:style-name="P3023">Isso vai transformar os meus dados de frequência de palavras,<text:s/></text:p>
      <text:p text:style-name="P3024">para dados binares.<text:s/></text:p>
      <text:p text:style-name="P3025">E o fit dos meus dados usando o x de treino e o y de treino.<text:s/></text:p>
      <text:p text:style-name="P3026">E, por fim, montando o meu predito usando o nome da minha variável<text:s/></text:p>
      <text:p text:style-name="P3027">e chamando o método predict, com o meu x de teste,<text:s/></text:p>
      <text:p text:style-name="P3028">e fazendo o meu accuracy score.<text:s/></text:p>
      <text:p text:style-name="P3029">Accuracy Score.<text:s/></text:p>
      <text:p text:style-name="P3030">E nós tivemos um Score um pouco mais abaixo do multinomial,<text:s/></text:p>
      <text:p text:style-name="P3031">de 85.5%. Uma coisa sobre o Bernoulli é que você pode ainda brincar com o<text:s/></text:p>
      <text:p text:style-name="P3032">parâmetro de binarize para tentar encontrar um formato que funcione<text:s/></text:p>
      <text:p text:style-name="P3033">melhor para os seus dados.<text:s/></text:p>
      <text:p text:style-name="P3034">Eu já brinquei com esse parâmetro um pouco anteriormente,<text:s/></text:p>
      <text:p text:style-name="P3035">então eu sei um valor ótimo.<text:s/></text:p>
      <text:p text:style-name="P3036">Então, eu quero te mostrar como isso ficaria.<text:s/></text:p>
      <text:p text:style-name="P3037">Então, eu uso o binarize como.1,<text:s/></text:p>
      <text:p text:style-name="P3038">faço o meu fit dos meus dados, faço um print do meu modelo,<text:s/></text:p>
      <text:p text:style-name="P3039">calculo o meu predito sando o meu método predict.<text:s/></text:p>
      <text:p text:style-name="P3040">E ir passando meu conjunto de teste,<text:s/></text:p>
      <text:p text:style-name="P3041">e, por fim, pedindo meu score de acurácia.<text:s/></text:p>
      <text:p text:style-name="P3042">Então, nós temos um score melhor com o Bernoulli,<text:s/></text:p>
      <text:p text:style-name="P3043">que fica equivalente a 89.5%<text:s/></text:p>
      <text:p text:style-name="P3044">de acurácia. No próximo capítulo, você vai ver como montar<text:s/></text:p>
      <text:p text:style-name="P3045">o seu próprio conjunto de dados usando o BeautifulSoup.<text:s/></text:p>
      <text:p text:style-name="Normal"/>
      <text:h text:style-name="P3046" text:outline-level="3">Introdução ao BeautifulSoup<text:s/></text:h>
      <text:p text:style-name="P3047">Quando você selecionar uma linha na transcrição, será direcionado à seção equivalente no vídeo<text:s/></text:p>
      <text:p text:style-name="P3048">Criar os seus próprios conjuntos de dados pode ser uma tarefa<text:s/></text:p>
      <text:p text:style-name="P3049">repetitiva e cansativa.<text:s/></text:p>
      <text:p text:style-name="P3050">Mas não se preocupe.<text:s/></text:p>
      <text:soft-page-break/>
      <text:p text:style-name="P3051">Principalmente com dados que estão nos sites<text:s/></text:p>
      <text:p text:style-name="P3052">disponíveis na internet, você pode usar bibliotecas<text:s/></text:p>
      <text:p text:style-name="P3053">em python para facilitar o seu trabalho.<text:s/></text:p>
      <text:p text:style-name="P3054">Vamos supor que, assim como eu e muitos<text:s/></text:p>
      <text:p text:style-name="P3055">dos meus amigos e amigas, você tem um blog onde você<text:s/></text:p>
      <text:p text:style-name="P3056">escreve sobre conteúdo técnico, e você quer criar uma página<text:s/></text:p>
      <text:p text:style-name="P3057">de links úteis que contenha todos os links que você já<text:s/></text:p>
      <text:p text:style-name="P3058">colocou no seu posts.<text:s/></text:p>
      <text:p text:style-name="P3059">No meu caso, isso envolveria horas de trabalho repetitivo,<text:s/></text:p>
      <text:p text:style-name="P3060">de copiar e colar links na página nova,<text:s/></text:p>
      <text:p text:style-name="P3061">e é aí que entra a raspagem de dados.<text:s/></text:p>
      <text:p text:style-name="P3062">Eu posso criar um script que busque todos os links,<text:s/></text:p>
      <text:p text:style-name="P3063">em todos os posts, e salve-os em um arquivo.<text:s/></text:p>
      <text:p text:style-name="P3064">Casos de uso da raspagem de dados incluem,<text:s/></text:p>
      <text:p text:style-name="P3065">mas não estão limitados a: automação de e-commerce;<text:s/></text:p>
      <text:p text:style-name="P3066">coleta de dados abertos em portais de transparência;<text:s/></text:p>
      <text:p text:style-name="P3067">e informação de produção de petróleo é gás.<text:s/></text:p>
      <text:p text:style-name="P3068">Neste capítulo, eu vou te ensinar<text:s/></text:p>
      <text:p text:style-name="P3069">a usar o BeautifulSoup para raspar dados.<text:s/></text:p>
      <text:p text:style-name="P3070">Para isso, você vai precisar conhecer esses tipos de objetos.<text:s/></text:p>
      <text:p text:style-name="P3071">Então vamos lá!<text:s/></text:p>
      <text:p text:style-name="P3072">O objeto BeautifulSoup é a representação da página<text:s/></text:p>
      <text:p text:style-name="P3073">que você está raspando.<text:s/></text:p>
      <text:p text:style-name="P3074">É ele que você vai usar para recolher os seus dados.<text:s/></text:p>
      <text:p text:style-name="P3075">O objeto tag, por sua vez, corresponde aos elementos<text:s/></text:p>
      <text:p text:style-name="P3076">que formam uma página.<text:s/></text:p>
      <text:p text:style-name="P3077">Por último, o objeto NavigableString,<text:s/></text:p>
      <text:p text:style-name="P3078">que pode ser usado para interagir com o conteúdo textual de uma tag.<text:s/></text:p>
      <text:p text:style-name="P3079">Então, vamos ver como usar todos esses objetos na<text:s/></text:p>
      <text:p text:style-name="P3080">demonstração de código.<text:s/></text:p>
      <text:p text:style-name="P3081">Para começar, vamos importar nossa biblioteca BS 4,<text:s/></text:p>
      <text:p text:style-name="P3082">e dela nós queremos o nosso objeto BeautifulSoup.<text:s/></text:p>
      <text:p text:style-name="P3083">E os dados que nós vamos usar dessa vez vão ser uma parte<text:s/></text:p>
      <text:p text:style-name="P3084">do HTML do site do Pizza de Dados.<text:s/></text:p>
      <text:p text:style-name="P3085">Então, se você nunca viu um HTML na sua vida,<text:s/></text:p>
      <text:p text:style-name="P3086">se você for em qualquer site, clicar com o botão<text:s/></text:p>
      <text:p text:style-name="P3087">direito do mouse, e clicar em algum botão<text:s/></text:p>
      <text:p text:style-name="P3088">como "inspecionar elemento", você vai encontrar as ferramentas<text:s/></text:p>
      <text:p text:style-name="P3089">que permitem você visualizar o HTML da página.<text:s/></text:p>
      <text:p text:style-name="P3090">Se você fizer isso no site do Pizza,<text:s/></text:p>
      <text:p text:style-name="P3091">em pizzadedados.com,<text:s/></text:p>
      <text:p text:style-name="P3092">você vai ver algo parecido com isso que eu tô<text:s/></text:p>
      <text:p text:style-name="P3093">mostrando aqui na tela, e esse texto que eu tô<text:s/></text:p>
      <text:p text:style-name="P3094">colocando nesse objeto chamado doc_html é o que<text:s/></text:p>
      <text:p text:style-name="P3095">vai ser o que nós vamos usar para analisar usando<text:s/></text:p>
      <text:p text:style-name="P3096">o BeautifulSoup.<text:s/></text:p>
      <text:p text:style-name="P3097">Então, usando nossa classe BeautifulSoup,<text:s/></text:p>
      <text:p text:style-name="P3098">a gente vai criar a nossa primeira sopa de letrinhas.<text:s/></text:p>
      <text:p text:style-name="P3099">O nome da biblioteca BeautifulSoup é em<text:s/></text:p>
      <text:p text:style-name="P3100">HOMEnagem à sopa de letrinhas,<text:s/></text:p>
      <text:soft-page-break/>
      <text:p text:style-name="P3101">porque as páginas da internet não passam de sopas de letrinhas.<text:s/></text:p>
      <text:p text:style-name="P3102">Beautiful.<text:s/></text:p>
      <text:p text:style-name="P3103">E para isso eu passo o meu objeto doc_html<text:s/></text:p>
      <text:p text:style-name="P3104">e o tipo de decodificador que eu quero usar.<text:s/></text:p>
      <text:p text:style-name="P3105">Nesse caso, eu vou usar o "html parser".<text:s/></text:p>
      <text:p text:style-name="P3106">E, só para você ter uma ideia como ficam esses dados,<text:s/></text:p>
      <text:p text:style-name="P3107">eu posso usar print e o meu objeto sopa,<text:s/></text:p>
      <text:p text:style-name="P3108">que vai, basicamente, me mostrar tudo aquilo<text:s/></text:p>
      <text:p text:style-name="P3109">que eu passei para ele usando o objeto doc_html.<text:s/></text:p>
      <text:p text:style-name="P3110">Dessa forma, fica um pouco incômodo para ler.<text:s/></text:p>
      <text:p text:style-name="P3111">Então, a gente pode usar, ainda, o método "prettyfi",<text:s/></text:p>
      <text:p text:style-name="P3112">que é um método embutido do objeto BeautifulSoup.<text:s/></text:p>
      <text:p text:style-name="P3113">E eu vou pedir só as primeiras 400 letras.<text:s/></text:p>
      <text:p text:style-name="P3114">O que o método prettyfi faz é deixar o código<text:s/></text:p>
      <text:p text:style-name="P3115">do html indentado, então fica mais fácil de ler.<text:s/></text:p>
      <text:p text:style-name="P3116">Você consegue identificar as tags do html.<text:s/></text:p>
      <text:p text:style-name="P3117">Então, cada tag pode ou não ter um nome,<text:s/></text:p>
      <text:p text:style-name="P3118">então, de exemplo, eu vou usar uma versão reduzida<text:s/></text:p>
      <text:p text:style-name="P3119">de um HTML aqui que eu copiei e colei das minhas notas,<text:s/></text:p>
      <text:p text:style-name="P3120">que é basicamente a descrição do pizza no site.<text:s/></text:p>
      <text:p text:style-name="P3121">E nós sabemos que dentro dessa descrição nós temos uma tag,<text:s/></text:p>
      <text:p text:style-name="P3122">que é a tag "body" e o nome "/b".<text:s/></text:p>
      <text:p text:style-name="P3123">Então, o que eu vou fazer vou ter que tem um objeto chamado tag<text:s/></text:p>
      <text:p text:style-name="P3124">e vou passar para ele o sopa.b,<text:s/></text:p>
      <text:p text:style-name="P3125">que é o nome da nossa tag, e pedir para ele dizer<text:s/></text:p>
      <text:p text:style-name="P3126">qual é o tipo disso.<text:s/></text:p>
      <text:p text:style-name="P3127">Então, nós temos um elemento<text:s/></text:p>
      <text:p text:style-name="P3128">do tipo tag.<text:s/></text:p>
      <text:p text:style-name="P3129">Eu consigo usar o atributo "name" para ver o nome dessa tag.<text:s/></text:p>
      <text:p text:style-name="P3130">Eu também posso usar esse mesmo atributo para trocar o nome.<text:s/></text:p>
      <text:p text:style-name="P3131">Então "tag.name=podcast".<text:s/></text:p>
      <text:p text:style-name="P3132">E, para ver como esse ficou, posso chamar o meu objeto.<text:s/></text:p>
      <text:p text:style-name="P3133">Então, ao invés de b body, aqui no meu resultado<text:s/></text:p>
      <text:p text:style-name="P3134">eu consigo ver que ele trocou para podcast body.<text:s/></text:p>
      <text:p text:style-name="P3135">E se eu pedir mais uma vez a tag name,<text:s/></text:p>
      <text:p text:style-name="P3136">eu vou ter o valor atualizado.<text:s/></text:p>
      <text:p text:style-name="P3137">Eu também consigo acessar as informações da minha tag<text:s/></text:p>
      <text:p text:style-name="P3138">usando o mesmo esquema que nós temos nos dicionários python.<text:s/></text:p>
      <text:p text:style-name="P3139">E assim eu consigo ver os atributos de cada técnica.<text:s/></text:p>
      <text:p text:style-name="P3140">Então, por exemplo, eu posso pedir tag 'body',<text:s/></text:p>
      <text:p text:style-name="P3141">que vai me dar o valor dessa tag.<text:s/></text:p>
      <text:p text:style-name="P3142">Eu posso pedir os atributos que eu vou ter um dicionário<text:s/></text:p>
      <text:p text:style-name="P3143">de atributos usando o attrs.<text:s/></text:p>
      <text:p text:style-name="P3144">Eu posso criar novos atributos da mesma forma que eu criaria<text:s/></text:p>
      <text:p text:style-name="P3145">novos itens no dicionário, passando a chave e o valor.<text:s/></text:p>
      <text:p text:style-name="P3146">E só para conferir, eu vou chamar de novo<text:s/></text:p>
      <text:p text:style-name="P3147">meu método attrs.<text:s/></text:p>
      <text:p text:style-name="P3148">Então, agora eu tenho um body description e um ID = 3,<text:s/></text:p>
      <text:p text:style-name="P3149">e para você ver como isso fica no meu código,<text:s/></text:p>
      <text:p text:style-name="P3150">além do nome da minha tag, eu tenho os dois atributos:<text:s/></text:p>
      <text:soft-page-break/>
      <text:p text:style-name="P3151">body e description, e os seus valores.<text:s/></text:p>
      <text:p text:style-name="P3152">Se eu quiser, eu posso usar o DEL para remover atributos,<text:s/></text:p>
      <text:p text:style-name="P3153">e agora eu vou remover o body.<text:s/></text:p>
      <text:p text:style-name="P3154">E aí, novamente, eu pedi o attrs<text:s/></text:p>
      <text:p text:style-name="P3155">para ver como isso fica.<text:s/></text:p>
      <text:p text:style-name="P3156">Então, só sobra o ID.<text:s/></text:p>
      <text:p text:style-name="P3157">E se eu quiser ver como ficou<text:s/></text:p>
      <text:p text:style-name="P3158">a minha tag, temos ID.<text:s/></text:p>
      <text:p text:style-name="P3159">Para finalizar essa aula, eu quero te mostrar como acessar<text:s/></text:p>
      <text:p text:style-name="P3160">as tags do html usando o ponto.<text:s/></text:p>
      <text:p text:style-name="P3161">Então, eu vou recriar minha sopa de letras com o documento maior,<text:s/></text:p>
      <text:p text:style-name="P3162">usando o doc_html e o html parser.<text:s/></text:p>
      <text:p text:style-name="P3163">Então, por exemplo, no meu documento maior,<text:s/></text:p>
      <text:p text:style-name="P3164">eu sei que existe uma tag "title",<text:s/></text:p>
      <text:p text:style-name="P3165">então eu posso pedir "sopa.title"<text:s/></text:p>
      <text:p text:style-name="P3166">e ele me retorna a tag, tanto a de abertura<text:s/></text:p>
      <text:p text:style-name="P3167">e de fechamento, quanto o conteúdo textual.<text:s/></text:p>
      <text:p text:style-name="P3168">Se eu pedir, por exemplo, "sopa.body",<text:s/></text:p>
      <text:p text:style-name="P3169">ele me mostra tudo o que tem dentro do body.<text:s/></text:p>
      <text:p text:style-name="P3170">Por fim, se eu quiser, por exemplo, usar a tag de lista,<text:s/></text:p>
      <text:p text:style-name="P3171">eu posso pedir "sopa.ol",<text:s/></text:p>
      <text:p text:style-name="P3172">que vai me retornar à minha lista de informações.<text:s/></text:p>
      <text:p text:style-name="P3173">E assim sucessivamente para todas as tags.<text:s/></text:p>
      <text:p text:style-name="P3174">Na próxima aula, eu vou te mostrar<text:s/></text:p>
      <text:p text:style-name="P3175">como parsear os seus dados.<text:s/></text:p>
      <text:p text:style-name="Normal"/>
      <text:h text:style-name="P3176" text:outline-level="3">Parseando dados<text:s/></text:h>
      <text:p text:style-name="P3177">Quando você selecionar uma linha na transcrição, será direcionado à seção equivalente no vídeo<text:s/></text:p>
      <text:p text:style-name="P3178">Desde aula passada você já está parseando os seus dados,<text:s/></text:p>
      <text:p text:style-name="P3179">mas eu quero aproveitar essa aula para te explicar em mais<text:s/></text:p>
      <text:p text:style-name="P3180">detalhes o que está acontecendo.<text:s/></text:p>
      <text:p text:style-name="P3181">Quando nós usamos a nossa classe BeautifulSoup e passamos para ela<text:s/></text:p>
      <text:p text:style-name="P3182">o nosso documento HTML, o que acontece é que a classe<text:s/></text:p>
      <text:p text:style-name="P3183">BeautifulSoup está interpretando o dado em texto que você está<text:s/></text:p>
      <text:p text:style-name="P3184">passando para ela, e transformando esse<text:s/></text:p>
      <text:p text:style-name="P3185">dado numa parse de tree, ou seja, numa árvore parseada.<text:s/></text:p>
      <text:p text:style-name="P3186">Isso te permite que você faça buscas em interaja<text:s/></text:p>
      <text:p text:style-name="P3187">com as informações que estão dentro daquele documento HTML.<text:s/></text:p>
      <text:p text:style-name="P3188">Então, para começar essa aula, vamos importar<text:s/></text:p>
      <text:p text:style-name="P3189">as nossas bibliotecas, começando pela nossa classe<text:s/></text:p>
      <text:p text:style-name="P3190">BeautifulSoup do módulo BS 4, e eu vou importar também<text:s/></text:p>
      <text:p text:style-name="P3191">o módulo de expressões regulares, o RE.<text:s/></text:p>
      <text:p text:style-name="P3192">Não se preocupe se você não conhece sobre<text:s/></text:p>
      <text:p text:style-name="P3193">expressões regulares, nós vamos ver o básico<text:s/></text:p>
      <text:p text:style-name="P3194">desse módulo nessa aula.<text:s/></text:p>
      <text:p text:style-name="P3195">Eu também já copiei aquele meu documento da aula passada que<text:s/></text:p>
      <text:p text:style-name="P3196">contém um HTML do site do pizza.<text:s/></text:p>
      <text:soft-page-break/>
      <text:p text:style-name="P3197">E eu já vou usar a nossa classe BeautifulSoup para montar<text:s/></text:p>
      <text:p text:style-name="P3198">a nossa árvore parseada, e vou chamar ela de sopa.<text:s/></text:p>
      <text:p text:style-name="P3199">Então, imagine que dentro do nosso documento parseado,<text:s/></text:p>
      <text:p text:style-name="P3200">nós queremos pegar os dados que são apenas texto.<text:s/></text:p>
      <text:p text:style-name="P3201">Para isso, nós podemos usar o método "get_text",<text:s/></text:p>
      <text:p text:style-name="P3202">e salvar o resultado do método num objeto.<text:s/></text:p>
      <text:p text:style-name="P3203">Nesse caso, apenas texto.<text:s/></text:p>
      <text:p text:style-name="P3204">E eu vou pedir para mostrar na tela o quê que esse objeto contém.<text:s/></text:p>
      <text:p text:style-name="P3205">Agora, nós conseguimos ver todo o conteúdo textual<text:s/></text:p>
      <text:p text:style-name="P3206">que tem naquele HTML.<text:s/></text:p>
      <text:p text:style-name="P3207">Sem as nossas tags, sem os atributos das tags,<text:s/></text:p>
      <text:p text:style-name="P3208">só o texto mesmo.<text:s/></text:p>
      <text:p text:style-name="P3209">Com o nosso dado já parseado, eu também posso pesquisar por tags<text:s/></text:p>
      <text:p text:style-name="P3210">com conteúdos específicos.<text:s/></text:p>
      <text:p text:style-name="P3211">Para isso eu posso usar o método chamado "find all",<text:s/></text:p>
      <text:p text:style-name="P3212">e passar o nome da tag e o valor que eu quero encontrar.<text:s/></text:p>
      <text:p text:style-name="P3213">Por exemplo, o link de ID4.<text:s/></text:p>
      <text:p text:style-name="P3214">E o resultado disso é uma lista com todos<text:s/></text:p>
      <text:p text:style-name="P3215">os objetos que correspondem a minha<text:s/></text:p>
      <text:p text:style-name="P3216">busca. Nesse caso, só tinha apenas um.<text:s/></text:p>
      <text:p text:style-name="P3217">Eu também posso pesquisar por tags usando lista de strings<text:s/></text:p>
      <text:p text:style-name="P3218">também usando o método find all.<text:s/></text:p>
      <text:p text:style-name="P3219">Por exemplo, as tags OL e as tags P.<text:s/></text:p>
      <text:p text:style-name="P3220">E aí eu vou ter uma lista de todos os resultados encontrados.<text:s/></text:p>
      <text:p text:style-name="P3221">O regex pode ser muito útil para escrever padrões<text:s/></text:p>
      <text:p text:style-name="P3222">complexos para encontrar os seus dados no meio de toda<text:s/></text:p>
      <text:p text:style-name="P3223">aquela sopa de letrinhas.<text:s/></text:p>
      <text:p text:style-name="P3224">Aqui, eu vou usar um exemplo bem simples procurando apenas por um<text:s/></text:p>
      <text:p text:style-name="P3225">regex que contém a letra L, e eu vou usar um "for"<text:s/></text:p>
      <text:p text:style-name="P3226">para mostrar todas as tags que contenham esse regex.<text:s/></text:p>
      <text:p text:style-name="P3227">Eu também posso filtrar usando valores booleanos.<text:s/></text:p>
      <text:p text:style-name="P3228">No caso, eu vou encontrar todas as minhas tags<text:s/></text:p>
      <text:p text:style-name="P3229">usando o valor true, mas se estivesse alguma tag<text:s/></text:p>
      <text:p text:style-name="P3230">com um valor diferente, eu poderia filtrar<text:s/></text:p>
      <text:p text:style-name="P3231">dessa forma também.<text:s/></text:p>
      <text:p text:style-name="P3232">E eu também posso pesquisar por padrões em strings diretamente<text:s/></text:p>
      <text:p text:style-name="P3233">usando o método "find all".<text:s/></text:p>
      <text:p text:style-name="P3234">E passando para ele a string que eu quero pesquisar.<text:s/></text:p>
      <text:p text:style-name="P3235">Importante notar, nessa última célula,<text:s/></text:p>
      <text:p text:style-name="P3236">que eu usei o ".get"<text:s/></text:p>
      <text:p text:style-name="P3237">que é um método da tag para reaver o valor de um atributo.<text:s/></text:p>
      <text:p text:style-name="P3238">No caso, o atributo que eu estava usando era o href,<text:s/></text:p>
      <text:p text:style-name="P3239">e os conteúdos são esses valores que estão impressos<text:s/></text:p>
      <text:p text:style-name="P3240">embaixo da célula.<text:s/></text:p>
      <text:p text:style-name="P3241">Por fim, eu posso pesquisar nas minhas<text:s/></text:p>
      <text:p text:style-name="P3242">tags usando o meu regex.<text:s/></text:p>
      <text:p text:style-name="P3243">Para isso, basta usar o meu parâmetro string e passar<text:s/></text:p>
      <text:p text:style-name="P3244">a regex que eu quero pesquisar, e encontrar todos<text:s/></text:p>
      <text:p text:style-name="P3245">os textos que contêm, por exemplo, a palavra 'ciência'<text:s/></text:p>
      <text:p text:style-name="P3246">dentro do site do pizza.<text:s/></text:p>
      <text:soft-page-break/>
      <text:p text:style-name="P3247">As possibilidades são infinitas.<text:s/></text:p>
      <text:p text:style-name="P3248">Na próxima aula nós vamos ver como usar todo esse<text:s/></text:p>
      <text:p text:style-name="P3249">conhecimento de BeautifulSoup e raspar dados na prática.<text:s/></text:p>
      <text:p text:style-name="Normal"/>
      <text:p text:style-name="Normal"/>
      <text:h text:style-name="P3250" text:outline-level="3">Raspagem de dados na prática<text:s/></text:h>
      <text:p text:style-name="P3251">Quando você selecionar uma linha na transcrição, será direcionado à seção equivalente no vídeo<text:s/></text:p>
      <text:p text:style-name="P3252">Bom, agora vamos ver como raspar dados na prática.<text:s/></text:p>
      <text:p text:style-name="P3253">Nessa última aula do capítulo de raspagem de dados eu quero<text:s/></text:p>
      <text:p text:style-name="P3254">te mostrar como usar o BeautifulSoup para reaver<text:s/></text:p>
      <text:p text:style-name="P3255">todos os links de uma página.<text:s/></text:p>
      <text:p text:style-name="P3256">Então, para começar, vamos importar<text:s/></text:p>
      <text:p text:style-name="P3257">as nossas bibliotecas.<text:s/></text:p>
      <text:p text:style-name="P3258">Essa última biblioteca que eu estou importando se chama<text:s/></text:p>
      <text:p text:style-name="P3259">requests e ela serve para você interagir com a internet.<text:s/></text:p>
      <text:p text:style-name="P3260">O método get vai buscar a nossa página.<text:s/></text:p>
      <text:p text:style-name="P3261">Seria a mesma coisa que abrir um navegador,<text:s/></text:p>
      <text:p text:style-name="P3262">digitar o site que você quer encontrar,<text:s/></text:p>
      <text:p text:style-name="P3263">e pressionar ENTER.<text:s/></text:p>
      <text:p text:style-name="P3264">O get realiza todos esses processos por debaixo do pano,<text:s/></text:p>
      <text:p text:style-name="P3265">só que com programação.<text:s/></text:p>
      <text:p text:style-name="P3266">Ao invés de você clicar no navegador,<text:s/></text:p>
      <text:p text:style-name="P3267">digitar o site e ficar esperando a página carregar.<text:s/></text:p>
      <text:p text:style-name="P3268">Então para isso vou montar a minha request,<text:s/></text:p>
      <text:p text:style-name="P3269">que é a ação de buscar a página com o get,<text:s/></text:p>
      <text:p text:style-name="P3270">usando o método e passando o site que eu quero buscar.<text:s/></text:p>
      <text:p text:style-name="P3271">Nesse caso, eu vou usar o site do Pizza de Dados mesmo.<text:s/></text:p>
      <text:p text:style-name="P3272">E agora eu vou montar a minha sopa de letrinhas usando<text:s/></text:p>
      <text:p text:style-name="P3273">a minha classe BeautifulSoup, e passando o conteúdo<text:s/></text:p>
      <text:p text:style-name="P3274">decodificado da minha request.<text:s/></text:p>
      <text:p text:style-name="P3275">Só para gente ver como ficou o texto do meu site eu vou usar<text:s/></text:p>
      <text:p text:style-name="P3276">o print e usar o método prettyfi, e vou pedir os 100<text:s/></text:p>
      <text:p text:style-name="P3277">primeiros caracteres na minha sopa de letrinhas.<text:s/></text:p>
      <text:p text:style-name="P3278">Excelente! Agora eu posso usar o nosso método find all<text:s/></text:p>
      <text:p text:style-name="P3279">para pesquisar os links que temos na nossa página.<text:s/></text:p>
      <text:p text:style-name="P3280">Então para que cada link, em todos os links,<text:s/></text:p>
      <text:p text:style-name="P3281">a tag de links no HTML é a letra A.<text:s/></text:p>
      <text:p text:style-name="P3282">Eu quero apenas os links que estão no atributo href.<text:s/></text:p>
      <text:p text:style-name="P3283">Note que nós temos alguns links que são HTTPS,<text:s/></text:p>
      <text:p text:style-name="P3284">e que nós podemos clicar, e vão levar a gente<text:s/></text:p>
      <text:p text:style-name="P3285">para algum site.<text:s/></text:p>
      <text:p text:style-name="P3286">E também temos os links que são marcados pelo<text:s/></text:p>
      <text:p text:style-name="P3287">símbolo de jogo da velha.<text:s/></text:p>
      <text:p text:style-name="P3288">Esses links, geralmente, indicam uma parte da<text:s/></text:p>
      <text:p text:style-name="P3289">página em específico.<text:s/></text:p>
      <text:p text:style-name="P3290">Como meu objetivo só é guardar os links que<text:s/></text:p>
      <text:soft-page-break/>
      <text:p text:style-name="P3291">são para fora da página, então vamos montar uma regex<text:s/></text:p>
      <text:p text:style-name="P3292">que encontre todos aqueles links que começam com HTTP.<text:s/></text:p>
      <text:p text:style-name="P3293">Eu vou chamar esses detalhes da minha regex que da minha<text:s/></text:p>
      <text:p text:style-name="P3294">busca como parâmetros de busca.<text:s/></text:p>
      <text:p text:style-name="P3295">E vou deixar eles estruturados dentro de um dicionário,<text:s/></text:p>
      <text:p text:style-name="P3296">onde a chave é o meu href, que é o atributo que<text:s/></text:p>
      <text:p text:style-name="P3297">eu quero buscar, e o valor é o meu regex contendo<text:s/></text:p>
      <text:p text:style-name="P3298">a minha string de busca, que vai ser todas as strings que<text:s/></text:p>
      <text:p text:style-name="P3299">começam com o símbolo do chapéu, significa que a gente está<text:s/></text:p>
      <text:p text:style-name="P3300">procurando as strings que começam com o padrão HTTP.<text:s/></text:p>
      <text:p text:style-name="P3301">Por fim, eu vou executar minha busca num for.<text:s/></text:p>
      <text:p text:style-name="P3302">Então para cada link, em todos os links.<text:s/></text:p>
      <text:p text:style-name="P3303">E aqui eu vou passar a minha tag, que é a A, que é a tag<text:s/></text:p>
      <text:p text:style-name="P3304">que contém os links, e os meus parâmetros de busca<text:s/></text:p>
      <text:p text:style-name="P3305">com o parâmetro attrs.<text:s/></text:p>
      <text:p text:style-name="P3306">Aqui estão os meus atributos da tag.<text:s/></text:p>
      <text:p text:style-name="P3307">E, por enquanto, eu vou pedir só para ele<text:s/></text:p>
      <text:p text:style-name="P3308">mostrar para mim na tela as tags que ele encontra.<text:s/></text:p>
      <text:p text:style-name="P3309">Note que ele traz a tag com todas as informações,<text:s/></text:p>
      <text:p text:style-name="P3310">com todo o conteúdo textual, e com todos os atributos<text:s/></text:p>
      <text:p text:style-name="P3311">de cada tag. Repare que muitas dessas coisas não precisa.<text:s/></text:p>
      <text:p text:style-name="P3312">Então já poderia salvar um arquivo com esse conteúdo mas isso iria<text:s/></text:p>
      <text:p text:style-name="P3313">requerer um passo de limpeza quando eu fosse usar esses dados.<text:s/></text:p>
      <text:p text:style-name="P3314">Então, para facilitar o meu trabalho do futuro,<text:s/></text:p>
      <text:p text:style-name="P3315">eu já vou executar essa limpeza agora,<text:s/></text:p>
      <text:p text:style-name="P3316">e eu vou fazer isso durante o processo de escrita no arquivo.<text:s/></text:p>
      <text:p text:style-name="P3317">Então, para começar, eu vou criar um objeto que<text:s/></text:p>
      <text:p text:style-name="P3318">vai conter o meu arquivo em formato de escrita,<text:s/></text:p>
      <text:p text:style-name="P3319">eu vou chamar esse meu arquivo de "pizza_ data.txt",<text:s/></text:p>
      <text:p text:style-name="P3320">e o formato "w" que é o de escrita.<text:s/></text:p>
      <text:p text:style-name="P3321">E eu vou montar um for, igual ao anterior,<text:s/></text:p>
      <text:p text:style-name="P3322">passando a minha tag e os meus atributos.<text:s/></text:p>
      <text:p text:style-name="P3323">O que eu vou fazer vai ser montar uma string chamado de sopa link,<text:s/></text:p>
      <text:p text:style-name="P3324">usando o método str para garantir que nós vamos ter um texto,<text:s/></text:p>
      <text:p text:style-name="P3325">e o método get, a gente já viu na aula passada,<text:s/></text:p>
      <text:p text:style-name="P3326">que é para pegar o conteúdo do meu<text:s/></text:p>
      <text:p text:style-name="P3327">atributo.<text:s/></text:p>
      <text:p text:style-name="P3328">Como é bom saber como nosso for está indo eu vou pedir<text:s/></text:p>
      <text:p text:style-name="P3329">para ele mostrar para mim qual é o link que ele encontrou,<text:s/></text:p>
      <text:p text:style-name="P3330">e vou pedir para ele escrever no meu arquivo esse link.<text:s/></text:p>
      <text:p text:style-name="P3331">Eu também vou pedir para escrever um "/n" depois de cada link.<text:s/></text:p>
      <text:p text:style-name="P3332">O "/n" indica a quebra de linha, então isso é bom para que<text:s/></text:p>
      <text:p text:style-name="P3333">os nossos links não fiquem todos grudados um no outro<text:s/></text:p>
      <text:p text:style-name="P3334">na mesma linha.<text:s/></text:p>
      <text:p text:style-name="P3335">Eu também preciso garantir que o meu arquivo vai ser<text:s/></text:p>
      <text:p text:style-name="P3336">terminada escrita, então vou usar o método flush,<text:s/></text:p>
      <text:p text:style-name="P3337">e que ele vai ser fechado ao final de escrever,<text:s/></text:p>
      <text:p text:style-name="P3338">usando o método close.<text:s/></text:p>
      <text:p text:style-name="P3339">E agora nós temos os nossos links,<text:s/></text:p>
      <text:p text:style-name="P3340">todos os que começam com HTTP.<text:s/></text:p>
      <text:soft-page-break/>
      <text:p text:style-name="P3341">Por fim, nós podemos listar os arquivos no nosso computador<text:s/></text:p>
      <text:p text:style-name="P3342">para ver se o nosso arquivo pizza_data foi salvo,<text:s/></text:p>
      <text:p text:style-name="P3343">e ele está ali na nossa lista pizza_data.<text:s/></text:p>
      <text:p text:style-name="P3344">E eu quero abrir esse arquivo para te mostrar o conteúdo dele.<text:s/></text:p>
      <text:p text:style-name="P3345">Agora eu posso vir aqui na outra aba,<text:s/></text:p>
      <text:p text:style-name="P3346">onde estão os Meus Arquivos<text:s/></text:p>
      <text:p text:style-name="P3347">do capítulo 8, e aqui está o meu pizza_data.<text:s/></text:p>
      <text:p text:style-name="P3348">Se eu clicar nesse arquivo, ele vai abrir ele para mim.,<text:s/></text:p>
      <text:p text:style-name="P3349">e aqui estão os nossos links.<text:s/></text:p>
      <text:p text:style-name="P3350">Pronto! Agora você já consegue fazer os seus próprios<text:s/></text:p>
      <text:p text:style-name="P3351">conjuntos de dados.<text:s/></text:p>
      <text:p text:style-name="Normal"/>
      <text:p text:style-name="Normal">~</text:p>
      <text:h text:style-name="P3352" text:outline-level="3">Conhecendo o Plotly<text:s/></text:h>
      <text:p text:style-name="P3353">Quando você selecionar uma linha na transcrição, será direcionado à seção equivalente no vídeo<text:s/></text:p>
      <text:p text:style-name="P3354">O plotly é uma ferramenta online de visualização de dados.<text:s/></text:p>
      <text:p text:style-name="P3355">A vantagem do plotly é que ele te permite fazer<text:s/></text:p>
      <text:p text:style-name="P3356">visualizações amigáveis para web que são interativas.<text:s/></text:p>
      <text:p text:style-name="P3357">Nesta página você consegue ver algumas visualizações<text:s/></text:p>
      <text:p text:style-name="P3358">que eu criei usando o plotly.<text:s/></text:p>
      <text:p text:style-name="P3359">Mas vamos olhar em particular para esse gráfico aqui<text:s/></text:p>
      <text:p text:style-name="P3360">que é um Boxplot.<text:s/></text:p>
      <text:p text:style-name="P3361">Eu quero usar esse gráfico para te mostrar<text:s/></text:p>
      <text:p text:style-name="P3362">todas as features que o plotly oferece.<text:s/></text:p>
      <text:p text:style-name="P3363">Para começar, se você passar o mouse por cima do seu dado,<text:s/></text:p>
      <text:p text:style-name="P3364">você consegue ver várias informações.<text:s/></text:p>
      <text:p text:style-name="P3365">No caso do boxplot, você consegue ver<text:s/></text:p>
      <text:p text:style-name="P3366">os dois quartis, o inferior e o superior,<text:s/></text:p>
      <text:p text:style-name="P3367">qual que é o máximo, qual que é o mínimo,<text:s/></text:p>
      <text:p text:style-name="P3368">qual que é a mediana.<text:s/></text:p>
      <text:p text:style-name="P3369">Eu também consigo ver quais são os dados que foram usados<text:s/></text:p>
      <text:p text:style-name="P3370">para gerar esse gráfico e dar uma explorada nesses dados.<text:s/></text:p>
      <text:p text:style-name="P3371">Eu também consigo salvar o meu gráfico como uma imagem,<text:s/></text:p>
      <text:p text:style-name="P3372">dar zoom in e zoom out, selecionar uma porção<text:s/></text:p>
      <text:p text:style-name="P3373">do gráfico para investigar.<text:s/></text:p>
      <text:p text:style-name="P3374">Além disso, outra vantagem é que o plotly é colaborativo<text:s/></text:p>
      <text:p text:style-name="P3375">e tem 50 chamadas de API grátis diariamente.<text:s/></text:p>
      <text:p text:style-name="P3376">Então, eu quero te mostrar como usar código para fazer<text:s/></text:p>
      <text:p text:style-name="P3377">gráficos do plotly e compartilhar os seus dados por aí.<text:s/></text:p>
      <text:p text:style-name="P3378">Para isso vamos voltar ao Jupyter notebook.<text:s/></text:p>
      <text:p text:style-name="P3379">A primeira coisa que você vai precisar fazer vai ser<text:s/></text:p>
      <text:p text:style-name="P3380">instalar uma biblioteca nova chamada Cufflinks.<text:s/></text:p>
      <text:p text:style-name="P3381">Para isso, a gente pode usar o pip,<text:s/></text:p>
      <text:p text:style-name="P3382">e fazer pip install cufflinks.<text:s/></text:p>
      <text:p text:style-name="P3383">Isso pode demorar um pouco dependendo da sua conexão<text:s/></text:p>
      <text:p text:style-name="P3384">com a internet. Como aqui eu já tenho essa biblioteca instalada,<text:s/></text:p>
      <text:soft-page-break/>
      <text:p text:style-name="P3385">ele dá esse aviso de requerimentos já satisfeito.<text:s/></text:p>
      <text:p text:style-name="P3386">Para essa demonstração, nós também vamos usar o pandas.<text:s/></text:p>
      <text:p text:style-name="P3387">Então eu já vou importar o pandas e importar também o cufflinks.<text:s/></text:p>
      <text:p text:style-name="P3388">O cufflinks se responsabiliza por dar mais poderes ao pandas,<text:s/></text:p>
      <text:p text:style-name="P3389">permitido, assim, que a gente possa fazer<text:s/></text:p>
      <text:p text:style-name="P3390">gráficos a partir do pandas direto no plotly.<text:s/></text:p>
      <text:p text:style-name="P3391">Eu também vou importar as ferramentas do plotly<text:s/></text:p>
      <text:p text:style-name="P3392">para poder fazer a configuração do meu<text:s/></text:p>
      <text:p text:style-name="P3393">usuário e da minha chave de API.<text:s/></text:p>
      <text:p text:style-name="P3394">E agora, de volta na página do plotly,<text:s/></text:p>
      <text:p text:style-name="P3395">eu vou te mostrar como gerar a sua chave de API.<text:s/></text:p>
      <text:p text:style-name="P3396">Você vai clicar aqui no seu nome, e depois em settings,<text:s/></text:p>
      <text:p text:style-name="P3397">e, por fim, no menu esquerdo, você vai clicar em API keys.<text:s/></text:p>
      <text:p text:style-name="P3398">Se você descer na página, você vai ver o campo da API.<text:s/></text:p>
      <text:p text:style-name="P3399">Como eu já tenho uma chave de API gerada,<text:s/></text:p>
      <text:p text:style-name="P3400">eu não vou gerar uma nova.<text:s/></text:p>
      <text:p text:style-name="P3401">O que você vai fazer é clicar em gerar chave de API e copiar<text:s/></text:p>
      <text:p text:style-name="P3402">o valor que vai aparecer na tela.<text:s/></text:p>
      <text:p text:style-name="P3403">Agora, de volta aos meus notebooks,<text:s/></text:p>
      <text:p text:style-name="P3404">eu vou usar o tls para configurar as minhas credenciais.<text:s/></text:p>
      <text:p text:style-name="P3405">Aqui, vale ressaltar que a chave de API é secreta e você não deve<text:s/></text:p>
      <text:p text:style-name="P3406">compartilha-la com ninguém.<text:s/></text:p>
      <text:p text:style-name="P3407">A chave que você está vendo agora,<text:s/></text:p>
      <text:p text:style-name="P3408">você não vai conseguir usar, porque eu vou trocar a minha chave<text:s/></text:p>
      <text:p text:style-name="P3409">depois de acabar esse curso.<text:s/></text:p>
      <text:p text:style-name="P3410">Então, não se esqueça de criar a sua conta e gerar<text:s/></text:p>
      <text:p text:style-name="P3411">sua própria chave para poder gerar os seus gráficos.<text:s/></text:p>
      <text:p text:style-name="P3412">Além disso, para mostrar como fazer um gráfico<text:s/></text:p>
      <text:p text:style-name="P3413">a partir do nosso data frame, eu vou usar o nosso dataset<text:s/></text:p>
      <text:p text:style-name="P3414">de Carros mais uma vez. Então, para facilitar, eu vou copiar o código que<text:s/></text:p>
      <text:p text:style-name="P3415">faz a leitura desses dados das minhas anotações,<text:s/></text:p>
      <text:p text:style-name="P3416">e vou colar esse código aqui.<text:s/></text:p>
      <text:p text:style-name="P3417">Pronto! Agora você já tem tudo configurado para fazer<text:s/></text:p>
      <text:p text:style-name="P3418">o seu primeiro gráfico.<text:s/></text:p>
      <text:p text:style-name="P3419">Uma coisa que o plotly faz diferente das demais<text:s/></text:p>
      <text:p text:style-name="P3420">bibliotecas de visualização, é que nós montamos os detalhes<text:s/></text:p>
      <text:p text:style-name="P3421">do nosso gráfico num dicionário, que eu vou chamar de layout.<text:s/></text:p>
      <text:p text:style-name="P3422">Como chave, nós temos os nossos parâmetros,<text:s/></text:p>
      <text:p text:style-name="P3423">e como valor dessas chaves, nós temos os valores que<text:s/></text:p>
      <text:p text:style-name="P3424">nós queremos passar.<text:s/></text:p>
      <text:p text:style-name="P3425">Então, a primeira chave que eu vou mandar vai ser o título e o valor<text:s/></text:p>
      <text:p text:style-name="P3426">vai ser gráfico de um data frame.<text:s/></text:p>
      <text:p text:style-name="P3427">Eu também vou passar a chave xaxis,<text:s/></text:p>
      <text:p text:style-name="P3428">onde eu posso configurar as informações do eixo x;<text:s/></text:p>
      <text:p text:style-name="P3429">e agora, yaxis, onde eu vou<text:s/></text:p>
      <text:p text:style-name="P3430">configurar as informações<text:s/></text:p>
      <text:p text:style-name="P3431">do eixo Y.<text:s/></text:p>
      <text:p text:style-name="P3432">E agora, finalmente, nós vamos usar um método<text:s/></text:p>
      <text:p text:style-name="P3433">novo que é O iplot.<text:s/></text:p>
      <text:p text:style-name="P3434">Esse método está disponível a partir do meu data frame,<text:s/></text:p>
      <text:soft-page-break/>
      <text:p text:style-name="P3435">e as duas coisas muito importantes que nós vamos fazer agora é usar<text:s/></text:p>
      <text:p text:style-name="P3436">o parâmetro filename para dar um nome para o meu gráfico,<text:s/></text:p>
      <text:p text:style-name="P3437">assim eu vou conseguir identificar ele lá no site.<text:s/></text:p>
      <text:p text:style-name="P3438">Eu também recomendo que você evite usar espaços no nome do gráfico<text:s/></text:p>
      <text:p text:style-name="P3439">para evitar maiores problemas, e o layout que eu vou passar<text:s/></text:p>
      <text:p text:style-name="P3440">o meu dicionário de informações.<text:s/></text:p>
      <text:p text:style-name="P3441">E agora nós conseguimos ver o nosso gráfico!<text:s/></text:p>
      <text:p text:style-name="P3442">Ficou muito legal, né?<text:s/></text:p>
      <text:p text:style-name="P3443">Por fim, só para você conferir, eu também consigo usar o mouse<text:s/></text:p>
      <text:p text:style-name="P3444">em cima desse gráfico que foi gerado com o plotly ali<text:s/></text:p>
      <text:p text:style-name="P3445">para ver as informações.<text:s/></text:p>
      <text:p text:style-name="P3446">Na próxima aula você vai ver como usar o plotly para gerar<text:s/></text:p>
      <text:p text:style-name="P3447">gráficos estatísticos.<text:s/></text:p>
      <text:p text:style-name="Normal"/>
      <text:p text:style-name="Normal"/>
      <text:h text:style-name="P3448" text:outline-level="3">Histogramas, box plots e scatter plots com Plotly<text:s/></text:h>
      <text:p text:style-name="P3449">Quando você selecionar uma linha na transcrição, será direcionado à seção equivalente no vídeo<text:s/></text:p>
      <text:p text:style-name="P3450">E, para finalizar o nosso curso, eu quero te mostrar<text:s/></text:p>
      <text:p text:style-name="P3451">como reproduzir os histogramas dos box plots e os scatter<text:s/></text:p>
      <text:p text:style-name="P3452">plots usando o Plotly.<text:s/></text:p>
      <text:p text:style-name="P3453">Eu já importei as nossas bibliotecas,<text:s/></text:p>
      <text:p text:style-name="P3454">já configurei as credenciais, e já fiz a leitura<text:s/></text:p>
      <text:p text:style-name="P3455">dos meus dados. Então, vamos começar pelos histogramas.<text:s/></text:p>
      <text:p text:style-name="P3456">Primeiro mostrando o histograma de uma variável só,<text:s/></text:p>
      <text:p text:style-name="P3457">para isso nós vamos usar o método "iplot" e o parâmetro "kind",<text:s/></text:p>
      <text:p text:style-name="P3458">é esse parâmetro que vai definir que nós queremos um histograma.<text:s/></text:p>
      <text:p text:style-name="P3459">E não esquecer de passar um nome de arquivo<text:s/></text:p>
      <text:p text:style-name="P3460">no parâmetro "filename".<text:s/></text:p>
      <text:p text:style-name="P3461">Mais uma vez eu consigo passar o mouse por cima e ver<text:s/></text:p>
      <text:p text:style-name="P3462">as informações do meu gráfico.<text:s/></text:p>
      <text:p text:style-name="P3463">Agora vamos ver como ficaria um histograma com mais<text:s/></text:p>
      <text:p text:style-name="P3464">de uma variável.<text:s/></text:p>
      <text:p text:style-name="P3465">Então eu estou escolhendo as colunas,<text:s/></text:p>
      <text:p text:style-name="P3466">e colocando os nomes das colunas numa lista,<text:s/></text:p>
      <text:p text:style-name="P3467">e filtrando o meu dataset Carros com essas colunas que eu quero.<text:s/></text:p>
      <text:p text:style-name="P3468">Uma coisa muito importante é colocar todos os meus<text:s/></text:p>
      <text:p text:style-name="P3469">dados em escala. Assim, quando gerarmos o gráfico, vamos conseguir ver todos<text:s/></text:p>
      <text:p text:style-name="P3470">os histogramas no mesmo plano.<text:s/></text:p>
      <text:p text:style-name="P3471">Depois de colocar os meus dados em escala,<text:s/></text:p>
      <text:p text:style-name="P3472">eu vou criar um DataFrame com o resultado para que eu possa usar<text:s/></text:p>
      <text:p text:style-name="P3473">o método iplot a partir dele.<text:s/></text:p>
      <text:p text:style-name="P3474">Mais uma vez usando parâmetro kind e dando um filename.<text:s/></text:p>
      <text:p text:style-name="P3475">O que o plotly faz, é gerar um histograma de cada<text:s/></text:p>
      <text:p text:style-name="P3476">uma das variáveis e sobrepor eles.<text:s/></text:p>
      <text:p text:style-name="P3477">Agora, você pode achar aqui desse jeito fica ruim de visualizar,<text:s/></text:p>
      <text:p text:style-name="P3478">então vamos brincar um pouquinho com a forma do nosso histograma<text:s/></text:p>
      <text:soft-page-break/>
      <text:p text:style-name="P3479">usando o subplots.<text:s/></text:p>
      <text:p text:style-name="P3480">No caso do plotly, o subplot é um argumento que<text:s/></text:p>
      <text:p text:style-name="P3481">eu vou passar na hora que eu chamo a minha função iplot,<text:s/></text:p>
      <text:p text:style-name="P3482">assim como kind.<text:s/></text:p>
      <text:p text:style-name="P3483">Dessa forma, o plotly separa cada um dos meus programas<text:s/></text:p>
      <text:p text:style-name="P3484">e coloca eles no mesmo gráfico.<text:s/></text:p>
      <text:p text:style-name="P3485">Mas vamos supor que você não gostou do formato que<text:s/></text:p>
      <text:p text:style-name="P3486">ficou o gráfico resultante.<text:s/></text:p>
      <text:p text:style-name="P3487">Então você pode brincar com o shape do seu gráfico.<text:s/></text:p>
      <text:p text:style-name="P3488">Usando o parâmetro "shape" e passando para ele<text:s/></text:p>
      <text:p text:style-name="P3489">uma dupla contendo 3 e 1, isso quer dizer que eu vou<text:s/></text:p>
      <text:p text:style-name="P3490">passar a ter três linhas e uma coluna no meu gráfico,<text:s/></text:p>
      <text:p text:style-name="P3491">muito parecido com o formato que o subplot da matplotlib usa<text:s/></text:p>
      <text:p text:style-name="P3492">para formatar os seus gráficos.<text:s/></text:p>
      <text:p text:style-name="P3493">Agora vamos supor que esse formato não é o ideal,<text:s/></text:p>
      <text:p text:style-name="P3494">você quer os seus gráficos um do lado do outro,<text:s/></text:p>
      <text:p text:style-name="P3495">não um em cima do outro.<text:s/></text:p>
      <text:p text:style-name="P3496">Então vamos inverter o formato do shape.<text:s/></text:p>
      <text:p text:style-name="P3497">Eu vou copiar o código dessa célula,<text:s/></text:p>
      <text:p text:style-name="P3498">porque vai ser praticamente igual,<text:s/></text:p>
      <text:p text:style-name="P3499">e alterar o meu shape, ao invés de 3 e 1 eu vou usar<text:s/></text:p>
      <text:p text:style-name="P3500">uma linha e três colunas, e eu vou renomear<text:s/></text:p>
      <text:p text:style-name="P3501">o arquivo para 2.<text:s/></text:p>
      <text:p text:style-name="P3502">Perfeito.<text:s/></text:p>
      <text:p text:style-name="P3503">Agora vamos passar para os Boxplots.<text:s/></text:p>
      <text:p text:style-name="P3504">Não tem mistério, mais uma vez vamos<text:s/></text:p>
      <text:p text:style-name="P3505">usar o método iplot, e dessa vez o parâmetro kind<text:s/></text:p>
      <text:p text:style-name="P3506">vai receber o valor de box.<text:s/></text:p>
      <text:p text:style-name="P3507">E sem esquecer do filename.<text:s/></text:p>
      <text:p text:style-name="P3508">Conseguimos um boxplot muito parecido com o do Seaborn,<text:s/></text:p>
      <text:p text:style-name="P3509">com o detalhe que nós agora conseguimos<text:s/></text:p>
      <text:p text:style-name="P3510">interagir com esse gráfico,<text:s/></text:p>
      <text:p text:style-name="P3511">tanto salvando a imagem, quanto passando o mouse por cima<text:s/></text:p>
      <text:p text:style-name="P3512">para ver outras informações.<text:s/></text:p>
      <text:p text:style-name="P3513">Por fim, eu quero te mostrar como fazer um Scatterplot.<text:s/></text:p>
      <text:p text:style-name="P3514">Pra isso eu vou usar a definição da minha figura e do meu layout,<text:s/></text:p>
      <text:p text:style-name="P3515">que eu vou copiar das minhas anotações,<text:s/></text:p>
      <text:p text:style-name="P3516">naquele mesmo formato de dicionário que nós<text:s/></text:p>
      <text:p text:style-name="P3517">vimos aula passada.<text:s/></text:p>
      <text:p text:style-name="P3518">Uma coisa muito importante que eu adicionei ao meu dicionário<text:s/></text:p>
      <text:p text:style-name="P3519">é a chave mode e o valor markers.<text:s/></text:p>
      <text:p text:style-name="P3520">O comportamento padrão do plotly é desenhar linhas<text:s/></text:p>
      <text:p text:style-name="P3521">entre os pontos no Scatterplot, então, como nós<text:s/></text:p>
      <text:p text:style-name="P3522">não queremos essas linhas, nós precisamos passar<text:s/></text:p>
      <text:p text:style-name="P3523">o mode igual a markers.<text:s/></text:p>
      <text:p text:style-name="P3524">Por fim, eu vou usar o método iplot,<text:s/></text:p>
      <text:p text:style-name="P3525">passar a minha fig, e, novamente, o filename,<text:s/></text:p>
      <text:p text:style-name="P3526">e aí está um Scatterplot.<text:s/></text:p>
      <text:p text:style-name="Normal"/>
      <text:p text:style-name="Normal"/>
      <text:h text:style-name="P3527" text:outline-level="3">Próximos passos<text:s/></text:h>
      <text:p text:style-name="P3528">Quando você selecionar uma linha na transcrição, será direcionado à seção equivalente no vídeo<text:s/></text:p>
      <text:p text:style-name="P3529">Parabéns! Você conseguiu!<text:s/></text:p>
      <text:p text:style-name="P3530">Agora você já tem os conhecimentos necessários para transformar<text:s/></text:p>
      <text:p text:style-name="P3531">dados em decisão. Você já sabe como usar Python e as bibliotecas mais conhecidas<text:s/></text:p>
      <text:p text:style-name="P3532">de ciência de dados para gerar informação que pode ser útil,<text:s/></text:p>
      <text:p text:style-name="P3533">tanto na sua vida, quanto no seu trabalho.<text:s/></text:p>
      <text:p text:style-name="P3534">Ainda existe um vasto mundo na ciência de dados<text:s/></text:p>
      <text:p text:style-name="P3535">que você pode explorar, e eu recomendo que você<text:s/></text:p>
      <text:p text:style-name="P3536">continue estudando.<text:s/></text:p>
      <text:p text:style-name="P3537">Aqui no Linkedin learning, você pode encontrar vários cursos<text:s/></text:p>
      <text:p text:style-name="P3538">para te ajudar nessa empreitada.<text:s/></text:p>
      <text:p text:style-name="P3539">Então não perca tempo em começar a explorar dados<text:s/></text:p>
      <text:p text:style-name="P3540">e esse mundo maravilhoso que você começou a descobrir.<text:s/></text:p>
      <text:p text:style-name="P3541">Se você quiser conversar sobre dados,<text:s/></text:p>
      <text:p text:style-name="P3542">você pode me encontrar aqui no Linkedin ou no Twitter.<text:s/></text:p>
      <text:p text:style-name="P3543">Eu vou adorar ouvir sobre a sua jornada!<text:s/></text:p>
      <text:p text:style-name="P3544">Então não hesite em falar um alô.<text:s/></text:p>
      <text:p text:style-name="P3545">Também sugiro que você acompanhe o meu podcast,<text:s/></text:p>
      <text:p text:style-name="P3546">o Pizza de Dados, para ficar por dentro das<text:s/></text:p>
      <text:p text:style-name="P3547">novidades no mundo de dados.<text:s/></text:p>
      <text:p text:style-name="P3548">E nos vemos em breve!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a11y-text" style:display-name="a11y-text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enilson Reis</meta:initial-creator>
    <dc:creator>Thenilson Reis</dc:creator>
    <meta:creation-date>2021-07-03T13:30:00Z</meta:creation-date>
    <dc:date>2021-07-03T13:50:00Z</dc:date>
    <meta:template xlink:href="Normal" xlink:type="simple"/>
    <meta:editing-cycles>1</meta:editing-cycles>
    <meta:editing-duration>PT1200S</meta:editing-duration>
    <meta:document-statistic meta:page-count="77" meta:paragraph-count="327" meta:word-count="25649" meta:character-count="163828" meta:row-count="1154" meta:non-whitespace-character-count="138506"/>
  </office:meta>
</office:document-meta>
</file>